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Lohit Devanagari1" svg:font-family="'Lohit Devanagari'"/>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21e992"/>
    </style:style>
    <style:style style:name="P3" style:family="paragraph" style:parent-style-name="Text_20_body">
      <style:text-properties fo:color="#000000" style:font-name="Georgia" fo:font-size="12pt" officeooo:paragraph-rsid="00267f45"/>
    </style:style>
    <style:style style:name="P4" style:family="paragraph" style:parent-style-name="Standard">
      <style:text-properties fo:color="#000000" style:font-name="Georgia" fo:font-size="12pt"/>
    </style:style>
    <style:style style:name="P5" style:family="paragraph" style:parent-style-name="Standard">
      <style:text-properties fo:color="#000000" style:font-name="Georgia" fo:font-size="12pt" officeooo:paragraph-rsid="00267f45"/>
    </style:style>
    <style:style style:name="P6" style:family="paragraph" style:parent-style-name="Standard">
      <style:text-properties fo:color="#000000" style:font-name="Verdana" fo:font-size="10pt" officeooo:paragraph-rsid="00267f45"/>
    </style:style>
    <style:style style:name="P7" style:family="paragraph" style:parent-style-name="Text_20_body">
      <style:paragraph-properties fo:margin-left="0in" fo:margin-right="0in" fo:margin-top="0.0417in" fo:margin-bottom="0in" loext:contextual-spacing="false" fo:text-align="start" style:justify-single-word="false" fo:text-indent="0in" style:auto-text-indent="false"/>
      <style:text-properties fo:color="#000000"/>
    </style:style>
    <style:style style:name="P8" style:family="paragraph" style:parent-style-name="Text_20_body">
      <style:paragraph-properties fo:margin-left="0in" fo:margin-right="0in" fo:margin-top="0.0417in" fo:margin-bottom="0in" loext:contextual-spacing="false" fo:text-align="start" style:justify-single-word="false" fo:text-indent="0in" style:auto-text-indent="false"/>
      <style:text-properties fo:color="#000000" style:font-name="Georgia" fo:font-size="10pt"/>
    </style:style>
    <style:style style:name="P9" style:family="paragraph" style:parent-style-name="Text_20_body">
      <style:paragraph-properties fo:margin-left="0in" fo:margin-right="0in" fo:margin-top="0.0417in" fo:margin-bottom="0in" loext:contextual-spacing="false" fo:text-align="start" style:justify-single-word="false" fo:text-indent="0in" style:auto-text-indent="false"/>
      <style:text-properties fo:color="#000000" style:font-name="Georgia" fo:font-size="10pt" fo:font-style="italic"/>
    </style:style>
    <style:style style:name="P10" style:family="paragraph" style:parent-style-name="Text_20_body">
      <style:paragraph-properties fo:margin-left="0in" fo:margin-right="0in" fo:margin-top="0.0417in" fo:margin-bottom="0in" loext:contextual-spacing="false" fo:text-align="start" style:justify-single-word="false" fo:text-indent="0in" style:auto-text-indent="false"/>
    </style:style>
    <style:style style:name="P11" style:family="paragraph" style:parent-style-name="Text_20_body">
      <style:paragraph-properties fo:margin-left="1.4in" fo:margin-right="0in" fo:margin-top="0.0417in" fo:margin-bottom="0in" loext:contextual-spacing="false" fo:text-align="start" style:justify-single-word="false" fo:text-indent="0in" style:auto-text-indent="false"/>
      <style:text-properties fo:color="#000000" style:font-name="Georgia" fo:font-size="12pt" fo:font-style="italic"/>
    </style:style>
    <style:style style:name="P12" style:family="paragraph" style:parent-style-name="Text_20_body">
      <style:paragraph-properties fo:margin-left="1.2in" fo:margin-right="0in" fo:margin-top="0.0417in" fo:margin-bottom="0in" loext:contextual-spacing="false" fo:text-align="start" style:justify-single-word="false" fo:text-indent="0in" style:auto-text-indent="false"/>
      <style:text-properties fo:color="#000000" style:font-name="Georgia" fo:font-size="12pt"/>
    </style:style>
    <style:style style:name="T1" style:family="text">
      <style:text-properties fo:font-style="italic"/>
    </style:style>
    <style:style style:name="T2" style:family="text">
      <style:text-properties fo:font-variant="small-caps"/>
    </style:style>
    <style:style style:name="T3" style:family="text">
      <style:text-properties fo:font-variant="small-caps" style:font-name="Georgia" fo:font-size="12pt"/>
    </style:style>
    <style:style style:name="T4" style:family="text">
      <style:text-properties style:font-name="Georgia" fo:font-size="12pt"/>
    </style:style>
    <style:style style:name="T5" style:family="text">
      <style:text-properties style:font-name="Georgia" fo:font-size="12pt" fo:font-style="italic"/>
    </style:style>
    <style:style style:name="T6" style:family="text">
      <style:text-properties fo:color="#000000"/>
    </style:style>
    <style:style style:name="T7" style:family="text">
      <style:text-properties fo:color="#000000" style:font-name="Georgia" fo:font-size="12pt"/>
    </style:style>
    <style:style style:name="T8" style:family="text">
      <style:text-properties fo:color="#000000" style:font-name="Georgia" fo:font-size="12pt" fo:font-style="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p text:style-name="P2">Hubo un tiempo en que yo pensaba mucho en los axolotl. Iba a verlos al acuario del Jardín des Plantes y me quedaba horas mirándolos, observando su inmovilidad, sus oscuros movimientos. Ahora soy un axolotl.</text:p>
      <text:p text:style-name="Text_20_body">El azar me llevó hasta ellos una mañana de primavera en que París abría su cola de pavo real después de la lenta invernada. Bajé por el bulevar de Port Royal, tomé St. Marcel y L’Hôpital, vi los verdes entre tanto gris y me acordé de los leones. Era amigo de los leones y las panteras, pero nunca había entrado en el húmedo y oscuro edificio de los acuarios. Dejé mi bicicleta contra las rejas y fui a ver los tulipanes. Los leones estaban feos y tristes y mi pantera dormía. Opté por los acuarios, soslayé peces vulgares hasta dar inesperadamente con los axolotl. Me quedé una hora mirándolos, y salí incapaz de otra cosa.</text:p>
      <text:p text:style-name="Text_20_body">En la biblioteca Saint-Geneviève consulté un diccionario y supe que los axolotl son formas larvales, provistas de branquias, de una especie de batracios del género amblistoma. Que eran mexicanos lo sabía ya por ellos mismos, por sus pequeños rostros rosados aztecas y el cartel en lo alto del acuario. Leí que se han encontrado ejemplares en África capaces de vivir en tierra durante los períodos de sequía, y que continúan su vida en el agua al llegar la estación de las lluvias. Encontré su nombre español, ajolote, la mención de que son comestibles y que su aceite se usaba (se diría que no se usa más) como el de hígado de bacalao.</text:p>
      <text:p text:style-name="Text_20_body">No quise consultar obras especializadas, pero volví al día siguiente al Jardin des Plantes. Empecé a ir todas las mañanas, a veces de mañana y de tarde. El guardián de los acuarios sonreía perplejo al recibir el billete. Me apoyaba en la barra de hierro que bordea los acuarios y me ponía a mirarlos. No hay nada de extraño en esto porque desde un primer momento comprendí que estábamos vinculados, que algo infinitamente perdido y distante seguía sin embargo uniéndonos. Me había bastado detenerme aquella primera mañana ante el cristal donde unas burbujas corrían en el agua. Los axolotl se amontonaban en el mezquino y angosto (sólo yo puedo saber cuán angosto y mezquino) piso de piedra y musgo del acuario. Había nueve ejemplares y la mayoría apoyaba la cabeza contra el cristal, mirando con sus ojos de oro a los que se acercaban. Turbado, casi avergonzado, sentí como una impudicia asomarme a esas figuras silenciosas e inmóviles aglomeradas en el fondo del acuario. Aislé mentalmente una situada a la derecha y algo separada de las otras para estudiarla mejor. Vi un cuerpecito rosado y como translúcido (pensé en las estatuillas chinas de cristal lechoso), semejante a un pequeño lagarto de quince centímetros, terminado en una cola de pez de una delicadeza extraordinaria, la parte más sensible de nuestro cuerpo. Por el lomo le corría una aleta transparente que se fusionaba con la cola, pero lo que me obsesionó fueron las patas, de una finura sutilísima, acabadas en menudos dedos, en uñas minuciosamente humanas. Y entonces descubrí sus ojos, su cara, dos orificios como cabezas de alfiler, enteramente de un oro transparente carentes de toda vida pero mirando, dejándose penetrar por mi mirada que parecía pasar a través del punto áureo y perderse en un diáfano misterio interior. Un delgadísimo halo negro rodeaba el ojo y los inscribía en la carne rosa, en la piedra rosa de la cabeza vagamente triangular pero con lados curvos e irregulares, que le daban una total semejanza con una <text:soft-page-break/>estatuilla corroída por el tiempo. La boca estaba disimulada por el plano triangular de la cara, sólo de perfil se adivinaba su tamaño considerable; de frente una fina hendedura rasgaba apenas la piedra sin vida. A ambos lados de la cabeza, donde hubieran debido estar las orejas, le crecían tres ramitas rojas como de coral, una excrescencia vegetal, las branquias supongo. Y era lo único vivo en él, cada diez o quince segundos las ramitas se enderezaban rígidamente y volvían a bajarse. A veces una pata se movía apenas, yo veía los diminutos dedos posándose con suavidad en el musgo. Es que no nos gusta movernos mucho, y el acuario es tan mezquino; apenas avanzamos un poco nos damos con la cola o la cabeza de otro de nosotros; surgen dificultades, peleas, fatiga. El tiempo se siente menos si nos estamos quietos.</text:p>
      <text:p text:style-name="Text_20_body">Fue su quietud la que me hizo inclinarme fascinado la primera vez que vi a los axolotl. Oscuramente me pareció comprender su voluntad secreta, abolir el espacio y el tiempo con una inmovilidad indiferente. Después supe mejor, la contracción de las branquias, el tanteo de las finas patas en las piedras, la repentina natación (algunos de ellos nadan con la simple ondulación del cuerpo) me probó que eran capaz de evadirse de ese sopor mineral en el que pasaban horas enteras. Sus ojos sobre todo me obsesionaban. Al lado de ellos en los restantes acuarios, diversos peces me mostraban la simple estupidez de sus hermosos ojos semejantes a los nuestros. Los ojos de los axolotl me decían de la presencia de una vida diferente, de otra manera de mirar. Pegando mi cara al vidrio (a veces el guardián tosía inquieto) buscaba ver mejor los diminutos puntos áureos, esa entrada al mundo infinitamente lento y remoto de las criaturas rosadas. Era inútil golpear con el dedo en el cristal, delante de sus caras no se advertía la menor reacción. Los ojos de oro seguían ardiendo con su dulce, terrible luz; seguían mirándome desde una profundidad insondable que me daba vértigo.</text:p>
      <text:p text:style-name="Text_20_body">Y sin embargo estaban cerca. Lo supe antes de esto, antes de ser un axolotl. Lo supe el día en que me acerqué a ellos por primera vez. Los rasgos antropomórficos de un mono revelan, al revés de lo que cree la mayoría, la distancia que va de ellos a nosotros. La absoluta falta de semejanza de los axolotl con el ser humano me probó que mi reconocimiento era válido, que no me apoyaba en analogías fáciles. Sólo las manecitas… Pero una lagartija tiene también manos así, y en nada se nos parece. Yo creo que era la cabeza de los axolotl, esa forma triangular rosada con los ojitos de oro. Eso miraba y sabía. Eso reclamaba. No eran <text:span text:style-name="T1">animales</text:span>.</text:p>
      <text:p text:style-name="Text_20_body">Parecía fácil, casi obvio, caer en la mitología. Empecé viendo en los axolotl una metamorfosis que no conseguía anular una misteriosa humanidad. Los imaginé conscientes, esclavos de su cuerpo, infinitamente condenados a un silencio abisal, a una reflexión desesperada. Su mirada ciega, el diminuto disco de oro inexpresivo y sin embargo terriblemente lúcido, me penetraba como un mensaje: «Sálvanos, sálvanos». Me sorprendía musitando palabras de consuelo, transmitiendo pueriles esperanzas. Ellos seguían mirándome inmóviles; de pronto las ramillas rosadas de las branquias se enderezaban. En ese instante yo sentía como un dolor sordo; tal vez me veían, captaban mi esfuerzo por penetrar en lo impenetrable de sus vidas. No eran seres humanos, pero en ningún animal había encontrado una relación tan profunda conmigo. Los axolotl eran como testigos de algo, y a veces como horribles jueces. Me sentía innoble frente a ellos, había una pureza tan espantosa en esos ojos <text:soft-page-break/>transparentes. Eran larvas, pero larva quiere decir máscara y también fantasma. Detrás de esas caras aztecas inexpresivas y sin embargo de una crueldad implacable, ¿qué imagen esperaba su hora?</text:p>
      <text:p text:style-name="Text_20_body">Les temía. Creo que de no haber sentido la proximidad de otros visitantes y del guardián, no me hubiese atrevido a quedarme solo con ellos. «Usted se los come con los ojos», me decía riendo el guardián, que debía suponerme un poco desequilibrado. No se daba cuenta de que eran ellos los que me devoraban lentamente por los ojos en un canibalismo de oro. Lejos del acuario no hacía mas que pensar en ellos, era como si me influyeran a distancia. Llegué a ir todos los días, y de noche los imaginaba inmóviles en la oscuridad, adelantando lentamente una mano que de pronto encontraba la de otro. Acaso sus ojos veían en plena noche, y el día continuaba para ellos indefinidamente. Los ojos de los axolotl no tienen párpados.</text:p>
      <text:p text:style-name="Text_20_body">Ahora sé que no hubo nada de extraño, que eso tenía que ocurrir. Cada mañana al inclinarme sobre el acuario el reconocimiento era mayor. Sufrían, cada fibra de mi cuerpo alcanzaba ese sufrimiento amordazado, esa tortura rígida en el fondo del agua. Espiaban algo, un remoto señorío aniquilado, un tiempo de libertad en que el mundo había sido de los axolotl. No era posible que una expresión tan terrible que alcanzaba a vencer la inexpresividad forzada de sus rostros de piedra, no portara un mensaje de dolor, la prueba de esa condena eterna, de ese infierno líquido que padecían. Inútilmente quería probarme que mi propia sensibilidad proyectaba en los axolotl una conciencia inexistente. Ellos y yo sabíamos. Por eso no hubo nada de extraño en lo que ocurrió. Mi cara estaba pegada al vidrio del acuario, mis ojos trataban una vez mas de penetrar el misterio de esos ojos de oro sin iris y sin pupila. Veía de muy cerca la cara de una axolotl inmóvil junto al vidrio. Sin transición, sin sorpresa, vi mi cara contra el vidrio, en vez del axolotl vi mi cara contra el vidrio, la vi fuera del acuario, la vi del otro lado del vidrio. Entonces mi cara se apartó y yo comprendí.</text:p>
      <text:p text:style-name="Text_20_body">Sólo una cosa era extraña: seguir pensando como antes, saber. Darme cuenta de eso fue en el primer momento como el horror del enterrado vivo que despierta a su destino. Afuera mi cara volvía a acercarse al vidrio, veía mi boca de labios apretados por el esfuerzo de comprender a los axolotl. Yo era un axolotl y sabía ahora instantáneamente que ninguna comprensión era posible. Él estaba fuera del acuario, su pensamiento era un pensamiento fuera del acuario. Conociéndolo, siendo él mismo, yo era un axolotl y estaba en mi mundo. El horror venía -lo supe en el mismo momento- de creerme prisionero en un cuerpo de axolotl, transmigrado a él con mi pensamiento de hombre, enterrado vivo en un axolotl, condenado a moverme lúcidamente entre criaturas insensibles. Pero aquello cesó cuando una pata vino a rozarme la cara, cuando moviéndome apenas a un lado vi a un axolotl junto a mí que me miraba, y supe que también él sabía, sin comunicación posible pero tan claramente. O yo estaba también en él, o todos nosotros pensábamos como un hombre, incapaces de expresión, limitados al resplandor dorado de nuestros ojos que miraban la cara del hombre pegada al acuario.</text:p>
      <text:p text:style-name="Text_20_body">Él volvió muchas veces, pero viene menos ahora. Pasa semanas sin asomarse. Ayer lo vi, me miró largo rato y se fue bruscamente. Me pareció que no se interesaba tanto por nosotros, que obedecía a una costumbre. Como lo único que hago es pensar, pude pensar mucho en él. Se me ocurre que al principio continuamos comunicados, que él se sentía más que nunca unido al misterio que lo obsesionaba. Pero los puentes están cortados entre él y yo porque lo que era su obsesión es ahora un axolotl, ajeno a su <text:soft-page-break/>vida de hombre. Creo que al principio yo era capaz de volver en cierto modo a él -ah, sólo en cierto modo-, y mantener alerta su deseo de conocernos mejor. Ahora soy definitivamente un axolotl, y si pienso como un hombre es sólo porque todo axolotl piensa como un hombre dentro de su imagen de piedra rosa. Me parece que de todo esto alcancé a comunicarle algo en los primeros días, cuando yo era todavía él. Y en esta soledad final, a la que él ya no vuelve, me consuela pensar que acaso va a escribir sobre nosotros, creyendo imaginar un cuento va a escribir todo esto sobre los axolotl.</text:p>
      <text:p text:style-name="Standard">%%</text:p>
      <text:p text:style-name="Standard"/>
      <text:p text:style-name="Text_20_body">-¡Diles que no me maten, Justino! Anda, vete a decirles eso. Que por caridad. Así diles. Diles que lo hagan por caridad. </text:p>
      <text:p text:style-name="Text_20_body">-No puedo. Hay allí un sargento que no quiere oír hablar nada de ti. </text:p>
      <text:p text:style-name="Text_20_body">-Haz que te oiga. Date tus mañas y dile que para sustos ya ha estado bueno. Dile que lo haga por caridad de Dios. </text:p>
      <text:p text:style-name="Text_20_body">-No se trata de sustos. Parece que te van a matar de a de veras. Y yo ya no quiero volver allá.</text:p>
      <text:p text:style-name="Text_20_body">-Anda otra vez. Solamente otra vez, a ver qué consigues. </text:p>
      <text:p text:style-name="Text_20_body">-No. No tengo ganas de eso, yo soy tu hijo. Y si voy mucho con ellos, acabarán por saber quién soy y les dará por afusilarme a mí también. Es mejor dejar las cosas de este tamaño.</text:p>
      <text:p text:style-name="Text_20_body">-Anda, Justino. Diles que tengan tantita lástima de mí. Nomás eso diles.</text:p>
      <text:p text:style-name="Text_20_body">Justino apretó los dientes y movió la cabeza diciendo: </text:p>
      <text:p text:style-name="Text_20_body">-No. </text:p>
      <text:p text:style-name="Text_20_body">Y siguió sacudiendo la cabeza durante mucho rato.</text:p>
      <text:p text:style-name="Text_20_body">Justino se levantó de la pila de piedras en que estaba sentado y caminó hasta la puerta del corral. Luego se dio vuelta para decir:</text:p>
      <text:p text:style-name="Text_20_body">-Voy, pues. Pero si de perdida me afusilan a mí también, ¿quién cuidará de mi mujer y de los hijos? </text:p>
      <text:p text:style-name="Text_20_body">-La Providencia, Justino. Ella se encargará de ellos. Ocúpate de ir allá y ver qué cosas haces por mí. Eso es lo que urge. </text:p>
      <text:p text:style-name="Text_20_body">Lo habían traído de madrugada. Y ahora era ya entrada la mañana y él seguía todavía allí, amarrado a un horcón, esperando. No se podía estar quieto. Había hecho el intento de dormir un rato para apaciguarse, pero el sueño se le había ido. También se le había ido el hambre. No tenía ganas de nada. Sólo de vivir. Ahora que sabía bien a bien que lo iban a matar, le habían entrado unas ganas tan grandes de vivir como sólo las puede sentir un recién resucitado. Quién le iba a decir que volvería aquel asunto tan viejo, tan rancio, tan enterrado como creía que estaba. Aquel asunto de cuando tuvo que matar a don Lupe. No nada más por nomás, como quisieron hacerle ver los de Alima, sino porque tuvo sus razones. Él se acordaba: </text:p>
      <text:p text:style-name="P1"><text:soft-page-break/>Don Lupe Terreros, el dueño de la Puerta de Piedra, por más señas su compadre. Al que él, Juvencio Nava, tuvo que matar por eso; por ser el dueño de la Puerta de Piedra y que, siendo también su compadre, le negó el pasto para sus animales. </text:p>
      <text:p text:style-name="P1">Primero se aguantó por puro compromiso. Pero después, cuando la sequía, en que vio cómo se le morían uno tras otro sus animales hostigados por el hambre y que su compadre don Lupe seguía negándole la yerba de sus potreros, entonces fue cuando se puso a romper la cerca y a arrear la bola de animales flacos hasta las paraneras para que se hartaran de comer. Y eso no le había gustado a don Lupe, que mandó tapar otra vez la cerca para que él, Juvencio Nava, le volviera a abrir otra vez el agujero. Así, de día se tapaba el agujero y de noche se volvía a abrir, mientras el ganado estaba allí, siempre pegado a la cerca, siempre esperando; aquel ganado suyo que antes nomás se vivía oliendo el pasto sin poder probarlo.</text:p>
      <text:p text:style-name="Text_20_body">Y él y don Lupe alegaban y volvían a alegar sin llegar a ponerse de acuerdo. Hasta que una vez don Lupe le dijo: </text:p>
      <text:p text:style-name="Text_20_body">-Mira, Juvencio, otro animal más que metas al potrero y te lo mato.</text:p>
      <text:p text:style-name="Text_20_body">Y él contestó: </text:p>
      <text:p text:style-name="Text_20_body">-Mire, don Lupe, yo no tengo la culpa de que los animales busquen su acomodo. Ellos son inocentes. Ahí se lo haiga si me los mata. </text:p>
      <text:p text:style-name="Text_20_body">“Y me mató un novillo. </text:p>
      <text:p text:style-name="Text_20_body">“Esto pasó hace treinta y cinco años, por marzo, porque ya en abril andaba yo en el monte, corriendo del exhorto. No me valieron ni las diez vacas que le di al juez, ni el embargo de mi casa para pagarle la salida de la cárcel. Todavía después, se pagaron con lo que quedaba nomás por no perseguirme, aunque de todos modos me perseguían. Por eso me vine a vivir junto con mi hijo a este otro terrenito que yo tenía y que se nombra Palo de Venado. Y mi hijo creció y se casó con la nuera Ignacia y tuvo ya ocho hijos. Así que la cosa ya va para viejo, y según eso debería estar olvidada. Pero, según eso, no lo está.</text:p>
      <text:p text:style-name="Text_20_body">“Yo entonces calculé que con unos cien pesos quedaba arreglado todo. El difunto don Lupe era solo, solamente con su mujer y los dos muchachitos todavía de a gatas. Y la viuda pronto murió también dizque de pena. Y a los muchachitos se los llevaron lejos, donde unos parientes. Así que, por parte de ellos, no había que tener miedo.</text:p>
      <text:p text:style-name="Text_20_body">“Pero los demás se atuvieron a que yo andaba exhortado y enjuiciado para asustarme y seguir robándome. Cada vez que llegaba alguien al pueblo me avisaban: </text:p>
      <text:p text:style-name="Text_20_body">“-Por ahí andan unos fureños, Juvencio. </text:p>
      <text:p text:style-name="Text_20_body">“Y yo echaba pal monte, entreverándome entre los madroños y pasándome los días comiendo verdolagas. A veces tenía que salir a la media noche, como si me fueran correteando los perros. Eso duró toda la vida . No fue un año ni dos. Fue toda la vida.”</text:p>
      <text:p text:style-name="Text_20_body"><text:soft-page-break/>Y ahora habían ido por él, cuando no esperaba ya a nadie, confiado en el olvido en que lo tenía la gente; creyendo que al menos sus últimos días los pasaría tranquilos. “Al menos esto -pensó- conseguiré con estar viejo. Me dejarán en paz”.</text:p>
      <text:p text:style-name="Text_20_body">Se había dado a esta esperanza por entero. Por eso era que le costaba trabajo imaginar morir así, de repente, a estas alturas de su vida, después de tanto pelear para librarse de la muerte; de haberse pasado su mejor tiempo tirando de un lado para otro arrastrado por los sobresaltos y cuando su cuerpo había acabado por ser un puro pellejo correoso curtido por los malos días en que tuvo que andar escondiéndose de todos. </text:p>
      <text:p text:style-name="Text_20_body">Por si acaso, ¿no había dejado hasta que se le fuera su mujer? Aquel día en que amaneció con la nueva de que su mujer se le había ido, ni siquiera le pasó por la cabeza la intención de salir a buscarla. Dejó que se fuera sin indagar para nada ni con quién ni para dónde, con tal de no bajar al pueblo. Dejó que se le fuera como se le había ido todo lo demás, sin meter las manos. Ya lo único que le quedaba para cuidar era la vida, y ésta la conservaría a como diera lugar. No podía dejar que lo mataran. No podía. Mucho menos ahora.</text:p>
      <text:p text:style-name="Text_20_body">Pero para eso lo habían traído de allá, de Palo de Venado. No necesitaron amarrarlo para que los siguiera. Él anduvo solo, únicamente maniatado por el miedo. Ellos se dieron cuenta de que no podía correr con aquel cuerpo viejo, con aquellas piernas flacas como sicuas secas, acalambradas por el miedo de morir. Porque a eso iba. A morir. Se lo dijeron.</text:p>
      <text:p text:style-name="Text_20_body">Desde entonces lo supo. Comenzó a sentir esa comezón en el estómago que le llegaba de pronto siempre que veía de cerca la muerte y que le sacaba el ansia por los ojos, y que le hinchaba la boca con aquellos buches de agua agria que tenía que tragarse sin querer. Y esa cosa que le hacía los pies pesados mientras su cabeza se le ablandaba y el corazón le pegaba con todas sus fuerzas en las costillas. No, no podía acostumbrarse a la idea de que lo mataran.</text:p>
      <text:p text:style-name="Text_20_body">Tenía que haber alguna esperanza. En algún lugar podría aún quedar alguna esperanza. Tal vez ellos se hubieran equivocado. Quizá buscaban a otro Juvencio Nava y no al Juvencio Nava que era él. </text:p>
      <text:p text:style-name="Text_20_body">Caminó entre aquellos hombres en silencio, con los brazos caídos. La madrugada era oscura, sin estrellas. El viento soplaba despacio, se llevaba la tierra seca y traía más, llena de ese olor como de orines que tiene el polvo de los caminos. </text:p>
      <text:p text:style-name="Text_20_body">Sus ojos, que se habían apenuscado con los años, venían viendo la tierra, aquí, debajo de sus pies, a pesar de la oscuridad. Allí en la tierra estaba toda su vida. Sesenta años de vivir sobre de ella, de encerrarla entre sus manos, de haberla probado como se prueba el sabor de la carne. Se vino largo rato desmenuzándola con los ojos, saboreando cada pedazo como si fuera el último, sabiendo casi que sería el último. </text:p>
      <text:p text:style-name="Text_20_body">Luego, como queriendo decir algo, miraba a los hombres que iban junto a él. Iba a decirles que lo soltaran, que lo dejaran que se fuera: “Yo no le he hecho daño a nadie, muchachos”, iba a decirles, pero se quedaba callado. “Más adelantito se los diré”, pensaba. Y sólo los veía. Podía hasta imaginar que <text:soft-page-break/>eran sus amigos; pero no quería hacerlo. No lo eran. No sabía quiénes eran. Los veía a su lado ladeándose y agachándose de vez en cuando para ver por dónde seguía el camino.</text:p>
      <text:p text:style-name="Text_20_body">Los había visto por primera vez al pardear de la tarde, en esa hora desteñida en que todo parece chamuscado. Habían atravesado los surcos pisando la milpa tierna. Y él había bajado a eso: a decirles que allí estaba comenzando a crecer la milpa. Pero ellos no se detuvieron. </text:p>
      <text:p text:style-name="Text_20_body">Los había visto con tiempo. Siempre tuvo la suerte de ver con tiempo todo. Pudo haberse escondido, caminar unas cuantas horas por el cerro mientras ellos se iban y después volver a bajar. Al fin y al cabo la milpa no se lograría de ningún modo. Ya era tiempo de que hubieran venido las aguas y las aguas no aparecían y la milpa comenzaba a marchitarse. No tardaría en estar seca del todo. </text:p>
      <text:p text:style-name="Text_20_body">Así que ni valía la pena de haber bajado; haberse metido entre aquellos hombres como en un agujero, para ya no volver a salir.</text:p>
      <text:p text:style-name="Text_20_body">Y ahora seguía junto a ellos, aguantándose las ganas de decirles que lo soltaran. No les veía la cara; sólo veía los bultos que se repegaban o se separaban de él. De manera que cuando se puso a hablar, no supo si lo habían oído. Dijo:</text:p>
      <text:p text:style-name="Text_20_body">-Yo nunca le he hecho daño a nadie -eso dijo. Pero nada cambió. Ninguno de los bultos pareció darse cuenta. Las caras no se volvieron a verlo. Siguieron igual, como si hubieran venido dormidos. </text:p>
      <text:p text:style-name="Text_20_body">Entonces pensó que no tenía nada más que decir, que tendría que buscar la esperanza en algún otro lado. Dejó caer otra vez los brazos y entró en las primeras casas del pueblo en medio de aquellos cuatro hombres oscurecidos por el color negro de la noche. </text:p>
      <text:p text:style-name="Text_20_body">-Mi coronel, aquí está el hombre.</text:p>
      <text:p text:style-name="Text_20_body">Se habían detenido delante del boquete de la puerta. Él, con el sombrero en la mano, por respeto, esperando ver salir a alguien. Pero sólo salió la voz:</text:p>
      <text:p text:style-name="Text_20_body">-¿Cuál hombre? -preguntaron. </text:p>
      <text:p text:style-name="Text_20_body">-El de Palo de Venado, mi coronel. El que usted nos mandó a traer. </text:p>
      <text:p text:style-name="Text_20_body">-Pregúntale que si ha vivido alguna vez en Alima -volvió a decir la voz de allá adentro. </text:p>
      <text:p text:style-name="Text_20_body">-¡Ey, tú! ¿Que si has habitado en Alima? -repitió la pregunta el sargento que estaba frente a él. </text:p>
      <text:p text:style-name="Text_20_body">-Sí. Dile al coronel que de allá mismo soy. Y que allí he vivido hasta hace poco. </text:p>
      <text:p text:style-name="Text_20_body">-Pregúntale que si conoció a Guadalupe Terreros.</text:p>
      <text:p text:style-name="Text_20_body">-Que dizque si conociste a Guadalupe Terreros. </text:p>
      <text:p text:style-name="Text_20_body">-¿A don Lupe? Sí. Dile que sí lo conocí. Ya murió.</text:p>
      <text:p text:style-name="Text_20_body">Entonces la voz de allá adentro cambió de tono: </text:p>
      <text:p text:style-name="Text_20_body">-Ya sé que murió -dijo-. Y siguió hablando como si platicara con alguien allá, al otro lado de la pared de carrizos: </text:p>
      <text:p text:style-name="Text_20_body"><text:soft-page-break/>-Guadalupe Terreros era mi padre. Cuando crecí y lo busqué me dijeron que estaba muerto. Es algo difícil crecer sabiendo que la cosa de donde podemos agarrarnos para enraizar está muerta. Con nosotros, eso pasó.</text:p>
      <text:p text:style-name="Text_20_body">“Luego supe que lo habían matado a machetazos, clavándole después una pica de buey en el estómago. Me contaron que duró más de dos días perdido y que, cuando lo encontraron tirado en un arroyo, todavía estaba agonizando y pidiendo el encargo de que le cuidaran a su familia. </text:p>
      <text:p text:style-name="Text_20_body">“Esto, con el tiempo, parece olvidarse. Uno trata de olvidarlo. Lo que no se olvida es llegar a saber que el que hizo aquello está aún vivo, alimentando su alma podrida con la ilusión de la vida eterna. No podría perdonar a ése, aunque no lo conozco; pero el hecho de que se haya puesto en el lugar donde yo sé que está, me da ánimos para acabar con él. No puedo perdonarle que siga viviendo. No debía haber nacido nunca”.</text:p>
      <text:p text:style-name="Text_20_body">Desde acá, desde fuera, se oyó bien claro cuando dijo. Después ordenó:</text:p>
      <text:p text:style-name="Text_20_body">-¡Llévenselo y amárrenlo un rato, para que padezca, y luego fusílenlo!</text:p>
      <text:p text:style-name="Text_20_body">-¡Mírame, coronel! -pidió él-. Ya no valgo nada. No tardaré en morirme solito, derrengado de viejo. ¡No me mates…! </text:p>
      <text:p text:style-name="Text_20_body">-¡Llévenselo! -volvió a decir la voz de adentro.</text:p>
      <text:p text:style-name="Text_20_body">-…Ya he pagado, coronel. He pagado muchas veces. Todo me lo quitaron. Me castigaron de muchos modos. Me he pasado cosa de cuarenta años escondido como un apestado, siempre con el pálpito de que en cualquier rato me matarían. No merezco morir así, coronel. Déjame que, al menos, el Señor me perdone. ¡No me mates! ¡Diles que no me maten!.</text:p>
      <text:p text:style-name="Text_20_body">Estaba allí, como si lo hubieran golpeado, sacudiendo su sombrero contra la tierra. Gritando.</text:p>
      <text:p text:style-name="Text_20_body">En seguida la voz de allá adentro dijo: </text:p>
      <text:p text:style-name="Text_20_body">-Amárrenlo y denle algo de beber hasta que se emborrache para que no le duelan los tiros.</text:p>
      <text:p text:style-name="Text_20_body">Ahora, por fin, se había apaciguado. Estaba allí arrinconado al pie del horcón. Había venido su hijo Justino y su hijo Justino se había ido y había vuelto y ahora otra vez venía.</text:p>
      <text:p text:style-name="Text_20_body">Lo echó encima del burro. Lo apretaló bien apretado al aparejo para que no se fuese a caer por el camino. Le metió su cabeza dentro de un costal para que no diera mala impresión. Y luego le hizo pelos al burro y se fueron, arrebiatados, de prisa, para llegar a Palo de Venado todavía con tiempo para arreglar el velorio del difunto. </text:p>
      <text:p text:style-name="Text_20_body">-Tu nuera y los nietos te extrañarán -iba diciéndole-. Te mirarán a la cara y creerán que no eres tú. Se les afigurará que te ha comido el coyote cuando te vean con esa cara tan llena de boquetes por tanto tiro de gracia como te dieron.</text:p>
      <text:p text:style-name="Standard"/>
      <text:p text:style-name="Standard"/>
      <text:p text:style-name="Standard"/>
      <text:p text:style-name="Standard"><text:soft-page-break/></text:p>
      <text:p text:style-name="Standard">%%%</text:p>
      <text:p text:style-name="Standard"/>
      <text:p text:style-name="Text_20_body">Con dos meses de anticipación, don Fernando Pasamano había preparado los pormenores de este magno suceso. En primer término, su residencia hubo de sufrir una transformación general. Como se trataba de un caserón antiguo, fue necesario echar abajo algunos muros, agrandar las ventanas, cambiar la madera de los pisos y pintar de nuevo todas las paredes.</text:p>
      <text:p text:style-name="Text_20_body">Esta reforma trajo consigo otras y (como esas personas que cuando se compran un par de zapatos juzgan que es necesario estrenarlos con calcetines nuevos y luego con una camisa nueva y luego con un terno nuevo y así sucesivamente hasta llegar al calzoncillo nuevo) don Fernando se vio obligado a renovar todo el mobiliario, desde las consolas del salón hasta el último banco de la repostería. Luego vinieron las alfombras, las lámparas, las cortinas y los cuadros para cubrir esas paredes que desde que estaban limpias parecían más grandes. Finalmente, como dentro del programa estaba previsto un concierto en el jardín, fue necesario construir un jardín. En quince días, una cuadrilla de jardineros japoneses edificaron, en lo que antes era una especie de huerta salvaje, un maravilloso jardín rococó donde había cipreses tallados, caminitos sin salida, una laguna de peces rojos, una gruta para las divinidades y un puente rústico de madera, que cruzaba sobre un torrente imaginario.</text:p>
      <text:p text:style-name="Text_20_body">Lo más grande, sin embargo, fue la confección del menú. Don Fernando y su mujer, como la mayoría de la gente proveniente del interior, sólo habían asistido en su vida a comilonas provinciales en las cuales se mezcla la chicha con el whisky y se termina devorando los cuyes con la mano. Por esta razón sus ideas acerca de lo que debía servirse en un banquete al presidente, eran confusas. La parentela, convocada a un consejo especial, no hizo sino aumentar el desconcierto. Al fin, don Fernando decidió hacer una encuesta en los principales hoteles y restaurantes de la ciudad y así pudo enterarse de que existían manjares presidenciales y vinos preciosos que fue necesario encargar por avión a las viñas del mediodía.</text:p>
      <text:p text:style-name="Text_20_body">Cuando todos estos detalles quedaron ultimados, don Fernando constató con cierta angustia que en ese banquete, al cual asistirían ciento cincuenta personas, cuarenta mozos de servicio, dos orquestas, un cuerpo de ballet y un operador de cine, había invertido toda su fortuna. Pero, al fin de cuentas, todo dispendio le parecía pequeño para los enormes beneficios que obtendría de esta recepción.</text:p>
      <text:p text:style-name="Text_20_body">-Con una embajada en Europa y un ferrocarril a mis tierras de la montaña rehacemos nuestra fortuna en menos de lo que canta un gallo (decía a su mujer). Yo no pido más. Soy un hombre modesto.</text:p>
      <text:p text:style-name="Text_20_body">-Falta saber si el presidente vendrá (replicaba su mujer).</text:p>
      <text:p text:style-name="Text_20_body">En efecto, había omitido hasta el momento hacer efectiva su invitación.</text:p>
      <text:p text:style-name="Text_20_body">Le bastaba saber que era pariente del presidente (con uno de esos parentescos serranos tan vagos como indemostrables y que, por lo general, nunca se esclarecen por el temor de encontrar adulterino) para estar plenamente seguro que aceptaría. Sin embargo, para mayor seguridad, aprovechó su primera visita a palacio para conducir al presidente a un rincón y comunicarle humildemente su proyecto.</text:p>
      <text:p text:style-name="Text_20_body"><text:soft-page-break/>-Encantado (le contestó el presidente). Me parece una magnifica idea.Pero por el momento me encuentro muy ocupado. Le confirmaré por escrito mi aceptación.</text:p>
      <text:p text:style-name="Text_20_body">Don Fernando se puso a esperar la confirmación. Para combatir su impaciencia, ordenó algunas reformas complementarias que le dieron a su mansión un aspecto de un palacio afectado para alguna solemne mascarada. Su última idea fue ordenar la ejecución de un retrato del presidente (que un pintor copió de una fotografía) y que él hizo colocar en la parte más visible de su salón. </text:p>
      <text:p text:style-name="Text_20_body">Al cabo de cuatro semanas, la confirmación llegó. Don Fernando, quien empezaba a inquietarse por la tardanza, tuvo la más grande alegría de su vida. </text:p>
      <text:p text:style-name="Text_20_body">Aquel fue un día de fiesta, salió con su mujer al balcón par contemplar su jardín iluminado y cerrar con un sueño bucólico esa memorable jornada. El paisaje, sin embargo, parecía haber perdido sus propiedades sensibles, pues donde quiera que pusiera los ojos, don Fernando se veía a sí mismo, se veía en chaqué, en tarro, fumando puros, con una decoración de fondo donde (como en ciertos afiches turísticos) se confundían lo monumentos de las cuatro ciudades más importantes de Europa. Más lejos, en un ángulo de su quimera, veía un ferrocarril regresando de la floresta con su vagones cargados de oro. Y por todo sitio, movediza y transparente como una alegoría de la sensualidad, veía una figura femenina que tenía las piernas de un cocote, el sombrero de una marquesa, los ojos de un tahitiana y absolutamente nada de su mujer.</text:p>
      <text:p text:style-name="Text_20_body">El día del banquete, los primeros en llegar fueron los soplones. Desde las cinco de la tarde estaban apostados en la esquina, esforzándose por guardar un incógnito que traicionaban sus sombreros, sus modales exageradamente distraídos y sobre todo ese terrible aire de delincuencia que adquieren a menudo los investigadores, los agentes secretos y en general todos los que desempeñan oficios clandestinos.</text:p>
      <text:p text:style-name="Text_20_body">Luego fueron llegando los automóviles. De su interior descendían ministros, parlamentarios, diplomáticos, hombre de negocios, hombre inteligentes. Un portero les abría la verja, un ujier los anunciaba, un valet recibía sus prendas, y don Fernando, en medio del vestíbulo, les estrechaba la mano, murmurando frases corteses y conmovidas.</text:p>
      <text:p text:style-name="Text_20_body">Cuando todos los burgueses del vecindario se habían arremolinado delante de la mansión y la gente de los conventillos se hacía una fiesta de fasto tan inesperado, llegó el presidente. Escoltado por sus edecanes, penetró en la casa y don Fernando, olvidándose de las reglas de la etiqueta, movido por un impulso de compadre, se le echó en los brazos con tanta simpatía que le dañó una de sus charreteras.</text:p>
      <text:p text:style-name="Text_20_body">Repartidos por los salones, los pasillos, la terraza y el jardín, los invitados se bebieron discretamente, entre chistes y epigramas, los cuarenta cajones de whisky. Luego se acomodaron en las mesas que les estaban reservadas (la más grande, decorada con orquídeas, fue ocupada por el presidente y los hombre ejemplares) y se comenzó a comer y a charlar ruidosamente mientras la orquesta, en un ángulo del salón, trataba de imponer inútilmente un aire vienés. </text:p>
      <text:p text:style-name="Text_20_body">A mitad del banquete, cuando los vinos blancos del Rin habían sido honrados y los tintos del Mediterráneo comenzaban a llenar las copas, se inició la ronda de discursos. La llegada del faisán los <text:soft-page-break/>interrumpió y sólo al final, servido el champán, regresó la elocuencia y los panegíricos se prolongaron hasta el café, para ahogarse definitivamente en las copas del coñac.</text:p>
      <text:p text:style-name="Text_20_body">Don Fernando, mientras tanto, veía con inquietud que el banquete, pleno de salud ya, seguía sus propias leyes, sin que él hubiera tenido ocasión de hacerle al presidente sus confidencias. A pesar de haberse sentado, contra las reglas del protocolo, a la izquierda del agasajado, no encontraba el instante propicio para hacer un aparte. Para colmo, terminado el servicio, los comensales se levantaron para formar grupos amodorrados y digestónicos y él, en su papel de anfitrión, se vio obligado a correr de grupos en grupo para reanimarlos con copas de mentas, palmaditas, puros y paradojas. </text:p>
      <text:p text:style-name="Text_20_body">Al fin, cerca de medianoche, cuando ya el ministro de gobierno, ebrio, se había visto forzado a una aparatosa retirada, don Fernando logró conducir al presidente a la salida de música y allí, sentados en uno de esos canapés, que en la corte de Versalles servían para declararse a una princesa o para desbaratar una coalición, le deslizó al oído su modesta.</text:p>
      <text:p text:style-name="Text_20_body">-Pero no faltaba más (replicó el presidente). Justamente queda vacante en estos días la embajada de Roma. Mañana, en consejo de ministros, propondré su nombramiento, es decir, lo impondré. Y en lo que se refiere al ferrocarril sé que hay en diputados una comisión que hace meses discute ese proyecto. Pasado mañana citaré a mi despacho a todos sus miembros y a usted también, para que resuelvan el asunto en la forma que más convenga.</text:p>
      <text:p text:style-name="Text_20_body">Una hora después el presidente se retiraba, luego de haber reiterado sus promesas. Lo siguieron sus ministros, el congreso, etc., en el orden preestablecido por los usos y costumbres. A las dos de la mañana quedaban todavía merodeando por el bar algunos cortesanos que no ostentaban ningún título y que esperaban aún el descorchamiento de alguna botella o la ocasión de llevarse a hurtadillas un cenicero de plata. Solamente a las tres de la mañana quedaron solos don Fernando y su mujer. Cambiando impresiones, haciendo auspiciosos proyectos, permanecieron hasta el alba entre los despojos de su inmenso festín. Por último se fueron a dormir con el convencimiento de que nunca caballero limeño había tirado con más gloria su casa por la ventana ni arriesgado su fortuna con tanta sagacidad.</text:p>
      <text:p text:style-name="Text_20_body">A las doce del día, don Fernando fue despertado por los gritos de su mujer. Al abrir los ojos le vio penetrar en el dormitorio con un periódico abierto entre las manos. Arrebatándoselo, leyó los titulares y, sin proferir una exclamación, se desvaneció sobre la cama. En la madrugada, aprovechándose de la recepción, un ministro había dado un golpe de estado y el presidente había sido obligado a dimitir.</text:p>
      <text:p text:style-name="Standard">%%%%</text:p>
      <text:p text:style-name="Standard"/>
      <text:p text:style-name="Text_20_body">En una noche de otoño hacía calor húmedo y yo fui a una ciudad que me era casi desconocida; la poca luz de las calles estaba atenuada por la humedad y por algunas hojas de los árboles. Entré a un café que estaba cerca de una iglesia, me senté a una mesa del fondo y pensé en mi vida. Yo sabía aislar las horas de felicidad y encerrarme en ellas; primero robaba con los ojos cualquier cosa descuidada de la calle o del interior de las casas y después la llevaba a mi soledad. Gozaba tanto al repasarla que si la gente lo hubiera sabido me hubiera odiado. Tal vez no me quedara mucho tiempo de felicidad. Antes yo había <text:soft-page-break/>cruzado por aquellas ciudades dando conciertos de piano; las horas de dicha habían sido escasas, pues vivía en la angustia de reunir gentes que quisieran aprobar la realización de un concierto; tenía que coordinarlos, influirlos mutuamente y tratar de encontrar algún hombre que fuera activo. Casi siempre eso era como luchar con borrachos lentos y distraídos: cuando lograba traer uno el otro se me iba. Además yo tenía que estudiar y escribirme artículos en los diarios.</text:p>
      <text:p text:style-name="Text_20_body">Desde hacía algún tiempo ya no tenía esa preocupación: alcancé a entrar en una gran casa de medias para mujer. Había pensado que las medias eran más necesarias que los conciertos y que sería más fácil colocarlas. Un amigo mío le dijo al gerente que yo tenía muchas relaciones femeninas, porque era concertista de piano y había recorrido muchas ciudades: entonces, podría aprovechar la influencia de los conciertos para colocar medias.</text:p>
      <text:p text:style-name="Text_20_body">El gerente había torcido el gesto; pero aceptó, no sólo por la influencia de mi amigo, sino porque yo había sacado el segundo premio en las leyendas de propaganda para esas medias. Su marca era “Ilusión”. Y mi frase había sido: “¿Quién no acaricia, hoy, una media Ilusión?”. Pero vender medias también me resultaba muy difícil y esperaba que de un momento a otro me llamaran de la casa central y me suprimieran el viático. Al principio yo había hecho un gran esfuerzo. (La venta de medias no tenía nada que ver con mis conciertos: y yo tenía que entendérmelas nada más que con los comerciantes). Cuando encontraba antiguos conocidos les decía que la representación de una gran casa comercial me permitía viajar con independencia y no obligar a mis amigos a patrocinar conciertos cuando no eran oportunos. Jamás habían sido oportunos mis conciertos. En esta misma ciudad me habían puesto pretextos poco comunes: el presidente del Club estaba de mal humor porque yo lo había hecho levantar de la mesa de juego y me dijo que habiendo muerto una persona que tenía muchos parientes, media ciudad estaba enlutada. Ahora yo les decía: estaré unos días para ver si surge naturalmente el deseo de un concierto; pero le producía mala impresión el hecho de que un concertista vendiera medias. Y en cuanto a colocar medias, todas las mañanas yo me animaba y todas las noches me desanimaba; era como vestirse y desnudarse. Me costaba renovar a cada instante cierta fuerza grosera necesaria para insistir ante comerciantes siempre apurados. Pero ahora me había resignado a esperar que me echaran y trataba de disfrutar mientras me duraba el viático.</text:p>
      <text:p text:style-name="Text_20_body">De pronto me di cuenta que había entrado al café un ciego con un arpa; yo le había visto por la tarde. Decidí irme antes de perder la voluntad de disfrutar de la vida; pero al pasar cerca de él volví a verlo con un sombrero de alas mal dobladas y dando vuelta los ojos hacia el cielo mientras hacía el esfuerzo de tocar; algunas cuerdas del arpa estaban añadidas y la madera clara del instrumento y todo el hombre estaban cubiertos de una mugre que yo nunca había visto. Pensé en mí y sentí depresión.</text:p>
      <text:p text:style-name="Text_20_body">Cuando encendí la luz en la pieza de mi hotel, vi mi cama de aquellos días. Estaba abierta y sus varillas niqueladas me hacían pensar en una loca joven que se entregaba a cualquiera. Después de acostado apagué la luz pero no podía dormir. Volví a encendería y la bombita se asomó debajo de la pantalla como el globo de un ojo bajo un párpado oscuro. La apagué en seguida y quise pensar en el negocio de las medias pero seguí viendo por un momento, en la oscuridad, la pantalla de luz. Se había convertido a un color claro; después, su forma, como si fuera el alma en pena de la pantalla, empezó a irse hacia un <text:soft-page-break/>lado y a fundirse en lo oscuro. Todo eso ocurrió en el tiempo que tardaría un secante en absorber la tinta derramada.</text:p>
      <text:p text:style-name="Text_20_body">Al otro día de mañana, después de vestirme y animarme, fui a ver si el ferrocarril de la noche me había traído malas noticias. No tuve carta ni telegrama. Decidí recorrer los negocios de una de las calles principales. En la punta de esa calle había una tienda. Al entrar me encontré en una habitación llena de trapos y chucherías hasta el techo. Sólo había un maniquí desnudo, de tela roja, que en vez de cabeza tenía una perilla negra. Golpeé las manos y en seguida todos los trapos se tragaron el ruido. Detrás del maniquí apareció una niña, como de diez años, que me dijo con mal modo:</text:p>
      <text:p text:style-name="Text_20_body">-¿Qué quieres?</text:p>
      <text:p text:style-name="Text_20_body">-¿Está el dueño?</text:p>
      <text:p text:style-name="Text_20_body">-No hay dueño. La que manda es mi mamá.</text:p>
      <text:p text:style-name="Text_20_body">-¿Ella no está?</text:p>
      <text:p text:style-name="Text_20_body">-Fue a lo de doña Vicenta y viene en seguida.</text:p>
      <text:p text:style-name="Text_20_body">Apareció un niño como de tres años. Se agarró de la pollera de la hermana y se quedaron un rato en fila, el maniquí, la niña y el niño. Yo dije:</text:p>
      <text:p text:style-name="Text_20_body">-Voy a esperar.</text:p>
      <text:p text:style-name="Text_20_body">La niña no contestó nada. Me senté en un cajón y empecé a jugar con el hermanito. Recordé que tenía un chocolatín de los que había comprado en el cine y lo saqué del bolsillo. Rápidamente se acercó el chiquilín y me lo quitó. Entonces yo me puse las manos en la cara y fingí llorar con sollozos. Tenía tapados los ojos y en la oscuridad que había en el hueco de mis manos abrí pequeñas rendijas y empecé a mirar al niño. Él me observaba inmóvil y yo cada vez lloraba más fuerte. Por fin él se decidió a ponerme el chocolatín en la rodilla. Entonces yo me reí y se lo di. Pero al mismo tiempo me di cuenta que yo tenía la cara mojada.</text:p>
      <text:p text:style-name="Text_20_body">Salí de allí antes que viniera la dueña. Al pasar por una joyería me miré en un espejo y tenía los ojos secos. Después de almorzar estuve en el café; pero vi al ciego del arpa revolear los ojos hacia arriba y salí en seguida. Entonces fui a una plaza solitaria de un lugar despoblado y me senté en un banco que tenía enfrente un muro de enredaderas. Allí pensé en las lágrimas de la mañana. Estaba intrigado por el hecho de que me hubieran salido; y quise estar solo como si me escondiera para hacer andar un juguete que sin querer había hecho funcionar, hacía pocas horas. Tenía un poco de vergüenza ante mí mismo de ponerme a llorar sin tener pretexto, aunque fuera en broma, como lo había tenido en la mañana. Arrugué la nariz y los ojos, con un poco de timidez para ver si me salían las lágrimas; pero después pensé que no debería buscar el llanto como quien escurre un trapo; tendría que entregarme al hecho con más sinceridad; entonces me puse las manos en la cara. Aquella actitud tuvo algo de serio; me conmoví inesperadamente; sentí como cierta lástima de mí mismo y las lágrimas empezaron a salir. Hacía rato que yo estaba llorando cuando vi que de arriba del muro venían bajando dos piernas de mujer con medias “Ilusión” semibrillantes. Y en seguida noté una pollera verde que se confundía con la <text:soft-page-break/>enredadera. Yo no había oído colocar la escalera. La mujer estaba en el último escalón y yo me sequé rápidamente las lágrimas; pero volví a poner la cabeza baja y como si estuviese pensativo. La mujer se acercó lentamente y se sentó a mi lado. Ella había bajado dándome la espalda y yo no sabía cómo era su cara. Por fin me dijo:</text:p>
      <text:p text:style-name="Text_20_body">-¿Qué le pasa? Yo soy una persona en la que usted puede confiar…</text:p>
      <text:p text:style-name="Text_20_body">Transcurrieron unos instantes. Yo fruncí el entrecejo como para esconderme y seguir esperando. Nunca había hecho ese gesto y me temblaban las cejas. Después hice un movimiento con la mano como para empezar a hablar y todavía no se me había ocurrido qué podría decirle. Ella tomó de nuevo la palabra:</text:p>
      <text:p text:style-name="Text_20_body">-Hable, hable nomás. Yo he tenido hijos y sé lo que son penas.</text:p>
      <text:p text:style-name="Text_20_body">Yo ya me había imaginado una cara para aquella mujer y aquella pollera verde. Pero cuando dijo lo de los hijos y las penas me imaginé otra. Al mismo tiempo dije:</text:p>
      <text:p text:style-name="Text_20_body">-Es necesario que piense un poco. </text:p>
      <text:p text:style-name="Text_20_body">Ella contestó:</text:p>
      <text:p text:style-name="Text_20_body">-En estos asuntos, cuanto más se piensa es peor.</text:p>
      <text:p text:style-name="Text_20_body">De pronto sentí caer, cerca de mí, un trapo mojado. Pero resultó ser una gran hoja de plátano cargada de humedad. Al poco rato ella volvió a preguntar:</text:p>
      <text:p text:style-name="Text_20_body">-Dígame la verdad, ¿cómo es ella?</text:p>
      <text:p text:style-name="Text_20_body">Al principio a mí me hizo gracia. Después me vino a la memoria una novia que yo había tenido. Cuando yo no la quería acompañar a caminar por la orilla de un arroyo -donde ella se había paseado con el padre cuando él vivía- esa novia mía lloraba silenciosamente. Entonces, aunque yo estaba aburrido de ir siempre por el mismo lado, condescendía. Y pensando en esto se me ocurrió decir a la mujer que ahora tenía al lado:</text:p>
      <text:p text:style-name="Text_20_body">-Ella era una mujer que lloraba a menudo.</text:p>
      <text:p text:style-name="Text_20_body">Esta mujer puso sus manos grandes y un poco coloradas encima de la pollera verde y se rió mientras me decía:</text:p>
      <text:p text:style-name="Text_20_body">-Ustedes siempre creen en las lágrimas de las mujeres.</text:p>
      <text:p text:style-name="Text_20_body">Yo pensé en las mías; me sentí un poco desconcertado, me levanté del banco y le dije:</text:p>
      <text:p text:style-name="Text_20_body">-Creo que usted está equivocada. Pero igual le agradezco el consuelo.</text:p>
      <text:p text:style-name="Text_20_body">Y me fui sin mirarla.</text:p>
      <text:p text:style-name="Text_20_body">Al otro día, cuando ya estaba bastante adelantada la mañana, entré a una de las tiendas más importantes. El dueño extendió mis medias en el mostrador y las estuvo acariciando con sus dedos cuadrados un buen rato. Parecía que no oía mis palabras. Tenía las patillas canosas como si se hubiera dejado en ellas el jabón de afeitar. En esos instantes entraron varias mujeres; y él, antes de irse, me hizo <text:soft-page-break/>señas de que no me compraría, con uno de aquellos dedos que habían acariciado las medías. Yo me quedé quieto y pensé en insistir; tal vez pudiera entrar en conversación con él, más tarde, cuando no hubiera gente; entonces le hablaría de un yuyo que disuelto en agua le teñiría las patillas. La gente no se iba y yo tenía una impaciencia desacostumbrada; hubiera querido salir de aquella tienda, de aquella ciudad y de aquella vida. Pensé en mi país y en muchas cosas más. Y de pronto, cuando ya me estaba tranquilizando, tuve una idea: “¿Qué ocurriría si yo me pusiera a llorar aquí, delante de toda la gente?”. Aquello me pareció muy violento; pero yo tenía deseos, desde hacía algún tiempo, de tantear el mundo con algún hecho desacostumbrado; además yo debía demostrarme a mí mismo que era capaz de una gran violencia. Y antes de arrepentirme me senté en una sillita que estaba recostada al mostrador; y rodeado de gente, me puse las manos en la cara y empecé a hacer ruido de sollozos. Casi simultáneamente una mujer soltó un grito y dijo: “Un hombre está llorando”. Y después oí el alboroto y pedazos de conversación: “Nena, no te acerques”… “Puede haber recibido alguna mala noticia”… “Recién llegó el tren y la correspondencia no ha tenido tiempo”… “Puede haber recibido la noticia por telegrama”… Por entre los dedos vi una gorda que decía: “Hay que ver cómo está el mundo. ¡Si a mí no me vieran mis hijos, yo también lloraría!”. Al principio yo estaba desesperado porque no me salían lágrimas; y hasta pensé que lo tomarían como una burla y me llevarían preso. Pero la angustia y la tremenda fuerza que hice me congestionaron y fueron posibles las primeras lágrimas. Sentí posarse en mi hombro una mano pesada y al oír la voz del dueño reconocí los dedos que habían acariciado las medias. Él decía:</text:p>
      <text:p text:style-name="Text_20_body">-Pero compañero, un hombre tiene que tener más ánimo…</text:p>
      <text:p text:style-name="Text_20_body">Entonces yo me levanté como por un resorte; saqué las dos manos de la cara, la tercera que tenía en el hombro, y dije con la cara todavía mojada:</text:p>
      <text:p text:style-name="Text_20_body">-¡Pero si me va bien! ¡Y tengo mucho ánimo! Lo que pasa es que a veces me viene esto; es como un recuerdo…</text:p>
      <text:p text:style-name="Text_20_body">A pesar de la expectativa y del silencio que hicieron para mis palabras, oí que una mujer decía:</text:p>
      <text:p text:style-name="Text_20_body">-¡Ay! Llora por un recuerdo…</text:p>
      <text:p text:style-name="Text_20_body">Después el dueño anunció:</text:p>
      <text:p text:style-name="Text_20_body">-Señoras, ya pasó todo.</text:p>
      <text:p text:style-name="Text_20_body">Yo me sonreía y me limpiaba la cara. En seguida se removió el montón de gente y apareció una mujer chiquita, con ojos de loca, que me dijo:</text:p>
      <text:p text:style-name="Text_20_body">-Yo lo conozco a usted. Me parece que lo vi en otra parte y que usted estaba agitado.</text:p>
      <text:p text:style-name="Text_20_body">Pensé que ella me habría visto en un concierto sacudiéndome en un final de programa; pero me callé la boca. Estalló conversación de todas las mujeres y algunas empezaron a irse. Se quedó conmigo la que me conocía. Y se me acercó otra que me dijo:</text:p>
      <text:p text:style-name="Text_20_body">-Ya sé que usted vende medias. Casualmente yo y algunas amigas mías…</text:p>
      <text:p text:style-name="Text_20_body">Intervino el dueño:</text:p>
      <text:p text:style-name="Text_20_body"><text:soft-page-break/>-No se preocupe, señora (y dirigiéndose a mí): Venga esta tarde.</text:p>
      <text:p text:style-name="Text_20_body">-Me voy después del almuerzo. ¿Quiere dos docenas?</text:p>
      <text:p text:style-name="Text_20_body">-No, con media docena…</text:p>
      <text:p text:style-name="Text_20_body">-La casa no vende por menos de una…</text:p>
      <text:p text:style-name="Text_20_body">Saqué la libreta de ventas y empecé a llenar la hoja del pedido escribiendo contra el vidrio de una puerta y sin acercarme al dueño. Me rodeaban mujeres conversando alto. Yo tenía miedo que el dueño se arrepintiera. Por fin firmó el pedido y yo salí entre las demás personas.</text:p>
      <text:p text:style-name="Text_20_body">Pronto se supo que a mí me venía “aquello” que al principio era como un recuerdo. Yo lloré en otras tiendas y vendí más medias que de costumbre. Cuando ya había llorado en varias ciudades mis ventas eran como las de cualquier otro vendedor.</text:p>
      <text:p text:style-name="Text_20_body">Una vez me llamaron de la casa central -yo ya había llorado por todo el norte de aquel país- esperaba turno para hablar con el gerente y oí desde la habitación próxima lo que decía otro corredor:</text:p>
      <text:p text:style-name="Text_20_body">-Yo hago todo lo que puedo; ¡pero no me voy a poner a llorar para que me compren!</text:p>
      <text:p text:style-name="Text_20_body">Y la voz enferma del gerente le respondió:</text:p>
      <text:p text:style-name="Text_20_body">-Hay que hacer cualquier cosa; y también llorarles…</text:p>
      <text:p text:style-name="Text_20_body">El corredor interrumpió:</text:p>
      <text:p text:style-name="Text_20_body">-¡Pero a mí no me salen lágrimas!</text:p>
      <text:p text:style-name="Text_20_body">Y después de un silencio, el gerente:</text:p>
      <text:p text:style-name="Text_20_body">-¿Cómo, y quién le ha dicho?</text:p>
      <text:p text:style-name="Text_20_body">-¡Sí! Hay uno que llora a chorros…</text:p>
      <text:p text:style-name="Text_20_body">La voz enferma empezó a reírse con esfuerzo y haciendo intervalos de tos. Después oí chistidos y pasos que se alejaron.</text:p>
      <text:p text:style-name="Text_20_body">Al rato me llamaron y me hicieron llorar ante el gerente, los jefes de sección y otros empleados. Al principio, cuando el gerente me hizo pasar y las cosas se aclararon, él se reía dolorosamente y le salían lágrimas. Me pidió, con muy buenas maneras, una demostración; y apenas accedí entraron unos cuantos empleados que estaban detrás de la puerta. Se hizo mucho alboroto y me pidieron que no llorara todavía. Detrás de una mampara, oí decir:</text:p>
      <text:p text:style-name="Text_20_body">-Apúrate, que uno de los corredores va a llorar.</text:p>
      <text:p text:style-name="Text_20_body">-¿Y por qué?</text:p>
      <text:p text:style-name="Text_20_body">-¡Yo qué sé!</text:p>
      <text:p text:style-name="Text_20_body"><text:soft-page-break/>Yo estaba sentado al lado del gerente, en su gran escritorio; habían llamado a uno de los dueños, pero él no podía venir. Los muchachos no se callaban y uno había gritado: “Que piense en la mamita, así llora más pronto”. Entonces yo le dije al gerente.</text:p>
      <text:p text:style-name="Text_20_body">-Cuando ellos hagan silencio, lloraré yo.</text:p>
      <text:p text:style-name="Text_20_body">Él, con su voz enferma, los amenazó y después de algunos instantes de relativo silencio yo miré por una ventana la copa de un árbol -estábamos en un primer piso- , me puse las manos en la cara y traté de llorar. Tenía cierto disgusto. Siempre que yo había llorado los demás ignoraban mis sentimientos; pero aquellas personas sabían que yo lloraría y eso me inhibía. Cuando por fin me salieron lágrimas saqué una mano de la cara para tomar el pañuelo y para que me vieran la cara mojada. Unos se reían y otros se quedaban serios; entonces yo sacudí la cara violentamente y se rieron todos. Pero en seguida hicieron silencio y empezaron a reírse. Yo me secaba las lágrimas mientras la voz enferma repetía: “Muy bien, muy bien”. Tal vez todos estuvieron desilusionados. Y yo me sentía como una botella vacía y chorreada; quería reaccionar, tenía mal humor y ganas de ser malo. Entonces alcancé al gerente y le dije:</text:p>
      <text:p text:style-name="Text_20_body">-No quisiera que ninguno de ellos utilizara el mismo procedimiento para la venta de medias y desearía que la casa reconociera mi… iniciativa y que me diera exclusividad por algún tiempo.</text:p>
      <text:p text:style-name="Text_20_body">-Venga mañana y hablaremos de eso.</text:p>
      <text:p text:style-name="Text_20_body">Al otro día el secretario ya había preparado el documento y leía: “La casa se compromete a no utilizar y a hacer respetar el sistema de propaganda consistente en llorar…” Aquí los dos se rieron y el gerente dijo que aquello estaba mal. Mientras redactaban el documento, yo fui paseándome hasta el mostrador. Detrás de él había una muchacha que me habló mirándome y los ojos parecían pintados por dentro.</text:p>
      <text:p text:style-name="Text_20_body">-¿Así que usted llora por gusto?</text:p>
      <text:p text:style-name="Text_20_body">-Es verdad.</text:p>
      <text:p text:style-name="Text_20_body">-Entonces yo sé más que usted. Usted mismo no sabe que tiene una pena.</text:p>
      <text:p text:style-name="Text_20_body">Al principio yo me quedé pensativo; y después le dije:</text:p>
      <text:p text:style-name="Text_20_body">-Mire: no es que yo sea de los más felices; pero sé arreglarme con mi desgracia y soy casi dichoso.</text:p>
      <text:p text:style-name="Text_20_body">Mientras me iba -el gerente me llamaba- alcancé a ver la mirada de ella: la había puesto encima de mí como si me hubiera dejado una mano en el hombro.</text:p>
      <text:p text:style-name="Text_20_body">Cuando reanudé las ventas, yo estaba en una pequeña ciudad. Era un día triste y yo no tenía ganas de llorar. Hubiera querido estar solo, en mi pieza, oyendo la lluvia y pensando que el agua me separaba de todo el mundo. Yo viajaba escondido detrás de una careta con lágrimas; pero yo tenía la cara cansada.</text:p>
      <text:p text:style-name="Text_20_body">De pronto sentí que alguien se había acercado preguntándome:</text:p>
      <text:p text:style-name="Text_20_body">-¿Qué le pasa?</text:p>
      <text:p text:style-name="Text_20_body"><text:soft-page-break/>Entonces yo, como el empleado sorprendido sin trabajar, quise reanudar mi tarea y poniéndome las manos en la cara empecé a hacer los sollozos.</text:p>
      <text:p text:style-name="Text_20_body">Ese año yo lloré hasta diciembre, dejé de llorar en enero y parte de febrero, empecé a llorar de nuevo después de carnaval. Aquel descanso me hizo bien y volví a llorar con ganas. Mientras tanto yo había extrañado el éxito de mis lágrimas y me había nacido como cierto orgullo de llorar. Eran muchos más los vendedores; pero un actor que representara algo sin previo aviso y convenciera al público con llantos…</text:p>
      <text:p text:style-name="Text_20_body">Aquel nuevo año yo empecé a llorar por el oeste y llegué a una ciudad donde mis conciertos habían tenido éxito; la segunda vez que estuve allí, el público me había recibido con una ovación cariñosa y prolongada; yo agradecía parado junto al piano y no me dejaban sentar para iniciar el concierto. Seguramente que ahora daría, por lo menos, una audición. Yo lloré allí, por primera vez, en el hotel más lujoso; fue a la hora del almuerzo y en un día radiante. Ya había comido y tomado café, cuando de codos en la mesa, me cubrí la cara con las manos. A los pocos instantes se acercaron algunos amigos que yo había saludado; los dejé parados algún tiempo y mientras tanto, una pobre vieja -que no sé de dónde había salido- se sentó a mi mesa y yo la miraba por entre los dedos ya mojados. Ella bajaba la cabeza y no decía nada; pero tenía una cara tan triste que daban ganas de ponerse a llorar…</text:p>
      <text:p text:style-name="Text_20_body">El día en que yo di mi primer concierto tenía cierta nerviosidad que me venía del cansancio; estaba en la última obra de la primera parte del programa y tomé uno de los movimientos con demasiada velocidad; ya había intentado detenerme; pero me volví torpe y no tenía bastante equilibrio ni fuerza; no me quedó otro recurso que seguir; pero las manos se me cansaban, perdía nitidez, y me di cuenta de que no llegaría al final. Entonces, antes de pensarlo, ya había sacado las manos del teclado y las tenía en la cara; era la primera vez que lloraba en escena.</text:p>
      <text:p text:style-name="Text_20_body">Al principio hubo murmullos de sorpresa y no sé por qué alguien intentó aplaudir, pero otros chistaron y yo me levanté. Con una mano me tapaba los ojos y con la otra tanteaba el piano y trataba de salir del escenario. Algunas mujeres gritaron porque creyeron que me caería en la platea; y ya iba a franquear una puerta del decorado, cuando alguien, desde el paraíso me gritó:</text:p>
      <text:p text:style-name="Text_20_body">-¡Cocodriiilooooo!!</text:p>
      <text:p text:style-name="Text_20_body">Oí risas; pero fui al camerín, me lavé la cara y aparecí en seguida y con las manos frescas terminé la primera parte. Al final vinieron a saludarme muchas personas y se comentó lo de “cocodrilo”. Yo les decía:</text:p>
      <text:p text:style-name="Text_20_body">-A mí me parece que el que me gritó eso tiene razón: en realidad yo no sé por qué lloro; me viene el llanto y no lo puedo remediar, a lo mejor me es tan natural como lo es para el cocodrilo. En fin, yo no sé tampoco por qué llora el cocodrilo.</text:p>
      <text:p text:style-name="Text_20_body">Una de las personas que me habían presentado tenía la cabeza alargada; y como se peinaba dejándose el pelo parado, la cabeza hacía pensar en un cepillo. Otro de la rueda lo señaló y me dijo:</text:p>
      <text:p text:style-name="Text_20_body">-Aquí, el amigo es médico. ¿Qué dice usted, doctor?</text:p>
      <text:p text:style-name="Text_20_body"><text:soft-page-break/>Yo me quedé pálido. Él me miró con ojos de investigador policial y me preguntó:</text:p>
      <text:p text:style-name="Text_20_body">-Dígame una cosa: ¿cuándo llora más usted, de día o de noche?</text:p>
      <text:p text:style-name="Text_20_body">Yo recordé que nunca lloraba en la noche porque a esa hora no vendía, y le respondí:</text:p>
      <text:p text:style-name="Text_20_body">-Lloro únicamente de día.</text:p>
      <text:p text:style-name="Text_20_body">No recuerdo las otras preguntas. Pero al final me aconsejó:</text:p>
      <text:p text:style-name="Text_20_body">-No coma carne. Usted tiene una vieja intoxicación.</text:p>
      <text:p text:style-name="Text_20_body">A los pocos días me dieron una fiesta en el club principal. Alquilé un frac con chaleco blanco impecable y en el momento de mirarme al espejo pensaba: “No dirán que este cocodrilo no tiene la barriga blanca. ¡Caramba! Creo que ese animal tiene papada como la mía. Y es voraz…”</text:p>
      <text:p text:style-name="Text_20_body">Al llegar al Club encontré poca gente. Entonces me di cuenta que había llegado demasiado temprano. Vi a un señor de la comisión y le dije que deseaba trabajar un poco en el piano. De esa manera disimularía el madrugón. Cruzamos una cortina verde y me encontré en una gran sala vacía y preparada para el baile. Frente a la cortina y al otro extremo de la sala estaba el piano. Me acompañaron hasta allí el señor de la comisión y el conserje; mientras abrían el piano -el señor tenía cejas negras y pelo blanco- me decía que la fiesta tendría mucho éxito, que el director del liceo -amigo mío- diría un discurso muy lindo y que él ya lo había oído; trató de recordar algunas frases, pero después decidió que sería mejor no decirme nada. Yo puse las manos en el piano y ellos se fueron. Mientras tocaba pensé: “Esta noche no lloraré… quedaría muy feo… el director del liceo es capaz de desear que yo llore para demostrar el éxito de su discurso. Pero yo no lloraré por nada del mundo”.</text:p>
      <text:p text:style-name="Text_20_body">Hacía rato que veía mover la cortina verde; y de pronto salió de entre sus pliegues una muchacha alta y de cabellera suelta; cerró los ojos como para ver lejos; me miraba y se dirigía a mí trayendo algo en una mano; detrás de ella apareció una sirvienta que la alcanzó y le empezó a hablar de cerca. Yo aproveché para mirarle las piernas y me di cuenta que tenía puesta una sola media; a cada instante hacía movimientos que indicaban el fin de la conversación; pero la sirvienta seguía hablándole y las dos volvían al asunto como a una golosina. Yo seguí tocando el piano y mientras ellas conversaban tuve tiempo de pensar: “¿Qué querrá con la media?… ¿Le habrá salido mala y sabiendo que yo soy corredor…? ¡Y tan luego en esta fiesta!”</text:p>
      <text:p text:style-name="Text_20_body">Por fin vino y me dijo:</text:p>
      <text:p text:style-name="Text_20_body">-Perdone, señor, quisiera que me firmara una media.</text:p>
      <text:p text:style-name="Text_20_body">Al principio me reí; y en seguida traté de hablarle como si ya me hubieran hecho ese pedido otras veces. Empecé a explicarle cómo era que la media no resistía la pluma; yo ya había solucionado eso firmando una etiqueta y después la interesada la pegaba en la media. Pero mientras daba estas explicaciones mostraba la experiencia de un antiguo comerciante que después se hubiera hecho pianista. Ya me empezaba a invadir la angustia, cuando ella se sentó en la silla del piano, y al ponerse la media me decía:</text:p>
      <text:p text:style-name="Text_20_body">-Es una pena que usted me haya resultado tan mentiroso… debía haberme agradecido la idea.</text:p>
      <text:p text:style-name="Text_20_body"><text:soft-page-break/>Yo había puesto los ojos en sus piernas; después los saqué y se me trabaron las ideas. Se hizo un silencio de disgusto. Ella, con la cabeza inclinada, dejaba caer el pelo; y debajo de aquella cortina rubia, las manos se movían como si huyeran. Yo seguía callado y ella no terminaba nunca. Al fin la pierna hizo un movimiento de danza, y el pie, en punta, calzó el zapato en el momento de levantarse, las manos le recogieron el pelo y ella me hizo un saludo silencioso y se fue.</text:p>
      <text:p text:style-name="Text_20_body">Cuando empezó a entrar gente fui al bar. Se me ocurrió pedir whisky. El mozo me nombró muchas marcas y como yo no conocía ninguna le dije:</text:p>
      <text:p text:style-name="Text_20_body">-Déme de esa última.</text:p>
      <text:p text:style-name="Text_20_body">Trepé a un banco del mostrador y traté de no arrugarme la cola del frac. En vez de cocodrilo debía parecer un loro negro. Estaba callado, pensaba en la muchacha de la media y me trastornaba el recuerdo de sus manos apuradas.</text:p>
      <text:p text:style-name="Text_20_body">Me sentí llevado al salón por el director del liceo. Se suspendió un momento el baile y él dijo su discurso. Pronunció varias veces las palabras “avatares” y “menester”. Cuando aplaudieron yo levanté los brazos como un director de orquesta antes de “atacar” y apenas hicieron silencio dije:</text:p>
      <text:p text:style-name="Text_20_body">-Ahora que debía llorar no puedo. Tampoco puedo hablar y no puedo dejar por más tiempo separados los que han de juntarse para bailar-. Y terminé haciendo una cortesía.</text:p>
      <text:p text:style-name="Text_20_body">Después de mi vuelta, abracé al director del liceo y por encima de su hombro vi la muchacha de la media. Ella me sonrió y levantó su pollera del lado izquierdo y me mostró el lugar de la media donde había pegado un pequeño retrato mío recortado de un programa. Yo me sentí lleno de alegría pero dije una idiotez que todo el mundo repitió:</text:p>
      <text:p text:style-name="Text_20_body">-Muy bien, muy bien, la pierna del corazón.</text:p>
      <text:p text:style-name="Text_20_body">Sin embargo yo me sentí dichoso y fui al bar. Subí de nuevo a un banco y el mozo me preguntó:</text:p>
      <text:p text:style-name="Text_20_body">-¿Whisky Caballo Blanco?</text:p>
      <text:p text:style-name="Text_20_body">Y yo, con el ademán de un mosquetero sacando una espada:</text:p>
      <text:p text:style-name="Text_20_body">-Caballo Blanco o Loro Negro.</text:p>
      <text:p text:style-name="Text_20_body">Al poco rato vino un muchacho con una mano escondida en la espalda:</text:p>
      <text:p text:style-name="Text_20_body">-El Pocho me dijo que a usted no le hace mala impresión que le digan “Cocodrilo”.</text:p>
      <text:p text:style-name="Text_20_body">-Es verdad, me gusta.</text:p>
      <text:p text:style-name="Text_20_body">Entonces él sacó la mano de la espalda y me mostró una caricatura. Era un gran cocodrilo muy parecido a mí; tenía una pequeña mano en la boca, donde los dientes eran un teclado; y de la otra mano le colgaba una media; con ella se enjugaba las lágrimas.</text:p>
      <text:p text:style-name="Text_20_body">Cuando los amigos me llevaron a mi hotel yo pensaba en todo lo que había llorado en aquel país y sentía un placer maligno en haberlos engañado; me consideraba como un burgués de la angustia. Pero cuando estuve solo en mi pieza, me ocurrió algo inesperado: primero me miré en el espejo; tenía la <text:soft-page-break/>caricatura en la mano y alternativamente miraba al cocodrilo y a mi cara. De pronto y sin haberme propuesto imitar al cocodrilo, mi cara, por su cuenta, se echó a llorar. Yo la miraba como a una hermana de quien ignoraba su desgracia. Tenía arrugas nuevas y por entre ellas corrían las lágrimas. Apagué la luz y me acosté. Mi cara seguía llorando; las lágrimas resbalaban por la nariz y caían por la almohada. Y así me dormí. Cuando me desperté sentí el escozor de las lágrimas que se habían secado. Quise levantarme y lavarme los ojos; pero tuve miedo que la cara se pusiera a llorar de nuevo. Me quedé quieto y hacía girar los ojos en la oscuridad, como aquel ciego que tocaba el arpa.</text:p>
      <text:p text:style-name="Standard">%%%%%</text:p>
      <text:p text:style-name="Standard"/>
      <text:p text:style-name="P4"><text:span text:style-name="T2">Sé muchas cosas</text:span> que nadie sabe.<text:line-break/>       Conozco del mar, de la tierra y del cielo infinidad de secretos pequeños y mágicos.<text:line-break/>       Esta vez, sin embargo, no contaré sino del mar.<text:line-break/>       Aguas abajo, más abajo de la honda y densa zona de tinieblas, el océano vuelve a iluminarse. Una luz dorada brota de gigantescas esponjas, refulgentes y amarillas como soles.<text:line-break/>       Toda clase de plantas y de seres helados viven allí sumidos en esa luz de estío glacial, eterno…<text:line-break/>       Actinias verdes y rojas se aprietan en anchos prados a los que se entrelazan las transparentes medusas que no rompieran aún sus amarras para emprender por los mares su destino errabundo.<text:line-break/>       Duros corales blancos se enmarañan en matorrales extáticos por donde se escurren peces de un terciopelo sombrío que se abren y cierran blandamente, como flores.<text:line-break/>       Veo hipocampos. Es decir, diminutos corceles de mar, cuyas crines de algas se esparcen en lenta aureola alrededor de ellos cuando galopan silenciosos.<text:line-break/>       Y sé que si se llegara a levantar ciertas caracolas grises de forma anodina puede encontrarse debajo a una sirenita llorando.<text:line-break/>       Y ahora recuerdo, recuerdo cuando de niños, saltando de roca en roca, refrenábamos nuestro impulso al borde imprevisto de un estrecho desfiladero. Desfiladero dentro del cual las olas al retirarse dejaran atrás un largo manto real hecho de espuma, de una espuma irisada, recalcitrante en morir y que susurraba, susurraba… algo así como un mensaje.<text:line-break/>       ¿Entendieron ustedes entonces el sentido de aquel mensaje?<text:line-break/>       No lo sé.<text:line-break/>       Por mi parte debo confesar que lo entendí.<text:line-break/>       Entendí que era el secreto de su noble origen que aquella clase de moribundas espumas trataban de suspirarnos al oído…<text:line-break/>       —Lejos, lejos y profundo —nos confiaban— existe un volcán submarino en constante erupción. Noche y día su cráter hierve incansable y soplando espesas burbujas de lava plateada hacia la superficie de las aguas…<text:line-break/>       Pero el principal objetivo de estas breves líneas es contarles de un extraño, ignorado suceso, acaecido igualmente allá en lo bajo.<text:line-break/>       Es la historia de un barco pirata que siglos atrás rodara absorbido por la escalera de un remolino, y que siguiera viajando mar abajo entre ignotas corrientes y arrecifes sumergidos.<text:line-break/><text:soft-page-break/>       Furiosos pulpos abrazábanse mansamente a sus mástiles, como para guiarlo, mientras las esquivas estrellas de mar anidaban palpitantes y confiadas en sus bodegas.<text:line-break/>       Volviendo al fin de su largo desmayo, el Capitán Pirata, de un solo rugido, despertó a su gente. Ordenó levar ancla.<text:line-break/>       Y en tanto, saliendo de su estupor, todos corrieron afanados, el Capitán en su torre, no bien paseara una segunda mirada sobre el paisaje, empezó a maldecir.<text:line-break/>       El barco había encallado en las arenas de una playa interminable, que un tranquilo claro de luna, color verde-umbrío, bañaba por parejo.<text:line-break/>       Sin embargo había aún peor:<text:line-break/>       Por doquiera revolviese el largavista alrededor del buque no encontraba mar.<text:line-break/>       —Condenado Mar —vociferó—. Malditas mareas que maneja el mismo Diablo. Mal rayo las parta. Dejarnos tirados costa adentro… para volver a recogernos quién sabe a qué siniestra malvenida hora…<text:line-break/>       Airado, volcó frente y televista hacia arriba, buscando cielo, estrellas y el cuartel de servicio en que velara esa luna de nefando resplandor.<text:line-break/>       Pero no encontró cielo, ni estrellas, ni visible cuartel.<text:line-break/>       Por Satanás. Si aquello arriba parecía algo ciego, sordo y mudo… Si era exactamente el reflejo invertido de aquel demoníaco, arenoso desierto en que habían encallado…<text:line-break/>       Y ahora, para colmo, esta última extravagancia. Inmóviles, silenciosas, las frondosas velas negras, orgullo de su barco, henchidas allá en los mástiles cuan ancho eran… y eso que no corría el menor soplo de viento.<text:line-break/>       —A tierra. A tierra la gente —se le oye tronar por el barco entero—. Cargar puñales, salvavidas. Y a reconocer la costa.<text:line-break/>       La plancha prestamente echada, una tripulación medio sonámbula desembarca dócilmente; su Capitán último en fila, arma de fuego en mano.<text:line-break/>       La arena que hollaran, hundiéndose casi al tobillo, era fina, sedosa… y muy fría.<text:line-break/>       Dos bandos. Uno marcha al Este. El otro, al Oeste. Ambos en busca del Mar. Ha ordenado el Capitán. Pero.<text:line-break/>       —Alto —vocifera deteniendo el trote desparramado de su gente—. El Chico acá de guardarrelevo. Y los otros proseguir. Adelante.<text:line-break/>       Y El Chico, un muchachito hijo de honestos pescadores, que frenético de aventuras y fechorías se había escapado para embarcarse en «El Terrible» (que era el nombre del barco pirata, así como el nombre de su capitán), acatando órdenes, vuelve sobre sus pasos, la frente baja y como observando y contando cada uno de ellos.<text:line-break/>       —Vaya el lerdo… el patizambo… el tortuga —reta el Pirata una vez al muchacho frente a él; tan pequeño a pesar de sus quince años, que apenas si llega a las hebillas de oro macizo de su cinturón salpicado de sangre.<text:line-break/>       Niños a bordo —piensa de pronto, acometido por un desagradable, indefinible malestar.<text:line-break/>       —Mi Capitán —dice en aquel momento El Chico, la voz muy queda—, ¿no se ha fijado usted que en esta arena los pies no dejan huella?<text:line-break/>       —¿Ni que las velas de mi barco echan sombra? —replica éste, seco y brutal.<text:line-break/><text:soft-page-break/>       Luego su cólera parece apaciguarse de a poco ante la mirada ingenua, interrogante con que El Chico se obstina en buscar la suya.<text:line-break/>       —Vamos, hijo —masculla, apoyando su ruda mano sobre el hombro del muchacho—. El mar no ha de tardar…<text:line-break/>       —Sí, señor —murmura el niño, como quien dice: Gracias.<text:line-break/>       Gracias. La palabra prohibida. Antes quemarse los labios. Ley de Pirata.<text:line-break/>       ¿Dije Gracias? —se pregunta El Chico, sobresaltado.<text:line-break/>       ¡Lo llamé: hijo! —piensa estupefacto el Capitán.<text:line-break/>       —Mi Capitán —habla de nuevo El Chico—, en el momento del naufragio…<text:line-break/>       Aquí el Pirata parpadea y se endereza brusco.<text:line-break/>       —… del accidente, quise decir, yo me hallaba en las bodegas. Cuando me recobro, ¿qué cree usted? Me las encuentro repletas de los bichos más asquerosos que he visto…<text:line-break/>       —¿Qué clase de bichos?<text:line-break/>       —Bueno, de estrellas de mar… pero vivas. Dan un asco. Si laten como vísceras de humano recién destripado… Y se movían de un lado para otro buscándose, amontonándose y hasta tratando de atracárseme…<text:line-break/>       —Ja. Y tú asustado, ¿eh?<text:line-break/>       —Yo, más rápido que anguila, me lancé a abrir puertas, escotillas y todo; y a patadas y escobazos empecé a barrerlas fuera. ¡Cómo corrían torcido escurriéndose por la arena! Sin embargo, mi Capitán, tengo que decirle algo… y es que noté… que ellas sí dejaban huellas…<text:line-break/>       El Terrible no contesta.<text:line-break/>       Y lado a lado ambos permanecen erguidos bajo esa mortecina verde luz que no sabe titilar, ante un silencio tan sin eco, tan completo, que de repente empiezan a oír.<text:line-break/>       A oír y sentir dentro de ellos mismos el surgir y ascender de una marea desconocida. La marea de un sentimiento del que no atinan a encontrar el nombre. Un sentimiento cien veces más destructivo que la ira, el odio o el pavor. Un sentimiento ordenado, nocturno, roedor. Y el corazón a él entregado, paciente y resignado.<text:line-break/>       —Tristeza —murmura al fin El Chico, sin saberlo. Palabra soplada a su oído.<text:line-break/>       Y entonces, enérgico, tratando de sacudirse aquella pesadilla, el Capitán vuelve a aferrarse del grito y del mal humor.<text:line-break/>       —Chico, basta. Y hablemos claro. Tú, con nosotros, aprendiste a asaltar, apuñalar, robar e incendiar…, sin embargo, nunca te oí blasfemar.<text:line-break/>       Pausa breve, luego bajando la voz, el Pirata pregunta con sencillez.<text:line-break/>       —Chico, dime, tú has de saber… ¿En dónde crees tú que estamos?<text:line-break/>       —Ahí donde usted piensa, mi Capitán —contesta respetuosamente el muchacho.<text:line-break/>       —Pues a mil millones de pies bajo el mar, caray —estalla el viejo Pirata en una de esas sus famosas, estrepitosas carcajadas, que corta súbito, casi de raíz.<text:line-break/>       Porque aquello que quiso ser carcajada resonó tremendo gemido, clamor de aflicción de alguien que, dentro de su propio pecho, estuviera usurpando su risa y su sentir; de alguien desesperado y ardiendo en deseo de algo que sabe irremisiblemente perdido.</text:p>
      <text:p text:style-name="P4"/>
      <text:p text:style-name="P4"/>
      <text:p text:style-name="P4"><text:soft-page-break/></text:p>
      <text:p text:style-name="P4">%%%%%</text:p>
      <text:p text:style-name="P4">%</text:p>
      <text:p text:style-name="P4"/>
      <text:p text:style-name="P6"><text:span text:style-name="T3">El niño recogió</text:span><text:span text:style-name="T4"> una pesada piedra de las que abundaban en el pequeño patio trasero de la casa, calculó cuidadosamente la puntería y la arrojó con fuerza contra el ratón que parecía observarlo atentamente a pocos pasos de distancia.<text:line-break/>         La piedra, describiendo una corta parábola en el aire, cayó pesadamente sobre el espinazo del animal produciendo un ruido sordo. El ratón se arrastró un poco hacia el fondo del patio, se detuvo luego y haciendo una grotesca voltereta quedó por fin inmóvil con el vientre al sol.<text:line-break/>         Dando media vuelta, el niño corrió velozmente hacia la casa. Abrió de un empujón la puerta y cruzó como una ráfaga de viento fresco la habitación semioscura donde la anciana dormitaba. Ésta despertó sobresaltada y al comprobar la causa que la había sustraído de su sueño, cambió ligeramente de posición y cerró de nuevo los ojos.<text:line-break/>         – ;Qué muchacho éste! –, murmuró... Ahora le sería difícil conciliar otra vez el sueño. Y el médico le había advertido que necesitaba dormir mucho y no preocuparse demasiado. Se lo había dicho en aquella forma especial que tenía de hablarle : con suavidad, pero con firmeza... Le gustaba mucho aquel doctor.<text:line-break/>         Le complacía verle sentado a su lado, con el maletín lleno de instrumentos extraños abierto junto a él, y oírle hablar mientras manipulaba la jeringuilla, el termómetro o el aparato aquél de medir la presión arterial... Era sin duda una persona que inspiraba confianza ; y ella se la tuvo desde el primer momento. Siempre estaba pendiente de cuanto le decía y cumplía sus instrucciones al pie de la letra... La verdad era que había mejorado mucho. Ya respiraba casi sin dificultad y las articulaciones apenas le dolían; sólo aquel dolor del costado seguía molestándola... Pero el dolor se iría también y ella volvería a sentirse fuerte y saludable como antes... Cuando estuviese un poco mejor volvería a trabajar en el jardín.<text:line-break/>         Si no lo hacía ella, nadie en la casa se ocupaba de las flores. Daba pena asomarse a la ventana y comprobar lo descuidado que estaba todo. El rosal estaba casi seco, los yerbajos crecían por todas partes y las dalias se habían marchitado por completo... Pero cuando ella sanara, el jardín, que también estaba enfermo, sanaría con ella y volvería a ser como antes... Después de todo, cultivar con amor el jardín era la única forma en que podía devolver a su hijo todo cuanto hacía por ella. La sola manera de pagarle sus bondades, sus sacrificios... Sí, era sin duda un sacrificio alojarla en su casa y pagar al médico y comprarle medicinas caras, cuando él ganaba tan poco y había vivido siempre tan estrechamente... Y a pesar de todo, su hijo la mantenía allí desde hacía meses, y la rodeaba de atenciones y de cariño, no obstante las insinuaciones de su mujer... Porque ella sabia que la mujer no la quería... Aunque no se lo decía abiertamente, lo adivinaba en el tono de su voz, en el modo de mirarla... Daba gracias a Dios porque su hijo fuera tan bueno... Y siempre lo había sido : desde niño fue obediente, dócil. Pocas madres habían tenido la suerte de ella.<text:line-break/>         El sueño al fin nubló la mente de la anciana y la poseyó total y dulcemente.<text:line-break/>         Al llegar a la mitad del pasillo que dividía en dos la casa, el niño detuvo su carrera, giró a la izquierda y entró en su habitación cerrando con fuerza la </text:span><text:soft-page-break/><text:span text:style-name="T4">puerta tras de sí. Se arrojó de bruces sobre la cama y escondió la cabeza bajo la almohada... Pero aún allí, el vientre blancuzco del ratón resplandecía en la oscuridad.<text:line-break/>         En la habitación contigua, el hombre acostado en la amplia cama matrimonial arqueó el cuerpo y se desperezó sin abrir los ojos. La mujer acostada a su lado se incorporó y preguntó en voz alta:<text:line-break/>         —¿Qué fue ese ruido? ¿Eres tú, Manuelito?<text:line-break/>         Nadie respondió y la mujer se volvió hacia el hombre diciendo:<text:line-break/>         –Recuerda lo que me prometiste anoche. Debes decírselo ahora mismo.<text:line-break/>         ¿Decirle qué a quién? El hombre apenas oía las palabras a través de las últimas brumas del sueño.<text:line-break/>         —... es algo que debes hacer de todos modos...<text:line-break/>         Siempre algo que hacer. A todas horas. Moverse... caminar... dar la mano... inclinarse.<text:line-break/>         —...así que lo mejor es hacerlo cuanto antes...<text:line-break/>         Todo aprisa... No dejar nada para después... correr... apresurarse.<text:line-break/>         –¿Por qué no dices nada? ¿Es que estás tratando acaso de echarte atrás?<text:line-break/>         La voz aguda de la mujer le restalló con violencia en los oídos.<text:line-break/>         El hombre giró sobre sí mismo y se colocó de costado. Era necesario responder, decir algo. Pero se estaba tan bien así, tendido, con los ojos cerrados, sin hablar...<text:line-break/>         Cuando la mano de la mujer se prendió como un garfio de su hombro y lo sacudió con furia, abrió los ojos, sobresaltado.<text:line-break/>         —¿Qué pasa?<text:line-break/>         –¡Estabas despierto desde hace rato!... ¡A mí no me engañas!, Crees que fingiendo dormir y escondiendo la cabeza bajo la almohada es como se resuelven las cosas?... ¡Levántate ahora mismo y háblale a la Vieja de una vez!...<text:line-break/>         —Espera un poco, mujer. Hoy es domingo. Déjame descansar un rato. Mis tarde le hablaré...<text:line-break/>         —¡De ninguna manera!... ¡Tiene que ser ahora mismo!... Anoche me prometiste que seria la primera cosa que harías por la mañana... ¡No toleraré ni un solo retraso más! ¿Me oyes?... ¡Conozco demasiado bien tu sistema de ir dejándolo todo para después y luego no hacer nada!... ¡Puede ser que te engañes a ti mismo, pero a mí no me engañas!<text:line-break/>         Su boca abriéndose y cerrándose... Cada vez más aprisa... Más aprisa... Más... ¿Desde cuándo vienes soportando esto? ¿Desde el día en que te casaste?... No. Desde antes aún... ¿Recuerdas las felicitaciones de tus amigos el día de la boda? : “Congratulaciones. Te casas con una mujer de carácter”... “Ella siempre ha logrado lo que se ha propuesto. Será de gran ayuda para ti”... “Magnifica elección; llegarás muy lejos casado con una mujer así”... Claro que has llegado lejos. Mucho más lejos de lo que jamás soñaste; pero no en la dirección que suponían ellos. No hacia arriba, sino hacia abajo... Comenzaste a descender lentamente al principio, sin que apenas te dieses cuenta de lo que sucedía... Primero fueron pequeñas concesiones, para evitar escenas en público. Después esas concesiones se multiplicaron en cada hora y en todas partes hasta constituir la esencia misma de la vida en común... Aprendiste a tolerar, a callar y así fuiste hundiéndote poco a poco en este abismo en que estás sumido en el presente. La senda que te condujo a él se iniciaba en una suave pendiente, y cuando </text:span><text:soft-page-break/><text:span text:style-name="T4">empezaste a descender por ella creías poder detenerte cuando quisieras ... ¡Qué lejos estabas entonces de sospechar que cuando la pendiente se tornara en precipicio, el impulso inicial te sumergiría cada vez más aprisa hasta el fondo de la oscura sima! ...<text:line-break/>         La puerta de la habitación se abrió con violencia y la cabeza del niño asomó por el hueco preguntando:<text:line-break/>         –Papi, ¿es pecado matar un ratón?<text:line-break/>         La mujer se volvió con furia hacia la voz:<text:line-break/>         –¡Lárgate de aquí!... ¿No ves que estoy hablando con tu padre?<text:line-break/>         La cabeza del niño desapareció y la puerta se cerró con un golpe seco. El hombre cerró de nuevo los ojos. ¿Por qué no lo hago?... ¿Por qué no salgo de esta habitación, lo alcanzo en el pasillo, lo tomo de la mano y le hablo con suavidad... Yo quiero ser amigo de mi hijo... Quiero ayudarlo... Explicarle lo que quiere saber... ¿Hasta dónde he llegado, Dios mío?...<text:line-break/>         La mujer volvió a la carga:<text:line-break/>         –Vas a ir ahora a donde tu madre y le dirás que no puede seguir en esta casa. Que debe irse sin falta hoy mismo... ¡Te doy exactamente cinco minutos para hacerlo!...<text:line-break/>         –Sí, mujer, como quieras... Ahora mismo voy—. La voz del hombre sonó como la de un niño que recitara una lección aprendida de memoria y mil veces repetida.<text:line-break/>         Con gestos maquinales y rostro inexpresivo, se levantó de la cama, se calzó las pantuflas y salió en silencio de la habitación.<text:line-break/>         En el pasillo, el niño recostado en la pared alzó la cabeza hacia su padre. El hombre colocó su mano sobre el hombro de su hijo y, mientras caminaba junto a él y abría la puerta de la habitación donde dormía la anciana, respondió a su pregunta con voz apenas audible:<text:line-break/>         –No, mi hijo, matar un ratón no es un pecado: los ratones están mejor muertos que vivos...<text:line-break/></text:span><text:line-break/></text:p>
      <text:p text:style-name="P6">%%%%%</text:p>
      <text:p text:style-name="P6">%%</text:p>
      <text:p text:style-name="P6"/>
      <text:p text:style-name="P5"><text:span text:style-name="T2">Quien primero las</text:span> vio fue el muchacho, desde la cofa, con sus ojos potentes. Eran aún tres puntos más oscuros en la grisura del mar, pero en la mente del patrón formaron al instante las puntas de patas de una araña. Siempre —se dijo ahora— había sido ese Hines, su antiguo socio, una araña, y de tierra. Ahora se volvía contra él, venía con tres motoras, quizá más, contra su vieja carranca de dos palos. Ya desde ese instante decidió, al menos, que habría que partirla: Martín y los tres viejos en el guadaño; él… Él vería. El guadaño, amparado por la noche y las olas, podría volver a la aún próxima zona de los cayos. A él le quedaba la cachucha. En ella remó, en busca de la noche, disparando, sola, a la goleta, con todas sus velas hinchadas, aferrados sus cabos, pero sin nadie dentro, un trozo de mecha —encendida y conectada con el petróleo— que duraría varias horas. Detrás de ella se iría quizá la araña de Hines.<text:line-break/>       Y casi de golpe —aunque con alguna parte de sí lo había estado viendo— se descubrió bordeando el cayo. Desde fuera, todo en derredor, era una campana. En lo alto se sostenían, invariables, siete palmas canas. Luego, hasta el volante <text:soft-page-break/>de mangle, metido en agua y fango, era monte bajo, manigua talada y reseca. No tenía acceso salvo a través del mangle, pero los carboneros que habían hecho la tumba, y formado sus hornos ahora fríos, quizá dos meses antes, habían construido una entrada de troncos y maroma, ya recubiertos de bejucos. Pero en seguida, después de los mangles, la tierra era firme y seca, cubierta de ramas secas, de gajazón, de troncos devastados, entre los cuales la hierba comenzaba a crecer ya solitaria y lujuriosamente, casi hasta la cima. Luego un breve redondel, se daba el espartillo sabanero y, en la cresta, las siete canas.<text:line-break/>       El cayo estaba fuera de las rutas corrientes del cabotaje y del transporte, pero en tiempos de muchas velas había sido anotado en las cartas. En el siglo <text:span text:style-name="T2">xix</text:span>, cuando las sayas eran largas y huecas, a los marineros les pareció una mujer tronchada por la cintura, y le llamaron Cayo Miriñaque; los contrabandistas de petróleo —hasta este día de 1917— y luego los de ron le llamaron Cayo Canas. Félix Oquendo la había visto en sus buenos tiempos; los malos lo trajeron a «él» de arribada. Ahora estaba «en él», sin posibilidad de salida, y la gajazón dejada por los carboneros idos comenzaba a arder, desde abajo, por sus ocho vientos.<text:line-break/>       La primera candela que se vio pestañear desde fuera del mar había sido prendida del lado de la brisa, al borde casi del agua, por donde estaba la entrada, antes de las siete. Aún era de día y desde el guadaño lo primero que se notó fue el humo. Al ponerse el sol se calmó el mar, se cubrió de un gris pizarra, que se profundizó rápidamente. A distancia, por el lado opuesto, la goleta corría sola, cortando el horizonte, mientras alguna motora iba prendiendo en derredor nuevas candelas, arrojando por encima de la estrecha franja de mangles bolas de estopa enchumbadas de aceite. De pie en el bote, el muchacho iba siguiendo el brote de nuevas candelas, hasta que el volante todo del cayo estaba florecido de ellas. El cerco de pequeñas llamas, a intervalos regulares, era como un aro lumínico en el mar de la tarde.<text:line-break/>       Y dentro de ese cerco estaba ahora el patrón, el viejo ancho y plano, la cabeza erizada de pelos y barba color de maloja. Era día aún cuando, halando de su cachucha, llegó al varadero, con una picada de bala en la cabeza, seguido de cerca por una de las motoras, y lo primero que hizo, una vez entre la maleza, fue orinar en la mano y rociarse la herida. Después la restañó con un puñado de tierra, se aplicó encima una hoja arrancada al azar. Se sentía aturdido, pero, fuera de eso, no notaba dolor. Sintió trepidación de motores cerca, como carcajadas de burla, estallidos de Winchester, quizá silbidos de bala. Entonces notó que le había raspado, de refilón, uno de los pómulos (el izquierdo), pero sin apenas sacarle sangre. Tirándose de la cachucha se había arrojado de bruces en la orilla, y trilló arriba, por el que hubiera sido vientre o grupa de la dama sin cabeza.<text:line-break/>       Estaba aún a pocos metros del agua, y no había notado la candela. Esperaba que Hines y su gente le siguieran, y quizá burlarlos entre la manigua.. Pasado el terreno blando, resbaló, cayó de bruces. Por unos minutos braceó, sobre fango y hojas, y cuando se hubo puesto de pie nuevamente, pisando tierra sólida, se vio allá abajo la primera alita roja de candela.<text:line-break/>       Pero tenía ahora muy confusa noción de lo que pasaba. Lo que había pasado la noche anterior (la noticia de la defección de Hines) y el día que acababa de expirar (la persecución por Hines) eran demasiado. Cuando hubieron pasado los disparos y las «risas», se incorporó poco a poco y empezó a gatear. Había aún <text:soft-page-break/>bastante luz para apreciar en el triángulo de mar que abarcaba remotas y en silueta las velas de La Zapata, pero lo primero que pensó con claridad fue: «No han seguido a las velas; tienen potentes anteojos y nos han visto; quizá hayan apresado el guadaño… O quizá, desde el guadaño, el muchacho esté pensando…». Sus ojos redondos y grises, cavernosos, atisbaron, fijos, largo rato por entre su propia manigua de pelos canos, a la forma leve, tenue, que podía ser un barco de papel en una poceta. Por unos minutos permaneció así, entre fascinado y aturdido, las imágenes hirviendo en su cabeza, sin delimitación de tiempo ni clase. Uno de sus cortos y duros brazos se había alzado, como por propio y autónomo impulso, y mientras miraba fijamente a la remota vela, la mano dura, trompuda, se posó en su cabeza. Luego, cuando la vista no tuvo ya nada que ver en aquel sentido, y el tiempo, y acaso la brisa, habían aclarado algo en él, notó que en la coronilla el pelo formaba una costra áspera y viscosa. También el Winchester de Hines había pasado por allí.<text:line-break/>       Con la imagen del guadaño aún ante los ojos, cuando acababa de desvanecerse la vela de La Zapata, como detrás de una cortina. Pero que unos ojos jóvenes como los de Martín hubieran visto aún-, la figura y el ser entero de Hines estallaron en su cabeza. Fue al comenzar a recobrarse del aturdimiento, como si en aquella cavidad confusa, de niebla y sangre (seguía palpándose la coronilla encostrada), la única realidad hiriente y exasperante fuera Hines, el antiguo socio convertido de súbito, por incomprensibles y remotos cambios, en cazador de los suyos. Hines llenó entonces estos primeros minutos, cuando Oquendo aún no tenía conciencia clara de lo que había ocurrido la noche y el día a había lanzado, y cuando m siquiera pensaba adónde se había lanzado, y las candelitas en torno al volante de la falda eran todavía tiernas, menudas, inseguras, luchando aún por aferrarse a la chamarasca, a la gajazón, contra el zumo y el verdor de la manigua no talada. Todo empezaba ahí: en Hines y su deserción. Hines había surgido en el Canal Viejo la noche antes, con dos grandes motoras, que les habían dado caza varias horas entre cabezos, bajos y arrecifes. En su goleta, Oquendo había logrado, al fin, despistarlas, y se había refugiado, de momento, entre cayos chicos. Desorientadas, las lanchas continuaron explorando la zona, con método y calma. Oquendo no ignoraba que una hora u otra reaparecerían, y que, hecha la presa, sería buena. El desertor venía con furia: ninguno se engañaba.<text:line-break/>       «Ninguno», a bordo, eran Oquendo, su segundo, Figueredo, el mecánico sin máquina Arrese, y el muchacho, Martín. A bordo traían ahora no contrabando, sino un cargamento más extraño: niños; los cuatro hijos de Oquendo -además de Martín-, que transportaba, muerta la madre, de Nuevitas a La Habana, para entregárselos a Regla, la madre de Martín. Aquella noche Arrese se fue en el bote más grande, con una pequeña vela, con los cuatro niños, dos varones y dos hembras, casi desnudos, de siete a once años. Los demás se quedaron a bordo.<text:line-break/>       Lo ocurrido durante el día era aún borroso. Oquendo se levantó trabajosamente del fango, se esforzó por tenerse en pie, volvió la cabeza a un lado y a otro, preguntándose dónde se habría metido. Tanteando con pies y manos, dio unos pasos por la vereda, sujetándose de las ramas, buscó con los pies un espacio más firme y llano donde tenerse. Ya desde allí podía distinguir, arriba, las cabezas quietas de las palmas lanudas, contra un fondo brilloso de tiniebla. Reconoció bien el sitio. Por un tenso y breve espacio de tiempo, la <text:soft-page-break/>cabeza levantada contra la brisa, trató de concentrar sus sentidos en lo ocurrido, para llegar, finalmente, a su situación presente. Era claro que Hines había ganado, pero él —Oquendo— algo había conseguido. Este pensamiento lo envolvió y sostuvo por varios minutos. En el momento crítico, todavía su vieja cabeza había podido concebir y ejecutar un plan inesperado y temerario. Con esto no había defraudado a sus compañeros, que siempre esperaban de él esos planes inesperados y audaces, y había salvado -sin duda llegarían a tierra, con Arrese por patrón- a los niños, y acaso hasta a los otros camaradas, incluso a Martín.<text:line-break/>       Sin noción clara de por qué lo hacía -quizá porque ninguna otra cosa le llamaba- comenzó a ascender por el trillo serpeante, todavía aturdido Y agarrándose a las matas. Todo el cuerpo parecía esforzarse por revivir de una terrible postración, que tiraba de él hacia abajo. Después de los primeros metros la cuesta era menos empinada. Mecánicamente giró hacia un breve raso dejado por los carboneros, más allá del cual, en una depresión del monte, avistó y reconoció las formas de unas pocas tamboras de gasolina, olvidadas, sin duda, en alguna de sus propias expediciones. Llegó hasta el borde del depósito enmascarado, y en seguida saltó a su mente todo el trazado en que estaban repartidas las reservas, apresuradamente traídas aquí desde Cayo Caimán, cuando habían sido perseguidos -aún Hines era leal- por una motora del Gobierno: dos tamboras aquí, dos allá, a la misma altura, en la pendiente opuesta, y tres o cuatro en las otras pendientes. Eran éstas cantidades que habían dejado para una expedición ulterior. Oquendo trató de calcular mentalmente en qué fecha habían sido traídas, pero las fechas estaban irremediablemente ligadas y confundidas. Le era imposible separarlas.<text:line-break/>       Se acercó tanteando al nido, quiso cerciorarse de que las tamboras estaban aún allí —que los carboneros no habían tropezado con ellos, aunque quizá sí con algunos de los otros, o con todos—. Se bajó con trabajo para verificar con la mano que la primera tambora estaba allí con su forma y peso. Hecho esto advirtió que no podía levantarse, y se sentó trabajosamente en ella. En este intervalo, la imagen de su triunfo de aquella madrugada y la tarde siguiente -imagen que le había ayudado a subir la primera parte de la pendiente- se borró. Se sintió entumecido, baldado, como sobrecogido por un reuma repentino. Los años —serían más de sesenta— se le habían venido encima de golpe. No los había sentido hasta entonces. Tenía treinta y ocho cuando consiguió su primer y último mando a ultramar, y aquel impulso y gozo parecían haberle durado hasta ahora a través de varias escalas, la guerra, el cabotaje, el contrabando. De éste —en esta nueva guerra ajena— esperaba salir rápidamente próspero: apuchinchados, decía Figueredo.<text:line-break/>       Pero una racha traidora, un ramalazo de revés, lo lanzó de pronto cuando menos lo esperaba —y cuando no había nada ilícito en su viaje— contra este cayo, donde aún quedaban intactas unas tamboras, para una expedición que nadie realizaría jamás. Sentado sobre una de ellas, sus ojos persistieron pegados contra el norte, donde minutos antes se había borrado la silueta de las velas, y contra el noroeste, por donde, si no había sido apresado, el guadaño iría tirando hacia la costa. Por este hilo volvió a su única compensación: la salvación de los niños, la treta de lanzar la goleta sin tripulación a favor del viento para distraer a las lanchas. Aun vencido, si los otros llegaban a la costa, habría ganado.<text:line-break/><text:soft-page-break/>       Esta idea lo espoleó de nuevo, venció la inercia y tirantez de los músculos: se enderezó con crujir de huesos y piel y costras de sangre. Arrancó las botas del suelo como un hombre que revive después de años de inmovilidad, cuando ya las botas se han cubierto de musgos y bejucos, y volvió al trillo, y ascendió forzadamente hacia el segundo rellano del cayo. Desde allí podía apreciar ya, vagamente, un amplio círculo de mar oscuro, y tomando como referencia un árbol desmochado, percibió la luz lejana que, muy lentamente, comenzaba a girar en torno al cayo. Fue como una lucecita más que se enciende en su cerebro. Era así: después de un fogonazo en la cámara oscura, una tiniebla transparente y espectral, que va disipándose gradualmente al encenderse minúsculas lucecitas fijas que quedan. Oquendo vio aquel farol lejano y adivinó que, sin duda, tenía un sentido para él. Murmuró: «Quizá hayan cogido La Zapata. Si la cogieron, antes de estallar, puede que hayan cogido también el guadaño, y que el muchacho y Figueredo estén ahora en ella, presos, quizá amarrados al mástil, espalda con espalda».<text:line-break/>       Hizo un alto, la vista clavada en el farol lejano, como un cocuyo suspenso en la tiniebla. Todo su cuerpo encartonado se estremeció. Lo invadió una corriente fría, un terror oscuro. Gritó con voz aguda: « ¡No! ¡No los habrán cogido! ¡No los tendrán ahí dando vueltas al cayo para ver…!».<text:line-break/>       Siguió gritando, agitándose en breves sacudidas. Mientras lo hacía, sin apartar la vista del farol remoto, había percibido por primera vez la candela al borde del agua. La llama, todavía leve y tierna, asomaba tímidamente camino arriba, por sus bordes de hojas secas, por el estrecho canal cincelado a machete en la manigua. En el momento de verla —aunque sin mirar aún sino al farol lejano—, sus dos puños se alzaron paralelamente, separados del cuerpo, como para defenderse de una acometida. En ese instante algo —¿alguna hoja ancha y suelta en la brisa?— se interpuso entre su vista y el farol distante, y se dio cuenta de que mientras se sentaba en la tambora había estado empuñando aquel machete abandonado por los carboneros, esgrimiéndolo ante sí. Por un momento distrajo la atención sobre este paraguayo que había aparecido en su mano, herrumbroso y mellado, usado hacía tiempo para abrir pequeños nidos y veredas en el monte, y notó que temblaba ante sus ojos. En seguida llameó en su mente la realización de que para nada podía servirle ya un machete, ni otra cosa. Se había arrojado al cayo -lo habían arrojado- como un sapo viejo en un montoncito de gajazón, y le habían dado candela. Sin duda le estarían dando candela todo en derredor, mientras La Zapata, apresada y, acaso, con Martín y Figueredo en ella, daba vueltas en torno.<text:line-break/>       Esto, se dijo, era ya evidente, Hines mismo estaría lanzando estopas empapadas en aceite. La imagen del antiguo socio lo espoleó, moviólo a una nueva furia. Con ella por motor se impelió a sí mismo, ciegamente, cuesta arriba. Corrió a trompicones, apoyándose por momentos en el machete, jadeando, afanoso, no por la idea de salvarse a sí mismo del cerco de fuego, sino de insistir pensando en la imagen de si Hines estaría realmente paseando a Martín en derredor para que viera cómo las llamas iban formando un anillo en torno al cayo, en cuyo cono estaba su padre, el viejo «pirata». Era como correr a aquel centro para completar él mismo en la realidad la imagen que Hines podía estarse formando.<text:line-break/>       Desde arriba, Oquendo se vio a sí mismo de ese modo. El farol estaba allá, <text:soft-page-break/>remoto, moviéndose lentamente. Y no había duda de que era La Zapata, y de que estaba casi en la misma posición en que la viera al anochecer. Pero ahora le pareció entender ya sin duda su sentido, el comienzo de su lenta circunvalación, para seguir, hora por hora, el progreso de las llamas en derredor. Y Hines allí, en cubierta, para recordárselo al muchacho…<text:line-break/>       La figura astrosa, enfangada, rota, encostrada, entumecida, del viejo se animó otra vez. Había ascendido hasta el racimo de palmas canas, se había quedado en el centro —donde el tocón de una derribada por los carboneros ofrecía un asiento de vigía—, mirando, sin verlo, al farol que sabía era el de su propia goleta. Todos sus sentidos se volvieron al presente. Relacionó el farol lejano, que había avanzado algunos grados hacia el poniente, consigo mismo. El grupito de palmas canas en el pico le decía que, sin lugar a dudas, éste era el cayo, su cayo. Las tamboras mismas podían ser un error. En otros cayos, otros hombres tenían también tamboras de gasolina. Pero Hines dejaba ésas para una acción posterior, y había atacado primero a su socio. Toda su rabia, destapada de golpe, se había vuelto contra él. Se había presentado muy a ras de agua, en una motora plana, pero detrás sin duda asomarían pronto torres más altas. Frente a eso nada podía el velero. Había virado hacia la zona de los cabezos, bajos, arrecifes, pero Hines la conocía también. Oquendo esperaba poder hacer noche, pero antes Hines estaba a la vista. La última treta: el velero solo navegando hacia el norte, el guadaño hacia el oeste, y él, Oquendo, en la cachucha a ocultarse en el cayo hasta ver. Pero Hines estaba demasiado cerca; no podía uno calcular la velocidad de esas lanchas… Lo que ocurrió en seguida estaba envuelto en niebla.<text:line-break/>       Oquendo no pensó por de pronto en sí mismo. No vio siquiera imaginativamente cómo las varias lengüetas prendidas en derredor se irían fundiendo en un aro de fuego que avanzaría hacia arriba, consumiendo a su paso la submanigua, las ramas y las hojas secas, y llegando a sofocarlo en lo alto de la pirámide. Todavía le quedaban fuerzas para odiar a Hines. Era éste quien había puesto la idea y el dinero. Lo había sacado a él, Oquendo, y a sus dos viejos, de la ciénaga de su vieja goleta, la A Serrucho, remendada y trompuda, en la que achicando regularmente hacían aún algunos viajes por el norte con pieles, carne curada, madera y carbón. Hines compró la otra goleta, fina y marinera, y marcó las nuevas rutas secretas. Pero Oquendo retuvo el mando, se encaró con Hines, le mostró que sabía más de estas rutas que él. Hines era piloto graduado, prófugo de mar y tierra. Una vez había mandado una motora armada —quizá una de las mismas de esta tarde— a interceptarlo, para robarle su propia carga y, con ella, la comisión. Pero Oquendo, desconfiando de las indicaciones, había seguido otra ruta, había encontrado el submarino y vuelto con el producto en dólares. Ahora Hines tenía motivos mayores para desertar y volverse contra él, pero todo estaba asentado sobre sus dos odios. Quizá Hines fuera capaz de matarle al hijo, después de pasearlo, en procesión, en torno al cayo ardiendo.<text:line-break/>       Esta idea le hizo contraerse, le imprimió un nuevo impulso ciego por hacer algo. ¿Hacer qué? Empezó por moverse a tientas entre las palmas, con ojeadas de cólera hacia el farol —que avanzaba lentamente, grado a grado, como una manecilla en la esfera del mar que contara las horas que las llamas tardarían en unirse en anillo y subir hasta la cima—, alzando y bajando el viejo machete como símbolo impotente. Como encerrado, se movió por el breve raso de la cima, sin <text:soft-page-break/>poder ver aún desde allí el fuego que se arrastraba, como una marea, desde abajo. Su agitación lo movía a hacer algo, pero a poco tropezaba, dentro de sí mismo, con un muro impenetrable. No había al alcance de sus fuerzas de natación —aun cuando éstas fueran las mismas— ningún cayo. Había pájaros que no tendrían fuerzas para volar hasta el cayo más cercano y, sin duda, tendrían que perecer aquí con él, en el aire. Pero ni siquiera pensó en nadar, ni en ningún otro medio de salvación. Los había abandonado casi todos, precisamente, a ver de salvar al muchacho y al segundo. Pero el pensar que Martín estuviera en manos de Hines le daba, a estas horas, poder para agitarse y batallar, interiormente, contra su socio. Acudió a cuantas blasfemias conocía, por las cuales pudiera soltar parte de esta rabia. Siguió con intensa concentración el lento curso del farol, y cuando se retrajo de aquel estado, notó que le dolían los ojos, que las piernas le temblaban de ira o debilidad.<text:line-break/>       Volvió a sentarse en el tocón de palma. Volvió, por unos minutos, el pensamiento hacia lo que estaba pasando en la base del cayo. Por ahí andaba una lancha, otra motora. De ella habían partido los disparos y las candelitas. Ahora debía de andar también en derredor presenciando el espectáculo.<text:line-break/>       Por primera vez se le presentó clara la imagen de su estado real, tal como lo estarían viendo desde fuera. No el peligro en que pudiera estar, sino la idea de cómo Hines y los suyos lo estarían viendo, cómo le estarían diciendo a Martín: «Mira, mira cómo va subiendo la candela…». Era más que probable que hablara así, mientras Martín —y Figueredo—, amarrado, chillaría, escupiría sangre y saliva al aire. ¡Pero inútil!<text:line-break/>       A esta idea —lo irremediable— se había resignado desde que tomara la decisión de correr el riesgo. Ya antes se había dicho: «Un día se le acaba a uno la cuerda, o se le rompe. Si se acaba, es como si se rompiera, pues no habrá quien pueda darla de nuevo. Cuando venga ese día…».<text:line-break/>       Lo invadió algo así como una oleada lenta de desaliento. Todavía no pensó intensamente en el peligro que le ceñía; sólo en su propia impotencia para hacer nada por el muchacho, contra su socio. Detrás de la motora vendría el crucero, y detrás otro, y otro…, hasta dar la vuelta a la tierra. Contra eso, nada se podía. Eran esos cruceros —o lo que fueran— los que iban desenrollando la cuerda, que se estaba acabando…<text:line-break/>       De pronto le sorprendió no ver ya el farol. Miró intensamente en la dirección en que debía estar, siguió luego con la vista el curso que llevaba. En tanto, se había ido poniendo de pie, obsesionado aún por la idea de lo que podía estar ocurriendo a bordo. La luz se había apagado, o la había ocultado alguna cosa. Se azuzó a sí mismo y, arrastrando los pies, con los músculos rígidos, tiró de sí hacia el borde del sur. De nuevo descubrió el lucero. Divagando, se habría ido acaso una hora. Todavía podía calcular: la vuelta entera, con la brisa que había y con todo el trapo, siguiendo el círculo empezado a tres millas del cayo, tardaría acaso seis o siete horas en darla. Las suficientes para que las llamas tocaran la cima y lo envolvieran totalmente. Para entonces el día estaría próximo, pero Oquendo —pensó ahora— acaso no llegara a verlo.<text:line-break/>       ¿Por qué no? Se lo preguntó en seguida y en voz alta. El haber dado previamente por terminada la vida quedó olvidado en un instante. Sintió el machete en la mano, y recordó dónde había tropezado —cerca de las tamboras— con otras herramientas dejadas por los carboneros. Lachas, palas, guatacas… Sin <text:soft-page-break/>más, corrió a rescatarlas. Se le ocurrió que las llamas podían llegar hasta allí y hacer estallar las tamboras. Quería rescatar las herramientas, podían servirle para abrir guardarrayas, librarse de la candela. Apresuró el paso hacia el lugar; cargó, con trabajo, al hombro los Instrumentos y, sin soltar el paraguayo, volvió a subir con ellas a la cima. Este breve raso podía servir como base de ataque en cualquier dirección que considerase factible. Por de pronto, la idea de librarse del fuego tomó posesión en él. Desde el depósito había podido ver cómo, por el nombre, las llamas alumbraban ya una buena zona de agua; el humo mismo – la brisa era ahora del nordeste- llegaba, aunque todavía diluido, hasta la cima. Le picó la nariz y los ojos, abriéndose paso por entre cejas, pelo y barbas; lo instó a apresurar el paso. La cima no era realmente un pico; formaba un plano con un reborde más elevado que lo protegería contra las llamas, caso de que éstas no fueran muy violentas. Entonces notó que por otro costado —el del nordeste— eran también visibles. El humo venía en mayores y más penetrantes bocanadas, pero se diluía al instante. Escuchó atentamente, a ver si las sentía crepitar. La respuesta negativa le dio a la vez una sensación de lejanía y espectralidad. Las llamas allá abajo no tenían distancia, ni más realidad que una vaga visión. Encandilados por ellas, sus ojos se sostuvieron fijos en aquella dirección, hasta que la pura fatiga física los hizo replegarse. Entonces se volvió al lado opuesto, a la tiniebla, y procuró de nuevo localizar el lucero. Tuvo que esperar largo tiempo, volver a hacer un nuevo y largo esfuerzo, para percibirlo navegando solitariamente hacia el sur, minúsculo y aparentemente remoto. La brisa leve y constante no había variado, y el cielo estaba, como al anochecer, cubierto de una capa gris de nubes, que sólo a pequeños trechos dejaba ver estrellas. No había luna, y la visibilidad en general era mala, aunque no de temporal. Oquendo había perdido la noción del tiempo transcurrido. Ni siquiera estaba completamente seguro de que fuese la noche del día en que había sido perseguido por las motoras.<text:line-break/>       Se le ocurrió entonces que, a veces, cuando espera uno algo grave, no ocurre. Martín podía sobrevivir, después de todo, y eso era cuanto importaba. Trató de apartarlo de su obsesión. Después de todo, nada podía hacer ya para valerle.<text:line-break/>       Todavía no se le había presentado claramente la noción de que pudiera morir abrasado. Mientras había estado planeando el golpe para engañar a los perseguidores, se había representado a sí mismo guindado, fusilado, pasado a cuchillo. Estaba pronto a afrontarlo, pero peleando. ¡Pelearía! ¡Los obligaría a matarlo peleando! No había podido imaginar este fin… ¿El fin? ¿Sería realmente el fin? ¿Y si se salvaba? ¿Si conseguía quedar a salvo en alguna isla del monte? Cuando se quema una «tumba», siempre queda vivo algún animal y planta. En este caso, él podía ser parte de los que sobrevivieran. La idea, súbita, de morir quemado lo movió a recobrarse de su resignación a morir; lo instó a hacer algo por defenderse; al menos defenderse, no dejarse morir sin pelea. Toda otra idea quedó oscurecida, o en un trasfondo de su conciencia: Martín, los otros muchachos, Regla, Figueredo, el propio Hines, quizá gozándose malignamente desde La Zapata; todo era imágenes de trasfondo. Ahora volvió a ser hombre simple, frente al elemento terrífico. Ante otro enemigo…, sí hubiera peleado, pero con ánimo distinto. Había estado dispuesto a pelear, y casi lo veía —se veía a sí mismo peleando— con gozo. Pero la simple visión del fuego en derredor lo <text:soft-page-break/>movió a combatirlo, con irritación y espanto, desde una zona de sí mismo más estrecha. No había en ella espacio para pensar en el sentido de esta pelea, ni aun si, sobreviviendo al fuego, podría hacerlo al hambre y otras calamidades. Quizá tuviera que morir lentamente en medio de las cenizas; si nadie venía a rescatarlo —pero ¿quién había de ser?—, con toda certeza tendría que perecer allí, lentamente.<text:line-break/>       Pero mientras, mentalmente, había empezado a enumerar esos terrores, halló que su base era reversible: tenía un hacha, encontraría algunos clavos, había siete palmas y restos del monte devastado por los carboneros… Podía fabricar una balsa, llegar a la zona más densa de los cayos… Aún podía vivir y esperar, y acaso… No duraría siempre… Quizá un día pudiera volver, y encontrarse con Hines… Acaso le quedara aún otra operación antes de…<text:line-break/>       Las llamas subían ahora voraces por el nordeste. No sólo se les veía estirar las lenguas en la tiniebla, sino que, aunque todavía tenuemente, se sentía su crepitación, tarascando la subcapa de la manigua seca, penetrando por entre la densa gajazón, llevando consigo al aire los tufos penetrantes de mil especies verdes y retoñantes, de plantas y animales. Involuntariamente se estremeció, contra todo razonamiento según el cual pudiera combatirlas. Solamente se alzaban bastante por aquel lado para ser oídas desde la cima y ya le hacían estremecerse. Temblar cuando aún había tantos recursos a que echar mano. Todavía las llamas estaban distantes y siempre quedarían zonas de plantas verdes. Había visto más de una quema de monte; la había hecho él mismo en otros cayos; sabía combatirla.<text:line-break/>       Activado por el propósito, alzó el hacha al hombro. Había dejado en el suelo el machete con las demás herramientas. Entre éstas escogió una piocha, y dio unos pasos en dirección al suroeste, de espaldas a las llamas. Cruzó el reborde, se aproximó a la maleza y se detuvo poco a poco, dándose cuenta de que no tenía ningún plan cierto que ejecutar. ¿Cavar una trocha, aislar una zona, abrir un refugio en la tierra? Antes convenía estudiar el aire, la topografía, el comportamiento de las llamas. Por aquel lado el monte estaba callado y entenebrecido. Escuchó atento. Oyó silbidos bajos y furiosos, como de caguayos, y sintió rebullicio en el tejido de arbusto que vestía el cayo. Esto le hizo preguntarse si no habría otros peligros, además de las llamas. Eliminó el cocodrilo: no lo había visto aquí, donde la única parte húmeda era el borde inferior. De haberlo, quizá viniera reptando hacia arriba, huyendo a la candela. Si había manatíes, estarían en el agua. Había visto jubos, culebritas ciegas, chipojos, bayoyas, iguanas… ¡Ah!, y una especie de jutía, que le decían mandinga, sobre los mangles. Ésta podía ser su comida en días sucesivos. Los mangles no ardían. Para prender fuego los incendiarios habían tenido que arrojar sus estopas por encima del vuelo verde, tierra adentro, donde empezaban los múltiples y densos arbustos secos y gajazón. Las jutías mangleras que hubiese se quedarían en la orilla. Después de la guerra, Hines y los suyos lo darían por muerto y se irían a cazar a otros «bucaneros». Oquendo así lo esperaba.<text:line-break/>       Se volvió hacia la cima. Todo hacia abajo presentaba una cerrazón tenebrosa. Por ella vendrían las llamas con sus lanzas rojas hacia él. ¿Cómo aislar a tiempo una zona suficiente para respirar en ella? No se sentía con fuerzas; el darse cuenta de esto le hizo perder aún más de las que le quedaban; abandonó la idea. Subió de nuevo afanosamente hacia los guanos, asiendo la <text:soft-page-break/>vista a sus melenas, oscuras e inmóviles, contra un fondo inmóvil y oscuro. Las palmas le comunicaron un sentido refrescante. Sin explicación posible, le pareció que cuanto más abajo, más calor hacía; que la tierra misma se estaba calentando. Desde la cima echó otra mirada hacia donde esperaba ver el farol, y allí estaba, en efecto, casi confundido con una estrella. Había dado casi media vuelta al círculo. Esto le hizo calcular a Oquendo que habrían transcurrido de cinco a seis horas desde que se había iniciado la caza. Podía ser más o menos. No importaba. Había soltado las herramientas, se había sentado en el tocón, de espaldas al noroeste. Se había quedado con los brazos doblados, descansando sobre las rodillas, las piernas juntas, sobrecogido como de frío. Pero no era frío lo que hacía; aunque calor, tampoco. No sentía sofoco, y su respiración era fluida, aunque corta. Se preguntó a sí mismo si se sentiría bien. ¿Por qué no había empezado a abrir una guardarraya, una trocha? No iba a esperar que la candela llegara arriba; ya los mosquitos parecían subir en enjambres inmensos —zancudos, lanceteros, corasíes, guasasas, jejenes…—, se abatían sobre él como nubes de langosta. No los había notado hasta entonces. Su piel reseca tenía una corteza de décadas de sol y aire de mar que no penetraban los aguijones, y a la que las guasasas se adherían como a un lecho. Con las manos rebañó las guasasas de la cara, pero la furia de los mosquitos era tan desesperada que penetraban por entre las barbas, se le clavaban en los oídos; le azotaban el rostro con el peso e impulso mismo de sus oleadas de terror. De la manigua virgen se levantaban, con el mismo espanto, infinidad de seres minúsculos, volando y reptando, que nunca habían sido perturbados, sino tal vez por los vientos y las olas. Ahora el fuego, el fuego reptante, que cundía múltiple y voraz, desde la cama milenaria de hojas descompuestas a la ramazón verde anual o perenne, haciendo huir de ella a los más enérgicos o los más nerviosos, sofocando antes de que se movieran a los más tardos o llenos. Oquendo sintió aleteo de pájaros por encima, notó repteo en torno a sus botas, como de hormigas, o quizá bibijaguas, o grillos, o arañas… Alzando la vista vio que por entre las nubes invisibles de mosquitos cruzaban, silenciosas, luminarias de cocuyos. Distrajo la vista siguiendo estas luces moribundas, que parecían marcar el curso de una vida: elevándose en arco de la manigua, yendo a apagarse a la contrapendiente, como un astro que sólo dura cinco segundos. Pero a unos sucedían otros, en una interminable dimanación de zambullidas de luz, que entre todos habían iluminado un dosel de noche sobre la cabeza del viejo. Le pareció que el zumbido de los mosquitos era la música de aquellas luminarias, pero en sentido inverso. En vez de acompañarlas en su curso, venía al encuentro de ellas, tropezaba con ellas, y en el encuentro el zumbido era como de furiosa pero casi callada resaca. «Escapando», se dijo; alzó la voz hasta oírse a sí mismo. «Huyendo a la quema. Ahorita estarán todos aquí.»<text:line-break/>       En ese «todos» iba comprendida la legión innúmera de bichos y aves de la manigua. Recordaba otras quemas; veía los animalitos —los que ahora sólo podía oír— precipitarse en locos espasmos de terror, retorciéndose, chillando, contrayendo y aflojando los músculos, abriendo bocas y ojos de espanto, mordiendo furiosamente con toda la fuerza de sus ansias; mordiendo, picando, oprimiendo, en convulsiones de muerte, ramas, dedos, zapatos; batiéndose locamente entre sí, buscando a ciegas una salida inexistente. Ésa era su tragedia, como la de los humanos: batirse entre sí, ante el terror, cuando ese <text:soft-page-break/>terror es incontrolable. ¿ A qué batirse? ¿ A qué tratar siquiera de canalizar, de aislar las furias rojas que subían desde abajo? En otro tiempo él hubiera tratado de capearlas, de hallar zonas neutras en ellas mismas, de sobrevivirlas. Ahora…<text:line-break/>       ¡Se sentía aplanado! El cuerpo tiraba de él hacia abajo, lo sujetaba al poyo. Todos sus músculos se habían ido aquietando, como acomodándose a su posición final. Sólo su cabeza se movía aún, mecánicamente, siguiendo el vuelo de luz de los cocuyos, deteniéndose a ratos en una dirección fija, sin ver, pensando solamente sin fuerza; viendo, recordando escenas fugaces del pasado, como en un sueño plácido, sin nada en él que marcara el paso del tiempo. Por largo rato sus ojos se estuvieron posando en el farol de la goleta, que era como un cocuyo paralizado en el aire, sin pensar en lo que significaba: una simple luminaria fija en el horizonte sur.- Luego algo trepó por sus piernas, hasta sus brazos y pecho. Sintió primero un cosquilleo próximo a la rodilla; le siguió otro en la doblez del brazo. Finalmente fue la estocada en el cuello. Oquendo no se había movido. Subconscientemente quizás haya pensado: hormigas, grillos, cualquier cosa. En todo caso, animalitos inofensivos. Había entonces cientos de ellos en derredor, incluyendo culebras sin veneno, lagartijas y bayoyas. Él estaba, en efecto, en el punto final de la carrera, contra el que las hordas surgidas de un lado se precipitaban contra las que brotaban del otro, donde sus agonías se arremolinaban, rompiéndose y aniquilándose entre sí como hinchadas corrientes encontradas. ¡Ese torbellino iba a engolfarlo!<text:line-break/>       Fue esta imagen la que lo estimuló a levantarse de nuevo. Se había estado haciendo en su mente, en forma de anillos vivos de animales cándidos que en el pánico se tornaban destructores. En realidad, no eran aún sino los más listos —por especies, por individuos, dentro de las especies—, los más previsores y nerviosos, que aún no se sentían atrapados por las llamas, que aún no se batían a muerte, sino en fuga. Las hordas más densas y asesinas vendrían después, en avalanchas cada vez más apretadas, por todas partes.<text:line-break/>       Otra vez en pie, Oquendo se confortó con la idea de que todo eso era imaginación y especie de fiebre. No se había movido a ver ni palpar qué le había picado, primero en las piernas, luego en los brazos y el cuello. En su estado de abatimiento, el pinchazo había sido leve: poco más que el de un mosquito. Pero, algo revivido, sintió otro pinchazo, esta vez más fuerte, bajo la barbilla, y cuando llevó la mano al sitio, palpó un cuerpo blando y velludo con tensas fibras rígidas al tacto. Al instante se percató de lo que era. Se dijo: «Arañas, arañas peludas». Y arrojó la que había cogido, con asco, lejos de sí. Con calma, sin estremecimiento, procedió a palparse las piernas y los brazos, triturando por encima de la tela de mahón los pequeños bultos peludos, fibrosos y viscosos que en el recuerdo veía como inmundos y escalofriantes bichos pardos que salían de sus cuevas remando sus cuerpos de pulpo sobre la superficie caliente. Las aplastó a todas, sin sentir miedo —asco tan sólo—, y luego se sacudió para hacer que los cadáveres cayeran al suelo. Se movió del sitio, diciéndose: «Total, nada. Estoy inmunizado. Otras veces me han picado, y ni siquiera me dieron fiebre. ¡Arañas!».<text:line-break/>       Había empezado a agitarse otra vez, como con nuevas energías, como despertando tarde de un sueño denso. Se sintió avivado, dispuesto a salirse de este remolino de bichos suicidas. Se le figuró que era precisamente allí, en el rellano, entre las canas, adonde todos vendrían a estrellarse y morir en tremendo <text:soft-page-break/>torbellino unos contra otros. Ya de pie, pero aún sin una decisión en cuanto a qué podía hacer, trató de imaginárselos –casi a modo de acicate– surgiendo de todo el cinturón de manigua para encontrarse en lo alto en un tremendo choque de mareas, pugnando cada ola por romper sobre la pendiente opuesta, encontrándose con que de todos lados las llamas venían quemando en cerrado anillo la zona más abajo de la cual no había vida para ellos. Sólo algunas aves tendrían acaso fuerza de vuelo para llegar a otras tierras. ¿Y él? ¿Debía declararse muerto? ¿Entregarse, dejarse consumir por el fuego sin siquiera retorcerse, sin luchar como esos bichos por huirle? Alzó la vista. Por encima, entre las nubes, sintió aleteos; aves oscuras, como murciélagos y lechuzas, pasaban en disperso y desesperado e invisible vuelo, sobre las rayas de luz de los cocuyos. Pasaban ya como jadeando, como si ya estuvieran al final de sus fuerzas, y se las imaginó volando —en vuelos cruzados, encontrándose sobre las melenas canas— en demanda de una tierra a la que ya no podían llegar, cayéndose al mar —algunas con plumas chamuscadas y sin ser aves capaces de boyarse—, con los muñones agotados. Se imaginó que algunas habían sido atrapadas en sus dormideros, teniendo que salir aleteando entre llamas, propulsándose con lo que les quedaba de plumas, respirando humo como murciélagos fumadores, para ir a morir al agua. Desde luego, eso era lo que haría todo ser vivo que pudiera moverse. Entre el fuego y el agua, aun cuando no hubiera otra esperanza, escogería el agua.<text:line-break/>       Y ésta fue su decisión. Mientras esperaba, semiconsciente, sentado en el tronco, pensando en las llamas como vértigos de seres vivos, en la atropellada carrera de los bichos por salvarse, por alargar quizá sólo dos minutos que a algunos les quedaran de<text:line-break/>       vida natural. Los recuerdos pasaban por encima ya sin precipitación, casi con una calma procesional, y no obstante, en un momento se proyectaban completos. Cada uno era un accidente terminado. En los intermedios, se sentía como en el vacío, luchaba por rehuir la proyección real de lo que le envolvía, se prendía de otra imagen o recuerdo. Pero de golpe, en ese deambular de sueño agónico, tropezaba otra vez con el cinturón ardiente, que poco a poco, por grados, lo iba ciñendo, y hacía un desesperado intento por evadirse.<text:line-break/>       «El agua, desde luego, es preferible.» Se lo dijo en voz alta. La voz era débil, quebrada, febril. Todo él se agitaba ahora con breves movimientos de fiebre, contracciones y expansiones de músculos. Al bajar a recoger el machete y el pico, lo hizo en tres movimientos sucesivos, doblando primero un poco las rodillas, después la cintura, y al fin arqueando todo el cuerpo. Había estado largo tiempo de pie, erguido, enfriándose —aunque el aire comenzaba a caldearse—, y cuando se dobló creyó oír los gañidos de sus yuntas como las de un muñeco de palo largos anos expuesto al aire en la misma posición, que luego se doblara. Dio, con decisión, unos pasos hacia abajo, por el viejo camino. Cada vez que se movía era en este sentido, tal vez porque allí el borde era más plano, el vuelo de mangles y pantano más ancho, y la tierra en la orilla más húmeda. La imagen del fango obró en su mente contra el terror del fuego. Pero a menos de media distancia de la cima, dio casi de frente con las llamas. Estaban allí mismo, alzándose casi silenciosamente como serpiente hacia la noche, el, la zona más seca. Venían en jaurías, en una crepitación constante y múltiple, como si en verdad fueran millares de perros tarascando la corteza del cayo. Oquendo había <text:soft-page-break/>bajado a la zona en que ya los bichos que quedaran habían sido drogados por los gases del carbón y esperaban, anestesiados, ser quemados. Recordó que, en otras quemas, animales —lagartijas, grillos, culebritas, arañas, alacranes, hasta pájaros— se quedaban en las zonas colindantes adormecidos y revivían después. El fuego enviaba por delante sus anestesistas, que —si no era muy rápido y violento— evitaban el dolor a las víctimas. Hasta las matas se adormecían antes de ser quemadas o chamuscadas. Pero esos anestesistas invisibles se filtraban muy por delante de las llamas, a favor del viento, y paralizaban en su fuga a muchos que, de otro modo, hubieran escapado. Una vez, a bordo, frente a un cayo ardiendo, un marinero —¡uno de los que Hines había apresado días antes!— había hablado de esto. Hasta las personas debían temer esa ola invisible de emanaciones que el fuego proyectaba por delante en los montes. Se conocían casos de gentes que habían sido rescatadas, anestesiadas, al borde de las guardarrayas, y otros que habían perecido porque los gases no les habían dejado escapar a tiempo. Esto lo sabían todos los montunos. ¿Podía ocurrirle también a él?<text:line-break/>       Tal idea le causó espanto; avivó su paso. «Tengo que abrir una trocha hasta el mar», se dijo. «Dos trochas. Aislar una franja.»<text:line-break/>       Llegó hasta donde el calor era inaguantable. Las llamas despedían un rumor de alas en el aire. Toda la cuesta por esta parte  —la pendiente más suave— estaba cerrada a brasa y llama. Oquendo se percató vivamente de que por aquí había llegado demasiado tarde y reemprendió el camino hacia la cima, furioso —aunque una furia sólo afiebrada y atenuada por su debilidad— por no haberlo hecho antes y como pronto a pedir cuentas a alguien. Como si, por descuido de un gaviero, el viento hubiera llevado la mayor en una borrasca. Pero cuando se sintió de nuevo arriba, no había a quien pedir cuentas, como no fuera a sí mismo. Y ni aun a él. Se le figuró que algo estaba desarticulado entre su cuerpo y su cabeza. Esta era similar a un bombillo fundido cuyos filamentos se rompen, pero que, con el movimiento, toman momentánea y accidentalmente contacto y vuelven a alumbrar. Por largo tiempo —tanto, que el fuego había tenido bastante para quemar un tercio del cayo, y el farol de La Zapata de dar tres cuartos de vuelta al mismo, a tres millas y media de distancia— sólo algunos de estos filamentos quedaron empatados en su cabeza. El conjunto no alumbraba, y él no podía ver claramente nada. Había intentado esto mismo —abrir trochas aisladoras de arriba abajo para neutralizar una zona en que quedarse, hasta que las llamas chocaran y se consumieran unas a otras— sin haber comenzado siquiera el trabajo, y sin pensar si realmente tendría tiempo o fuerzas para hacerlo. Renunciaba simplemente por falta de impulso, sin otra razón. Ahora, ante el peligro más inminente, creyó tener ese impulso. ¿El miedo? ¿La fiebre de las arañas? No se detuvo a pensarlo. Se sentía dispuesto a hacer algo, y con fuerza. Levantó otra vez el pico y el machete, y emprendió la marcha hacia el nordeste, donde una veredatrillo llevaba a otro de los depósitos.<text:line-break/>       Allí las tamboras estarían en una repisa de monte, donde terminaba un verdugón de tierra semidesnuda, casi hasta la orilla. Era la parte más árida del cayo. A unos trescientos metros notó que todavía no se veía el fulgor abajo. Además, el viento venía del lado opuesto. Podía ser que las llamas no hubiesen prendido por aquí. En todo caso sería fácil abrir trochas. No pensó que un solo hombre, aunque estuviera ileso, tardaría días, y que el fuego sólo tardaría horas <text:soft-page-break/>en llegar a la cima. De todos modos, no hizo ningún intento por empezar el trabajo. Al llegar al borde del depósito —el matorral había desaparecido, con sus tamboras quedaba sólo un apagado y renegrido horno de carbón— le aguantó el paso la presencia del lucero. Todavía allá, completando el primer circuito y dispuesto a iniciar el segundo, hasta ver todo el cayo convertido en brasero… No era confundible con ninguna estrella. Incluso parecía agitarse en la mano de alguien, aunque probablemente era el cabeceo de la goleta, en un mar que empezaba a picarse. Alzó la vista a las nubes, vio que la capa antes densa y quieta se movía algo, sintió por contraste —ahora que estaba en la pendiente contraria— que la brisa había avivado. Pero no era temporal. Solamente un soplo más vivo que precipitaría la acción de las llamas. Aún tuvo en sí una pausa rabiosa en que concentrar su encono contra Hines, pero no pudo afrontar la idea de que fuera a matar a Martín. «El odio es contra mí», se dijo. «Algún día…»<text:line-break/>       Notó que, con sensible progresión, la tierra dimanaba un calor enervante. Subía a oleadas, aunque sólo a los lados y abajo se veían asomar las lenguas coloradas. Para cerciorarse dio la vuelta al horno apagado y asomó al mogote —copia en miniatura, a modo de verruga, del cayo— que brotaba debajo. Las llamas venían ya trepando por él —unas llamas bajas, rastreras, cundidoras, veloces como culebras—. Más abajo, hasta la orilla, había hecho curiosos dibujos, dejando pequeñas zonas intactas, avanzando por otras de un modo envolvente, por sí mismas, golosas de hierba y hojas secas. Habían ascendido así, más rápidamente que por otros lados. Estaban llegando ya a otra veta de vegetación espinosa, con gajazón seca, dentro de la cual estaba el antiguo depósito. Cinco, diez, veinte minutos más y, si aún quedaban tamboras, volarían con tremenda explosión. Esto sería oído desde la goleta…<text:line-break/>       Se volvió de repente, poniendo por medio un espacio suficiente como para librarse de la supuesta explosión. Esperó largo rato. La ola de calor parecía seguirle, empujarle siempre con la misma intensidad. Veía que a ambos lados el fuego enviaba columnas volantes a cruzar las zonas intermedias cuya masa de fuego había quedado retrasada. Parecía tener todo un designio, un método. Seguramente había rebasado la zona más verde por todas partes, enlazando más arriba, sobre el volante húmedo. La idea de hallarse totalmente aislado del agua, por todas partes, lo atenazaba. Corrió a la pendiente contigua viendo comprobados sus temores: también por allí, aunque más abajo, se había cerrado el cerco. Volviendo sobre sus pasos, las herramientas al hombro, se gritó a sí mismo: «Es tarde. Es tarde. Es tarde».<text:line-break/>       De súbito se olvidó de que había dado su vida por perdida, y de que lo había hecho casi con júbilo, con tal de salvar a los muchachos. Hasta el momento final le había demostrado que se merecía el mando, que no se lo dejaría quitar mansamente. A esta hora —y esto se lo recordó volviendo a la cima, rehuyendo afrontar su perdición— los menores estarían a salvo. Estarían caminando monte adentro en algún cayo seguro. Sólo Martín…<text:line-break/>       Otra vez vio el farol. Le pareció que había completado el círculo, que ya iba entrando en su segundo viaje. Por esto calculó que era bien pasada la medianoche. Arriba la brisa era aún fresca, aunque le pareció que cruzaban acres tufos de quema. Quizá no fuera cierto. Desde allí se veían llamas casi todo en derredor y un amplio aro de mar iluminado. La misma cima recibía indirectamente el resplandor. Comenzó a ver pasar breves formas aleteantes por <text:soft-page-break/>encima. Se le figuró que las listas luminosas de los cocuyos eran más lentas y más tenues, y que los demás bichos pasaban con menos fuerza. Quizá muchos habrían hecho ya el viaje de ida y vuelta. Cruzaban de un lado a otro —a ras del suelo y por encima— rebotando, fatigándose, cayendo algunos derribados sobre su cabeza. No podía figurarse ahora ninguna medida a tomar. Había renunciado por imposible a abrir ninguna trocha hasta el agua. ¡Eso, imposible! Era demasiado tarde. Y no pudiendo llegar hasta el agua, menos podría neutralizar ninguna zona en el centro. Por eliminación —y acaso como más acorde con su falta de fuerzas— llegó a representarse la cima como un refugio. Se quedaría aquí, pero había que ensanchar el raso, cortar en derredor una franja de manigua para que las llamas se detuvieran más lejos. Eso era lo que procedía. ¿Cómo no lo había pensado antes? ¡Pero aún estaba a tiempo! Con un esfuerzo final, se levantó de nuevo, esta vez con sólo el paraguayo, y partió sin intervalo contra los primeros arbustos achaparrados que llegaban hasta el reborde mismo. Descargó un mandoble y algunos cayeron. Él se hincó en una mano, y un trozo de rama suelta vino a darle a la cara. Lo obligó a cerrar un ojo, pero con el otro abierto, y furioso, dio un segundo machetazo. Cayeron otros tallos y ramas y se volvió a hincar. Sintió humedad en la mano que empuñaba el machete —mientras con el otro brazo trataba de protegerse los ojos—, pero no sabía si era sangre o sudor. Le pareció que todo había comenzado a sudar un poco, aunque no paró atención en nada, salvo en seguir tumbando gajos, a un ritmo pausado, mecánico, que a él se le figuró tremendo. Le pareció que las matas caían sólo por el aire desplazado por la hoja del paraguayo antes de tocarlas. Algunas caían. Pero el machete sólo atacaba las primeras ramas, y seguía adelante. Por más de dos horas continuó esta operación cada vez más lentamente, en una carrera de agotamiento. Hacia el final —cuando se aproximaba en círculo al punto de partida— la hoja apenas penetraba en la madera. Caía y se alzaba como movida por un reloj cansado. Luego la hoja caía simplemente a tierra. Oquendo se enderezó aún, marchó a lentas zancadas hacia la glorieta de palmas. Las melenas canas formaban como un techo imaginario. Oquendo sintió que, realmente, había hecho algo. En todo caso, nada más podría hacer. «Si Martín estuviera aquí», pensó, «podría trepar a una de estas palmas, entre cuyas pencas se salvaría. Las llamas nunca llegarían hasta allí.» ¿Y después? Amanecería en lo alto de un guano, en un cayo carbonizado, sin nada en pie, salvo aquellas siete palmas y los chamizos, una ancha zona de agua en derredor, sin un bote…<text:line-break/>       Pero otra vez recordó que tenía un hacha, y que con las palmas podía hacer una balsa. Lo primero era no morir en el fuego. Su deseo e impotencia le hacían ver la zona rasa más ancha de lo que era. El no podría trepar a una palma. Pero había visto que las llamas no eran muy altas y, arriba, el aire corría libre. No había reparado mucho en la combustibilidad de la capa de hojas. En su imaginación, se había visto a sí mismo muriendo de muchas maneras; pero así, nunca. No se veía aún. No se atrevía a contemplarlo. Se había vuelto a sentar en el tocón, esta vez con los brazos cruzados sobre el machete, hincado éste verticalmente en el suelo, la cabeza todavía enhiesta, la boca entreabierta, la respiración silbante, mirando fijamente adelante, diciéndose con el pensamiento: «Lo que sea. Aguantaré aquí. Hay un gran trecho y puede que se apaguen antes de llegar arriba. Incluso…».<text:line-break/>       Levantó la vista a las nubes. Incluso podía llover. Su deseo le hizo ver que las <text:soft-page-break/>nubes -ya remotamente alumbradas por el incendio abajo- se estaban adensando, cargándose para llover. La brisa misma, cada vez más caldeada, se le figuró viva y húmeda. Hasta creyó sentir en el rostro las primeras gotas. Enjambres más desesperados de mosquitos se abatían sobre su cabeza y manos, mordían con rabia agonizante y rodaban. Muchos venían ciegos, tropezaban y caían. ¿Gotas de agua?<text:line-break/>       Los cocuyos habían dejado de pasar o de dar luz. Arriba había revuelo de aves locas. Piaban, graznaban, ululaban, chillaban, gritaban. Multitud de voces se habían formado en el aire. Quizá no pudieran emigrar, o no supieran, aunque tendrían que hacerlo. Así agotaban sus fuerzas girando sin fin sobre las palmas, viendo acaso el anillo de fuego todo en derredor. Por el suelo, los seres que trepan, gatean, reptan, saltan y se arrastran batían el piso como legiones de conquista en retirada. Le pareció a Oquendo que, al tropezar, eran como una corriente que da en una represa y la desborda. Los sentía por encima del empeine del pie, cuya media debían de haber comido de paso. Se le figuró que los bichos arrasaban cuanto hallaban al paso, procurando comer -no con hambre, sino con furia y envidia de muerte- cuanto había, destruir cuanto vivo tropezaran. ¿Y él?<text:line-break/>       Le hizo contraerse la idea de que no había tomado medidas a tiempo. Ahora iba dependiendo más y más de la fortuna y de su propia fortaleza pasiva. Mientras hubiera aire respirable, vivi ría, y las llamas morirían antes que él. En toda quema queda siempre… Se lo repitió varias veces.<text:line-break/>       Esperó en esta actitud: sentado, rígido, los codos apoyados en las rodillas, las manos superpuestas sobre el cabo del machete, respirando con la boca abierta. Los rumores en torno le parecían cada vez más flojos y blandos —y sin duda lo eran—, pero no advertía el mayor grado de calor, ni pensó que fuera sueño, o modorra, por las emanaciones, lo que le iba cargando. No se creyó cargado: simplemente le pareció que allí estaba como acorazado contra las llamas. Por la parte hacia donde estaba vuelto, se las veía ya bien altas. Llegaban a teñir de rosa una extensa zona de nubes. Su crepitación era más alta y furiosa, pero a él, todos los rumores formaban ya uno solo, sin gran variación. Notaba que algunos animales venían a saltos por el suelo, y que otros, por elaire, revoloteaban alto, esperando ver si el fuego cesaba para posarse. Antes de que eso ocurriera —pensó— habrían gastado sus energías de vuelo, caerían en el mar o en las llamas. Era bueno estar aquí abajo, guardando fuerzas, atesorando energías para mañana. No sentía hambre; tenía sed, pero era marino y había aprendido también a pasarse sin agua por mucho tiempo. El pensamiento de que era capaz de resistir cualquier sed le permitía aguantar ésta, que iba siendo más intensa que cuantas había pasado antes. No se sentía con ánimo de ir a chupar hojas para mitigarla. Contra el deseo que lo espoleaba, había una ligadura que lo sujetaba. Permanecería allí, y así, guardando fuerzas, hasta la mañana. Para entonces Hines se habría ido a los infiernos, creyéndolo achicharrado. Era el nuevo plan -¡el último!<text:line-break/>       Se fue sosegando sobre ese plan. ¡A qué afanarse! La candela no llegará jamás aquí. Había sido un disparate ponerse a rozar el monte. Se había fatigado. Todavía estaba echando el bofe. Lo que le hubiera llevado un día a un hombre, había querido hacerlo en una hora. Bueno, estaba hecho. Siempre ayudaría un poco… Le parecía haber limpiado una ancha franja de manigua en derredor, <text:soft-page-break/>cuando de hecho sólo había cortado unas pocas matas por un lado. Pensando en esto – sus pensamientos, aparentemente fatigados, como el cuerpo, se negaban ya a remontarse muy lejos, como temerosos a no tener fuerzas para llegar ni para regresar- se le ocurrió que la maleza tumbada formaba un alto rimero alrededor que, al prenderse, daría pábulo a las llamas. Debía haberla subido, prendiéndole fuego, quemándola, en pequeño, antes que llegara la quema grande. ¡Debía haber dado contracandela!<text:line-break/>       Oquendo sabía hacerlo, aprovechando las brisas. ¿Por qué no lo había hecho? Todo se le ocurría tardíamente. Los filamentos, el bombillo: su cabeza vieja… Los hilos tomaban contacto y se desempataban de nuevo al balancearse. Le parecía que ahora veía claros sus errores. Se hubiera podido salvar perfectamente, dando contracandela y aislando zonas. No pensó en que, aun así, a la mañana siguiente, Hines podía estar aún allí, dando vueltas al islote, con Martín ligado al palo, esperando ver si había ardido el cimarrón. No se iría sin haber visto su cadáver. Se lo había gritado bien claro cuando lo vio saltar al cayo: «No huigas a la quema. No me iré sin ver tu cadáver convertido en ceniza». Pero entonces Oquendo no oía nada, y ahora no lo recordaba. Todavía podía salvarse. Se lo dijo a sí mismo, en voz cortada, con silbidos de aire caliente por entre los labios secos y las barbas húmedas: «No llegará hasta aquí. Estoy viendo las llamas, que no alzan medio metro. La manigua tiene mucho verde; sólo arde la capa de hojas secas por debajo. Con poco se contiene».<text:line-break/>       Se había movido como sobre una peonza, el cuerpo rígido, sentado, en derredor, viendo venir ya las lenguas rojas por todas partes. Todo estaba ahora iluminado como por una luna llena detrás de tenues nubes blancas. Los zumbidos sobre su cabeza, o eran más lentos y desmayados, o su oído más tardo en percibirlos. Pero aún había enjambres de mosquitos. Parecían fenecer en el aire a poca altura, rodar por su cara, caerle sobre la cabeza, el pecho y los hombros. En movimiento giratorio alzó un poco los pies, y al volver a posarlos, le pareció que el suelo estaba cubierto de una capa de bichos blandos y moribundos, que se contorcían débilmente. Se le figuró que los pájaros chillaban aún, pero con gritos agónicos y remotos, sin fuerza, fatigados, aleteando, como heridos de muerte. Algunos le fustigaron la cara, al caer, con las alas. En uno de estos casos movió un brazo para protegerse del golpe que ya había recibido, y se encontró con que unas uñas se aferraban desesperadamente a su hombro, que un pico se sujetaba a su pelo. Dio un tirón Y lanzó la siguapa al suelo, al tiempo que, en un arranque estremecido, se ponía en pie y seguía braceando, como protegiéndose de una imaginaria bandada de carairas que ya bajara a picarlo. Oyó chillidos agoreros, silbidos de muerte. Se movió a ciegas y vio pasar sombras de alas en desmayado y atolondrado vuelo. Le pareció que algunas caían, justamente allí, en derredor, y que los reptantes se retorcían también en torno a sus pies.<text:line-break/>       Estaba otra vez de pie, la boca entreabierta, la cabeza erguida, mirando espantadamente en torno, a la marea roja que subía. ¿Podían caer los animales por sofocación, cuando las llamas estaban aún tan lejos? Dos tremendas explosiones se habían sucedido algún tiempo antes. Oquendo sabía que eran las tamboras de gasolina. Estaban a bastante distancia, a media cuesta. Ahora estalló la tercera. La tierra retembló y una como inversa lluvia de chispas fue disparada al cielo por el monte. Ése era el último depósito, que estaba algo más arriba, e indicaba que no estaban aún tan cerca las llamas. ¿Cómo podían los <text:soft-page-break/>animales morir tan pronto? Quizá hubiesen sido atrapados y llegaran ya quemados, heridos de muerte. De todos modos, decidió hacer algo. Se le ocurrió de nuevo la contracandela. Se registró los bolsillos en busca de fósforos, pero no había ninguno. Entonces decidió acercarse por donde las llamas eran menos altas, y ver si podía sacar una rama encendida. Bajó temblequeando, aferrándose a sí mismo, pero a los pocos metros notó que era imposible. El calor se tornaba cada vez más intenso: se volvió, apurando el paso hacia arriba, en busca de aire fresco. Consiguió ganar la cresta haciendo breves pausas. Por donde parecían menos altas las llamas, la brisa las aplanaba contra la tierra, las impelía a rastras. El calor sofocaba de aquel lado, y Oquendo, escapando, fue hasta el reborde opuesto. Allí se dejó caer lentamente, como con miedo a quebrarse, a tierra. Tropezó con un relieve, un pedrejón cubierto de musgo. Le produjo una sensación de frescor. Alzó la cara para respirar aire de arriba, y otra vez creyó ver pasar cocuyos encendidos. ¿0 eran las chispas? Desechó esta idea.<text:line-break/>       Se había sofocado mucho. Al pestañear veía cintas de colores en el aire, sobre el mar. La sed había sido increíble hasta momentos antes, pero parecía haber llegado al mayor grado posible.<text:line-break/>       Podía soportarla. El pecho no le ardía ya. Más bien se le figuró que el aire refrescaba, y que de aquel lado el fuego no avanzaba. «Antes de que llegue por aquí, habrá cesado por el otro lado. Siempre habrá una zona neutra.» Y al día siguiente —se volvió a decir— haría la balsa. ¡Todavía se las cobraría a Hines! O buscaría quien lo hiciese. Volvería a ver a Figueredo y al muchacho. Vería a Regla y le pediría perdón. Habría en el mundo muchas personas a las que pedir perdón, pero ninguna como a Regla. Se diría ante ella a sí mismo lo que ella nunca le había dicho. Se acusaría y se diría que no tenía perdón. Por su culpa, también ella… ¿No había estado también a punto de morir quemada? ¡Morir quemada! ¡Morir quemada!<text:line-break/>       Rebrotó este recuerdo en su cabeza como en una caja de sorpresas. Se ladeó con esfuerzo buscando con los ojos el farol que aún debía de andar flotando espectralmente sobre el agua. Pero todo el horizonte parecía ahora lleno de luceros móviles, disparados en todas direcciones, como estrellas fugaces. Y todo estaba demasiado iluminado para ver una luminaria tan chiquita. El cielo mismo parecía blanco. ¿Sería ya la luz del día? El lo veía ahora sin tener que alzar la cabeza; de frente. Se había ido cayendo hacia atrás, escurriéndosele hacia abajo, contra la piedra musgosa.<text:line-break/>       Estaba cómodo. El aire le lastimaba el pecho, pero, por lo demás, no sentía dolor. Y no sentía ni el crepitar de las llamas, ni el caer de las chispas semiapagadas sobre su cara, su ropa, sus barbas…</text:p>
      <text:p text:style-name="P5"/>
      <text:p text:style-name="P5">%%%%%</text:p>
      <text:p text:style-name="P5">%%%</text:p>
      <text:p text:style-name="P5"/>
      <text:p text:style-name="P5"/>
      <text:p text:style-name="P5"/>
      <text:p text:style-name="P5"/>
      <text:p text:style-name="P3">  <text:span text:style-name="T2">Cuando Díaz Grey</text:span> aceptó con indiferencia haber quedado solo, inició el juego de reconocerse en el único recuerdo que quiso permanecer en él, cambiante, ya sin fecha. Veía las imágenes del recuerdo y se veía a sí mismo al transportarlo y <text:soft-page-break/>corregirlo para evitar que muriera, reparando los desgastes de cada despertar, sosteniéndolo con imprevistas invenciones, mientras apoyaba la cabeza en la ventana del consultorio, mientras se quitaba la túnica al anochecer, mientras se aburría sonriente en las veladas del bar del hotel. Su vida, él mismo, no era ya más que aquel recuerdo, el único digno de evocación y de correcciones, de que fuera falsificado, una y otra vez, su sentido.<text:line-break/>       El médico sospechaba que, con los años, terminaría por creer que la primera parte memorable de la historia anunciaba todo lo que, con variantes diversas, pasó después; terminaría por admitir que el perfume de la mujer —le había estado llegando durante todo el viaje, desde el asiento delantero del automóvil— contenía y cifraba todos los sucesos posteriores, lo que ahora recordaba desmintiéndolo, lo que tal vez alcanzara su perfección en días de ancianidad. Descubriría entonces que el Colorado, la escopeta, el violento sol, la leyenda del anillo enterrado, los premeditados desencuentros en el chalet carcomido, y aun la fogata final, estaban ya en aquel perfume de marca desconocida que ciertas noches, ahora, lograba oler en la superficie de las bebidas dulzonas.<text:line-break/>       Después del viaje junto a la costa, en el principio del recuerdo, el coche salió del camino y fue trepando, lento e inseguro, hasta que Quinteros lo detuvo y apagó los faros. Díaz Grey no quiso enterarse del paisaje; sabía que la casa estaba rodeada de árboles, muy alta sobre el río, aislada entre las dunas. La mujer no dejó el asiento; ellos se apartaron. Quinteros le pasó las llaves y los billetes doblados. Tal vez la luz del encendedor que ella acercó al cigarrillo les tocase, fugaz, los perfiles.<text:line-break/>       —No te muevas y no te impacientes. Por la playa, hacia la derecha, se llega al pueblo —dijo Quinteros—. Sobre todo, no hagas nada. Ya veremos qué se resuelve. No trates de verme ni de llamarme. ¿De acuerdo?<text:line-break/>       Díaz Grey subió hacia la casa, simuló tratar de esconder su traje blanco mientras zigzagueaba entre los árboles. El coche llegó al camino y fue aumentando su velocidad hasta mezclar el ruido del motor con el del mar, hasta dejarlo solo escuchando el mar, los ojos cerrados, repitiéndose con tenacidad que vivía en un mes del otoño, recordando las últimas semanas empleadas casi exclusivamente en firmar recetas para morfina en el flamante consultorio de Quinteros, en mirar con disimulo a la inglesa amante de Quinteros —Dolly o Molly—, que las guardaba en su bolso y extendía billetes de diez pesos en una esquina de la mesa, sin entregárselos directamente, sin hablarle nunca, sin mostrar siquiera que lo veía y estaba siguiendo atenta el movimiento rápido y obediente de la mano de Díaz Grey sobre el recetario.<text:line-break/>       Los días de sol que se repitieron en la playa antes de que llegara el Colorado se transformaron en el recuerdo en uno solo, de longitud normal, pero en el que cabían todos los sucesos: un día de otoño, casi caluroso, en el que hubieran <text:soft-page-break/>podido entrar, además, su propia infancia y multitud de deseos que no se cumplieron nunca. No necesitaba agregar un solo minuto para verse conversar con los pescadores en la extremidad izquierda de la playa, desmembrar cangrejos para las carnadas; verse recorriendo la orilla en dirección al pueblo, al almacén donde compraba la comida y se emborrachaba apenas, dando un monosílabo por cada frase afirmativa del patrón. Estaba, en el mismo día casi ardiente, bañándose en la completa soledad de la playa, inventando, entre tantas otras cosas, un madero carcomido balanceado por las olas y un terceto de gaviotas chillando encima. Estaba trepando y resbalando en las dunas, persiguiendo insectos entre las barbas de los arbustos, presintiendo el lugar donde sería enterrado el anillo.<text:line-break/>       Y, además, mientras esto sucedía, Díaz Grey bostezaba en el corredor del chalet, estirado en la silla de playa, una botella a un lado, una revista vieja sobre las piernas; herrumbrada, inútil y vertical contra el tronco de la enredadera, la escopeta descubierta en el galpón.<text:line-break/>       Díaz Grey estaba con la botella, su desencanto, la revista y la escopeta cuando el Colorado salió de entre los árboles y fue trepando hacia la casa, el saco colgado de un hombro, la gran espalda doblada. Díaz Grey esperó a que la sombra del otro le tocara las piernas; alzó entonces la cabeza y miró el pelo revuelto, las mejillas flacas y pecosas; se llenó con una mezcla de piedad y repulsión que habría de conservarse inalterada en el recuerdo, más fuerte que toda voluntad de la memoria o la imaginación.<text:line-break/>       —Me manda el doctor Quinteros. Soy el Colorado —anunció con una sonrisa; con un brazo apoyado en la rodilla estuvo esperando las modificaciones asombrosas que su nombre impondría al paisaje, a la mañana que empezaba a declinar, al mismo Díaz Grey y su pasado. Era mucho más corpulento que el médico, aun así, encogido, construyendo su prematura joroba. Apenas hablaron; el Colorado mostró el filo de los dientes diminutos, como de un niño, tartamudeó y fue desviando los ojos hacia el río.<text:line-break/>       Díaz Grey pudo continuar inmóvil, tan solitario como si el otro no hubiera llegado, como si no alargara el brazo y abriera la mano para dejar caer el saco, como si no se fuera acuclillando hasta quedar sentado en la galería, las piernas colgantes, excesivamente doblado el torso en dirección a la playa. El médico recordó la historia clínica del Colorado, la ampulosa descripción de su manía incendiaria escrita por Quinteros, en la que este semi-idiota pelirrojo, manejador de fósforos y latas de petróleo en las provincias del norte, aparecía tratando de identificarse con el sol y oponiéndose a su inmolación en las tinieblas maternales. Tal vez ahora, mirando los reflejos en el agua y en la arena, evocara, poetizadas e imperiosas, las fogatas que había confesado a Quinteros.<text:line-break/>       —¿No se come? —preguntó el Colorado al atardecer. Entonces Díaz Grey <text:soft-page-break/>recordó que el otro estaba ahí, doblado, la cabeza redonda tendida hacia la arena que comenzaba a levantar los remolinos de viento. Lo hizo entrar en la casa y comieron, trató de emborracharlo para averiguar algo que no le interesaba: si había venido a esconderse o a vigilarlo. Pero el Colorado apenas conversó mientras comía; bebió todos los vasos que le ofrecieron y fue a tenderse, descalzo, a un costado de la casa.<text:line-break/>       Entonces se iniciaron los días de lluvia, un período de nieblas que se enredaban y colgaban, velozmente marchitas, de los árboles, borrando a veces y haciendo revivir otras, los colores de las hojas aplastadas en la arena.<text:line-break/>       «Él no está», pensaba Díaz Grey mirando el cuerpo encogido y silencioso del Colorado, viéndolo andar descalzo, empujar la humedad con los hombros, estremecerse como un perro mojado.<text:line-break/>       Con un brazo a medias tendido, con una sonrisa que reveló la larga espera de un milagro imposible, el Colorado se apoderó de la escopeta. Empezó a doblarse por las noches encima de ella, junto a la lámpara, para manejar y engrasar, caviloso y torpe, tornillos y resortes; por las mañanas se introducía en la neblina con el arma al hombro o colgando contra una pierna.<text:line-break/>       El médico estuvo buscando restos de cajones, papeles, trapos, alzó algunas ramas casi secas, y una noche encendió la chimenea. Las llamas iluminaron las manos que se doblaban sobre la escopeta abierta; el Colorado levantó por fin la cabeza y miró el fuego, fijamente, sin nada más que la expresión distraída de quien se ayuda a soñar con la oscilación de la luz, la suave sorpresa de las chispas. Después se levantó para corregir la posición de los troncos, manejándolos sin cuidado; volvió a sentarse en la pequeña silla de cocina que había elegido y recuperó la escopeta. Mucho antes de que el fuego se apagara, salió para inspeccionar la noche, donde la niebla se estaba transformando en llovizna y sonaba ya sobre el techo. Regresó sacudiéndose el frío, y el médico pudo verlo pasar con indiferencia junto al resplandor de las brasas que le enrojeció la cara empapada, tirarse en la cama para dormir en seguida, la cara contra la pared, abrazado a la escopeta. Díaz Grey le echó un trapo sobre los pies embarrados, le acarició, palmeteándola, la cabeza, y lo dejó dormir, transformado en perro, sintiéndose nuevamente solo durante otros días y noches, hasta que hubo una mañana con sol intermitente. Entonces bajaron hasta la playa —el Colorado lo vio salir y lo siguió, deteniéndose a veces para apuntar con la escopeta a los pocos pájaros que era capaz de imaginar, trotando después hasta casi alcanzarlo— y recorrieron la orilla hacia el pueblo. Con una bolsa de playa llena de alimentos y botellas regresaron bajo un cielo ya huraño; el médico pudo ver los anchos pies descalzos del Colorado hollando los diversos sitios en que sería enterrado el anillo.<text:line-break/>       Llovió todo el día, y Díaz Grey se levantó para encender la lámpara un <text:soft-page-break/>minuto antes de oír el ruido del motor en el camino. Aquí se inician los momentos que alimentan al resto del recuerdo y le otorgan un sentido variable; y así como los días y las noches anteriores a la llegada del Colorado se convirtieron en un solo día de sol, este pedazo del recuerdo se extendió y se fue renovando en un atardecer lluvioso, vivido en el interior de la casa.<text:line-break/>       Los oyó conversar mientras subían hacia el chalet, reconoció la voz de Quinteros, adivinó que la mujer que se detenía para reír era la misma; miró al Colorado, inmóvil y mudo, abrazándose las rodillas en la sillita; colocó la lámpara sobre la mesa, encendida entre los que iban a entrar y él.<text:line-break/>       —Hola, hola —dijo Quinteros. Sonreía, exageraba su contento; tocó el hombro húmedo de la mujer, como guiándola para que saludara—. Creo que se conocen, ¿eh?<text:line-break/>       Ella le dio la mano y mencionó en una pregunta el aburrimiento y la soledad. Díaz Grey reconoció el perfume, supo que ella se llamaba Molly.<text:line-break/>       —Las cosas están casi arregladas —dijo Quinteros—. Pronto volverás al algodón y al yodo, con un diploma inmaculado. No tuve más remedio que mandarte a este animal; espero que no te moleste, que puedas soportarlo. No pude arreglar de otro modo; cuidado con los fósforos.<text:line-break/>       Molly fue hasta el rincón donde el Colorado hacía gemir el asiento, hamacándose. Le tocó la cabeza y se agachó para hacerle preguntas inútiles, dar ella misma las respuestas obvias. Díaz Grey comprendió, emocionado, que ella había sido capaz de descubrir, con una sola mirada, tal vez por el olor, que el Colorado había sido transformado en perro. Se inclinó, maniobrando con la mecha de la lámpara, para esconder la cara a Quinteros.<text:line-break/>       —Lo estoy pasando muy bien. Las mejores vacaciones de mi vida. Y el Colorado no me molesta; no habla, está enamorado de la escopeta. Puedo seguir así indefinidamente. Si quieren comer algo…<text:line-break/>       —Gracias —dijo Quinteros—. Sólo unos pocos días más, todo se está arreglando —ella continuaba empequeñecida junto a la sonrisa del Colorado, el impermeable barriendo el suelo—. Pero creo que te voy a estropear las vacaciones. ¿Hay algún inconveniente en que Molly se quede aquí un par de días? Es bueno retirarla de la circulación.<text:line-break/>       —No por mí —repuso Díaz; apartó rápidamente de la lámpara el temblor de su mano—. Pero ella, vivir aquí…<text:line-break/>       Se alejó de la mesa, señalando las paredes de la habitación con los brazos, entró y salió de la zona de perfume.<text:line-break/>       —Se arreglará —dijo Quinteros—. ¿No es cierto que te arreglarás? Dos o tres días.<text:line-break/>       Ella alzó la cabeza para mirar a Quinteros.<text:line-break/>       —Tengo al Colorado para que me cante.<text:line-break/><text:soft-page-break/>       —Ella te explicará, si quiere —dijo Quinteros.<text:line-break/>       Se despidió casi en seguida y los dos descendieron abrazados, lentamente, a pesar de que la lluvia mojaba y estiraba el pelo de la mujer.<text:line-break/>       Ahora Quinteros desaparece hasta el final del recuerdo; en el inmóvil, único atardecer lluvioso, ella elige el rincón donde colocará su cama, guía al Colorado en la tarea de vaciar el pequeño cuarto que da al oeste. Cuando el dormitorio está preparado, la mujer se quita el impermeable, se calza unas zapatillas de playa; modifica la posición de la lámpara sobre la mesa, impone un nuevo estilo de vida, sirve vino en tres vasos, reparte los naipes y trata de explicarlo todo sin otro medio que una sonrisa, mientras se alisa el pelo humedecido. Juegan una mano y otra; el médico empieza a comprender la cara de Molly, los ojos azules e inquietos, lo que hay de dureza en su mandíbula ancha, en la facilidad con que puede alegrar su boca y hacerla inexpresiva de inmediato. Comen algo y vuelven a beber; ella se despide para acostarse; el Colorado arrastra su cama cerca de la puerta del dormitorio de la mujer y se tiende, la escopeta sobre el pecho, un talón rozando el suelo para que Díaz Grey sepa que no duerme.<text:line-break/>       Vuelven a jugar a los naipes hasta aquel momento en que ella bebe demasiado y deja caer los que acaba de pasarle el Colorado, con sólo abrir los dedos, de manera más definitiva que si los arrojara con violencia contra la mesa, estableciendo así que no volverán a jugar.<text:line-break/>       El Colorado se levanta, recoge los naipes y los va tirando en el fuego de la chimenea. Sólo resta, piensa el médico, acariciar a Molly o hablarle; encontrar y decir una frase limpia pero que aluda al amor. Alarga el brazo y le toca el pelo, lo aparta de la oreja, lo suelta, vuelve a levantarlo. El Colorado pone sobre la mesa la sombra de la escopeta, tomada ahora por el caño. Díaz Grey levanta el pelo y lo suelta, imaginando cada vez el suave golpe que debe ella sentir contra la oreja.<text:line-break/>       El Colorado está hablando sobre sus cabezas, agita la escopeta y su sombra; repite el nombre de Quinteros, termina y vuelve a comenzar la misma frase, dándole un sentido más transparente o confuso, según Molly lo mire o baje los ojos. La escopeta golpea la muñeca de Díaz Grey y la empuja contra la mesa.<text:line-break/>       —No se puede hacer —grita el Colorado.<text:line-break/>       Díaz Grey vuelve a separar el pelo de la oreja con dedos que apenas puede estirar; Molly alza las manos y las une encima de su bostezo. Entonces Díaz Grey siente el dolor en la muñeca y piensa, ya sin compensaciones, que puede estar rota. Ella coloca una mano sobre el pecho de cada uno. El Colorado vuelve a sentarse en la sillita, junto a la chimenea apagada, y Díaz Grey se acaricia el dolor que sube por el brazo, empuja la mano dolorida contra la boca de Molly, que retrocede, se resiste y se abre. Entonces llega el momento en que el médico resuelve matar al Colorado y desciende a la humillación de esconder el cuchillo <text:soft-page-break/>de limpiar pescado entre la camisa y el vientre y pasearse frente al otro hasta que la hoja fría se entibia, hasta que Molly avanza, desde la puerta, desde alternados rincones de la habitación, extiende los brazos y se acusa a sí misma, alude a una fatalidad imprecisa y personal.<text:line-break/>       El médico, desembarazado del cuchillo, está tendido en la cama, fumando; escucha el golpeteo de la llovizna en el techo, en la superficie de la tarde inmóvil. El Colorado se pasea ante la puerta de Molly, la escopeta inservible al hombro, cuatro pasos, vuelta, cuatro pasos.<text:line-break/>       El ruido del agua se hace furioso en el techo y en el follaje, se gasta; ahora ellos andan en el silencio expectante, escudriñando el paisaje gris desde las puertas y las ventanas, remedando ademanes de estatua en la galería, un brazo estirado, todos los sentidos juntos en el dorso de la mano. Por lo menos ella y Díaz Grey. El Colorado presiente la desgracia y se pasea en círculos, dentro de la habitación; arrastra un gemido y la culata del arma contra el piso. El médico espera a que la velocidad de su marcha aumente, se haga frenética, asuste a Molly, amaine.<text:line-break/>       Cuando Díaz Grey inicia sus viajes entre el galpón y la chimenea, cargando todo lo que pueda ser quemado, el otro continúa paseándose, jadeante, ensaya una canción que ella no quiere oír pero que finge acompañar con movimiento de la cabeza. Apoyada en el marco de la puerta, parece a la vez más alta y más débil, con los pantalones de playa y la tricota de marinero. El Colorado arrastra los pies y canta; ella balancea la cabeza con astucia y esperanza, mientras Díaz Grey enciende los fósforos, mientras la llamarada se alza y suena en el aire. Sin mirar hacia atrás, sin intentar saber qué pasa, Díaz Grey entra en la habitación de Molly. Tendido en la cama, repite a media voz la canción que cantaba el Colorado, mira los dedos de Molly en la hebilla del cinturón, calla al adivinar que el celestinaje corresponde al silencio. Vuelve a resonar la lluvia y las nubes se desgarran, sostienen la luz triste de la eterna tarde de mal tiempo. Mejilla contra mejilla en la ventana, ven alejarse al Colorado, cruzar diagonalmente la playa hasta pisar la orilla, la franja de arena y agua que limita una línea de espuma endurecida.<text:line-break/>       —Molly —dice Díaz Grey.<text:line-break/>       Sabe que es necesario suprimir las palabras para que cada uno pueda engañarse a sí mismo, creer en la importancia de lo que están haciendo y atraer hasta ellos la sensación, ya reacia, de lo perdurable. Pero Díaz Grey no puede evitar nombrarla.<text:line-break/>       —Molly —repite, inclinado sobre su último olor—. Molly.<text:line-break/>       Ahora el Colorado está erguido, rígido junto a la chimenea enfriada, con la escopeta apoyada en los dedos de un pie. Ella se sienta a la mesa y bebe; Díaz Grey vigila al Colorado sin dejar de ver los dientes de Molly, manchados por el <text:soft-page-break/>vino, exhibidos en una mueca reiterada que no intenta nunca ser una sonrisa. Ella deja el vaso, se estremece, habla en inglés a nadie. El Colorado continúa haciendo guardia al fuego muerto cuando ella reclama un lápiz y escribe versos, obliga a Díaz Grey a mirarlos y guardarlos para siempre, pase lo que pase. Hay tanta desesperación en la parte de la cara de la mujer que él se anima a mirar, que Díaz Grey mueve los labios como si leyera los versos y guarda con cuidado el papel mientras ella fluctúa entre el ardor y el llanto.<text:line-break/>       —Lo escribí yo, es mío —miente ella—. Es mío y es tuyo. Quiero explicarte lo que dice, quiero que lo aprendas de memoria.<text:line-break/>       Paciente y enternecida, lo obliga a repetir, lo corrige, le da ánimos:</text:p>
      <text:p text:style-name="P11"/>
      <text:p text:style-name="P7">      <text:span text:style-name="T4">Salen a buscar al Colorado. Tomados del brazo, siguen el camino que le vieron hacer antes, en otro momento de la tarde desapacible; bajan, molestándose, paso a paso; caminan en diagonal hasta la orilla y continúan pisándola hasta el pueblo, el almacén. Díaz Grey pide un vaso de vino y se apoya en el mostrador; ella desaparece dentro del negocio, grita y murmura en el rincón del teléfono. Trae, al regresar, una sonrisa nueva, una sonrisa que daría miedo al médico si la sorprendiera dirigida a otro hombre.<text:line-break/>       Desandan el camino bajo la menuda llovizna que reaparece para enfrentarlos. Ella se detiene.<text:line-break/>       —No encontramos al Colorado —dice sin mirarlo. Levanta la boca para que Díaz Grey la bese y le deja un anillo en la mano al separarse—. Con esto podemos vivir meses, en cualquier parte. Vamos a recoger mis cosas.<text:line-break/>       Mientras apresuran el paso por la orilla, Díaz Grey busca en vano la frase y el tipo de mirada que quisiera dejar al Colorado. Ahora sí hay, cerca de la costa, un madero podrido que las olas alzan y hunden; hay un terceto de gaviotas y su escándalo revoloteando en el cielo.<text:line-break/>       Ella ve el automóvil antes que Díaz Grey y se echa a correr, resbalando en la arena. El médico la ve subir a una duna, los brazos abiertos, perder pie y desaparecer; queda solo ante el pequeño desierto de la playa, los ojos lastimados por el viento. Gira para protegerlos y termina por sentarse. Entonces —a veces en el final de la tarde, otras en su mitad— cava un pozo en la arena, tira el anillo y lo cubre; lo hace ocho veces, en los lugares que pisó el Colorado, en los que él mismo había señalado con una sola mirada. Ocho veces, bajo la lluvia entierra el anillo, y se aleja; camina hasta el agua, trata de equivocar sus ojos mirando los médanos, los árboles raquíticos, el techo de la casa, el automóvil en el declive. Pero vuelve siempre, en línea recta, sin vacilaciones, hasta el sitio exacto del enterramiento; hunde los dedos en la arena y toca el anillo. Tumbado cara al cielo, descansa, se hace mojar por la lluvia y se despreocupa; lentamente inicia </text:span><text:soft-page-break/><text:span text:style-name="T4">el camino hasta la casa.<text:line-break/>       El Colorado está extendido junto a la chimenea apagada, mascando con lentitud; tiene un vaso de vino en la mano. Ella y Quinteros, murmuran velozmente, cara contra cara, hasta que Díaz Grey avanza, hasta que es imposible, negar que oyen sus pasos.<text:line-break/>       —Hola —dice Quinteros, y le sonríe, le alarga un brazo; todavía tiene el sombrero puesto, desacomodado.<text:line-break/>       Díaz Grey arrastra una silla y se sienta cerca del Colorado; le acaricia la cabeza y lo palmea, cada vez más fuerte, esperando que se enfurezca para golpearle la mandíbula. Pero el otro continúa mascando, apenas se vuelve para mirar; entonces Díaz Grey deja descansar su mano sobre el pelo rojizo y mira hacia ella y Quinteros.<text:line-break/>       —Todo está arreglado —dice Quinteros—. El beneficio de la duda, para repetir las palabras del juez. Si estabas preocupado, espero que ahora… Aunque, naturalmente, pueden quedarse aquí cuanto quieran.<text:line-break/>       Se acerca y se inclina para darle otros billetes doblados. Cuando Molly termina de pintarse y abrocharse el impermeable hasta el cuello, Díaz Grey se incorpora y abre bajo la luz, bajo la cara de la mujer, la mano con el anillo en la palma. Sin palabras —y ahora es necesario aceptar que la escena está situada en el final de la tarde— ella le toma los dedos y los va doblando, uno a uno, hasta esconder el anillo.<text:line-break/>       —Hasta cuando quieras —dice Quinteros desde la puerta.<text:line-break/>       Díaz Grey y el Colorado oyen el ruido del motor que se aleja, su silencio, el murmullo del mar.<text:line-break/>       Aquí termina, en el recuerdo, la larga tarde lluviosa iniciada cuando Molly llegó a la casa en la arena; nuevamente el tiempo puede ser utilizado para medir.<text:line-break/>       Tan dramáticamente como si quisiera convencer de que lo ha comprendido todo antes que Díaz Grey, el Colorado se incorpora y vuelve hacia la puerta, hacia la lluvia que cede, una cara humanizada por la sorpresa y la angustia. Toca al médico por primera vez, le aferra un brazo y parece fortalecerse con el contacto; después se levanta y sale corriendo de la casa. Díaz Grey abre la mano, se acerca a la luz para mirar el anillo y soplar los granos de arena que se le han pegado; lo deja sobre la mesa, bebe lentamente un vaso de vino, como si fuera bueno, como si le quedaran cosas en qué pensar. Hay tiempo, se dice; está seguro de que el Colorado no necesita ayuda. Cuando se resuelve a salir encuentra, examina con indiferencia el último momento que puede ser incorporado a la tarde brumosa: una franja de luz rojiza se estira muy alta sobre el río. Enciende un cigarrillo y camina hacia el costado de la casa donde está el galpón; piensa con indolencia que terminó por guardarse el anillo, que dejó sobre la mesa el papel con los versos, que tal vez el deliberado cinismo baste </text:span><text:soft-page-break/><text:span text:style-name="T4">para limpiarlo del remedo de la pasión y su ridículo.<text:line-break/>       Cuando Díaz Grey, en el consultorio frente a la plaza de la ciudad provinciana, se entrega al juego de conocerse a sí mismo mediante este recuerdo, el único, está obligado a confundir la sensación de su pasado en blanco con la de sus hombros débiles; la de la cabeza de pelo rubio y escaso, doblada contra el vidrio de la ventana, con la sensación de la soledad admitida de pronto, cuando ya era insuperable. También le es forzoso suponer que su vida meticulosa, su propio cuerpo privado de la lujuria, sus blandas creencias, son símbolos de la cursilería esencial del recuerdo que se empeña en mantener desde hace años.<text:line-break/>       En el final preferido para su recuerdo, Díaz Grey se deja caer a un costado de la casa, sobre la arena mojada. El frenesí del Colorado, que amontona ramas, papeles, tablas, pedazos de muebles contra la pared de madera del chalet, lo hace reír a carcajadas, toser y revolcarse; cuando respira el olor del kerosene inmoviliza al otro con un silbido imperioso y se le acerca, resbalando sobre la humedad y las hojas, saca del bolsillo la caja de fósforos y la sacude junto a un oído mientras avanza y resbala.</text:span></text:p>
      <text:p text:style-name="P5"/>
      <text:p text:style-name="P5">%%%%%</text:p>
      <text:p text:style-name="P5">%%%%</text:p>
      <text:p text:style-name="P5"/>
      <text:p text:style-name="P5"><text:span text:style-name="T2">—¡Ay comadre, comadrita!</text:span> Qué grande es lo que me pasa... ¡Ay comadre! Mi angelito. Mi negrito querido. ¡Mi muchachito, comadre! ¡Ayayay! Si parece embuste... Esta mañana lo dejé jugando. Se tomó su guarapo. Tan contento. Y mírelo ahora, comadre. Mírelo, mi Panchito. Aquí lo traigo...<text:line-break/>       La mujer llorosa y agitada descubría en el envoltorio de trapos que llevaba en los brazos el cadáver de un niño. Era un indiecito menudo, cabezón, verdoso de muerte, con un ojo abierto y otro cerrado. Todas las mujeres y los niños que la seguían volvieron a agruparse para mirar al muertecito, mientras ella lo mostraba a aquella comadre que se había asomado compungida a la puerta de su rancho para verla.<text:line-break/>       —Ay comadre. Mírelo... ¡Qué cosa tan grande!<text:line-break/>       Así venía de rancho en rancho por toda la cuesta. Rodeada de sus gritos, de sus gemidos, del murmullo creciente de los que la seguían. Ya dos o tres mujeres descaras, de largas trenzas, de las que la rodeaban, habían empezado a encender velas.<text:line-break/>       La que asomaba a la puerta, preguntaba sorprendida:<text:line-break/>       —Ay comadre. Bendito sea Dios. ¿Y cómo pasó eso? Su angelito, comadre.<text:line-break/>       Y antes de esperar la respuesta empezaba ya a sollozar junto con la otra. Junto con las otras. Todas lloraban a impulsos parejos.<text:line-break/>       —Ay comadre. Yo sabía que algo malo me tenía que pasar. Lo sabía. Dios castiga sin palo y sin piedra.<text:line-break/>       Ya avanzaba el grupo bajando la cuesta hacia otro rancho.<text:line-break/>       A cada momento se le iba agregando más gente.<text:line-break/>       Desde lejos mujeres, niños y hombres se acercaban.<text:line-break/><text:soft-page-break/>       —Vamos a ver. Es Macacha. La del zanjón. Se le murió el tripón. La castigó Dios.<text:line-break/>       —Ave María Purísima —decía una mujer encendiendo una vela y corriendo hacia el grupo.<text:line-break/>       Ya Macacha se había detenido ante otro rancho y volvía a descubrir la cabeza del niño muerto.<text:line-break/>       —¡Ay mi hijo! Yo sabía que me iba a pasar. Si yo cuando pasaba por la casa de esos protestantes les hacía la cruz como al diablo. Si yo nunca me quise acercar. Yo sabía que otros iban. ¡Pero yo no! ¿Que por qué no te asomás a ver nada más Macacha? San Miguel Arcángel me ampare. Yo ¿cuánto? ¿Que por qué no entras un saltico, que lo que hacen es cantar unas canciones y te dan un real? Pero yo nunca. Pero de la tentación del diablo y cuando regresaba al mediodía para la casa voy y me meto.<text:line-break/>       Era la misma historia repetida a la puerta de cada rancho, pero todos los que la volvían a oír abrían grandes ojos de asombro, se persignaban y apretaban las manos sudorosas.<text:line-break/>       —Dios nos ampare y nos favorezca.<text:line-break/>       —Yo nunca me he acercado a esos malditos herejes. Yo no quiero nada con ellos. Y ya lo saben ustedes —decía una mujerona, dirigiéndose a dos zagaletones que la acompañaban—, que si los veo acercarse a esa casa los voy a majar a palos.<text:line-break/>       Macacha continuaba. Todas las caras volvían a ponerse tensas.<text:line-break/>       —Y voy y entro. Me quedé pegadita a la puerta. Yo misma me decía: Macacha, ¿por qué te has metido aquí? Ay señor, qué hora tan menguada. Eran unos poquitos los que estaban. Un “musiú” cantaba en el pianito. En lo que me dieron mi realito, salí corriendo. Ay, pero ya el mal estaba hecho. Mi angelito, mi negrito, mi muchachito querido.<text:line-break/>       —¿Pero de qué se le murió, Macacha, el muchacho? —preguntaba el ancho mulato vestido de ropa limpia blanca y brillante.<text:line-break/>       —¿De qué va a ser, Nicanor? Castigo de Dios. Si yo lo dejé bueno y sano por la mañana cuando salí a hacer la tarea.<text:line-break/>       —Castigo de Dios, Macacha, Ave María —decía el hombre descubriéndose. Las luces de las velas ondeaban en las manos agitadas.<text:line-break/>       —Cuando regresé iba asustada. Algo me va a pasar. Algo me va a pasar, Virgen del Carmen, ampárame. Desde que entré en el rancho vi que la vela de la Virgen estaba apagada en la repisa de los santos.<text:line-break/>       —Se apagó la vela sola —comentaban todos, repitiendo.<text:line-break/>       —¿Eso fue en lo que se murió el angelito, comadre? —preguntaba una vieja recién llegada.<text:line-break/>       —No. Pero lo encontré muriéndose. Estaba acostadito en un rincón en un solo quejido. Ay comadre. Parecía un perrito aporreado. Ya casi no podía abrir los ojos. No tenía fuerzas. Tenía una puntada muy grande. Virgen del Carmen, ¡sálvamelo! Me puse a gritar. ¡Sálvamelo! Yo no lo hice por mala. Mi muchachito no tiene la culpa de que yo entrara en casa de esos herejes.<text:line-break/>       —Ay comadre, qué cosa más grande. Yo quise encontrar el realito que me dieron para ponerlo debajo de la Virgen. Pero se me había desaparecido. Reales del diablo, comadre. ¡Reales del diablo!<text:line-break/>       El grupo se había ido engrosando con numerosos hombres. Algunas de las <text:soft-page-break/>mujeres que llevaban velas rezaban roncamente el trisagio:<text:line-break/>       —Santo, santo, santo —se oía entre las voces de Macacha.<text:line-break/>       —El diablo los mandó para tentarnos. No tienen santos, comadre. No tienen santos.<text:line-break/>       —A los santos los desnudan y los rompen —dijeron voces de hombres.<text:line-break/>       —¡Herejes!<text:line-break/>       —¡Diablos!<text:line-break/>       —Creo en Dios Padre Todopoderoso —murmuraban las voces.<text:line-break/>       —Yo no sabía que eso era tan grande. Señor. Que mientras yo estaba allá dentro con esos herejes mi muchachito se estaba muriendo. Por un realito. Allí estaría mi negrito, mi angelito solito, quejándose con esa gran puntada. Sin que nadie lo oyera. Sin que nadie pudiera venir. Nadie. Y su mama cantando para el diablo.<text:line-break/>       La voz saltaba en trémulos ímpetus de desesperación. A ratos, como enloquecida, la mujer apretaba el cuerpecito en los brazos y corría un trecho cuesta abajo, hasta topar con otras gentes. Toda la muchedumbre se movía con ella.<text:line-break/>       —Hasta la vela de la Virgen se apagó.<text:line-break/>       A fuerza de oír repetir, cada vez con nuevos detalles, todos parecían irse unificando en un mismo sentimiento.<text:line-break/>       --Ay comadre, qué cosa tan grande. Ya yo me acabé. Yo no resisto esto.<text:line-break/>       Muchos hombres que regresaban del campo se incorporaban con sus machetes de trabajo bajo el brazo.<text:line-break/>       —Nadie estará tranquilo mientras esos diablos estén aquí.<text:line-break/>       —¡Herejes!<text:line-break/>       —¡Diablos!<text:line-break/>       —Ay, no se les ocurra acercarse a esa casa. El castigo es seguro.<text:line-break/>       —Pobre Macacha.<text:line-break/>       —Diablos malucos. Su pobre muchachito.<text:line-break/>       —¡Ay! Quién me mandaría a entrar. Si yo sabia que algo muy grande tenía que pasarme. Si esos son los enemigos de Dios.<text:line-break/>       —¡Ave María Purísima!<text:line-break/>       Las manos volaban sobre la muchedumbre en rápidas señales de la cruz.<text:line-break/>       —¡Mueran los herejes!<text:line-break/>       —¡Mueran los diablos!<text:line-break/>       Eran voces de hombres. Eran voces chillonas de muchachos. Se alzaban por sobre el rumor de los rezos y por sobre el temblor de las velas.<text:line-break/>       Macacha marchaba adelante, parándose a trechos, y la turba la seguía como un arroyo oscuro.<text:line-break/>       Sus mismas palabras iban reencendiéndose a pedazos en muchas bocas.<text:line-break/>       —Ay, San Antonio. Mi muchachito. Desde que llegaron al pueblo esos satanases ya sabía que algo malo iba a pasar.<text:line-break/>       —Dios nos debe castigar porque hemos dejado entrar al diablo.<text:line-break/>       Parecían detenerse menos. Tan rápidos como el murmullo y las oraciones eran los pasos. Se acercaban al pueblo.<text:line-break/>       —¡Mueran los herejes!<text:line-break/>       —San Miguel Arcángel, ampáranos. Ayúdanos.<text:line-break/>       A medida que avanzaban por la calle del pueblo iban añadiéndose más y más <text:soft-page-break/>personas.<text:line-break/>       Muchos de los hombres que estaban a la puerta de la pulpería se incorporaron. Los muchachos recogían piedras. Los recién incorporados preguntaban:<text:line-break/>       —¿Qué es lo que pasa?<text:line-break/>       —A una mujer del pueblo Dios la castigó matándole su muchachito. Por meterse en casa de los herejes.<text:line-break/>       —El diablo la tentó.<text:line-break/>       —Virgen del Carmen.<text:line-break/>       A la que le quedaba más cerca repetía Macacha:<text:line-break/>       —Ay comadre. Ni un santo hay en esa casa. Al entrar a mí me dio una cosa. Aquello es del diablo. Y fue a pagar mi pobre muchachito. Pero éste es un aviso. A todos les puede pasar.<text:line-break/>       —Hay que acabar con esa casa del diablo.<text:line-break/>       —Todo el que se haya acercado se ha condenado. Se le morirán los hijos. Y su alma irá a dar a la última paila del infierno.<text:line-break/>       —Ave María Purísima.<text:line-break/>       El paso se iba haciendo cada vez más rápido. Era un tropel revuelto. Las voces se alzaban agudas y estallantes.<text:line-break/>       —¡Mueran los herejes!<text:line-break/>       —¡A quemar la casa del diablo!<text:line-break/>       Iban más y más de prisa. Se empujaban los unos a los otros. Los muchachos atravesaban por entre la masa atropellando a los mayores. Iban envueltos en polvo y voces.<text:line-break/>       —Eso es lo que yo hago con los herejes. ¡Eso! —decía un peón de bigote caído lanzando un escupitajo negro de tabaco mascado.<text:line-break/>       Se alejaban de las últimas casuchas por el camino real. La masa compacta, rumorosa. Pasaron junto a una arboleda. Bordearon una acequia. Pequeños grupos de gentes que venían por las veredas que atravesaban el campo se iban incorporando.<text:line-break/>       —¡Que los maten! ¡Que los maten! —chillaban algunas mujeres.<text:line-break/>       —Vamos a acabar con esa plaga.<text:line-break/>       Y a ratos las voces se unían en un grueso coro:<text:line-break/>       —¡Mueran los herejes!<text:line-break/>       Ya todos llevaban palos, machetes, piedras. Iban como en un ruido de tropel de ganado...<text:line-break/>       Macacha avanzaba adelante con el muertecito apretado contra el pecho. Sudoroso el rostro, rojos los ojos, alborotado el cabello, repitiendo en un rezongo gimiente:<text:line-break/>       —¡Mi querido negrito, Dios mío! ¡Mi pobre muchachito! Qué pecado tan grande. ¡No podía vivir!<text:line-break/>       Y luego se volvía a una de las mujeres con velas:<text:line-break/>       —Ay comadre. Dios me ampare. Cuando entré en esa casa del diablo yo sentí que algo muy grande me iba a pasar. Me dio una corazonada muy fea, comadre. ¡Ay, Señor!<text:line-break/>       La otra, y las otras respondían con el rostro desfigurado, tenso, las llamas en los ojos.<text:line-break/>       —Los herejes. Bichos malos. ¡Mandados por el diablo a hacer maldades!<text:line-break/><text:soft-page-break/>       A cada momento, entre el abigarrado montón volaba una mano persignándose.<text:line-break/>       Todos iban sintiendo como prisa y como angustia a medida que avanzaban:<text:line-break/>       —Vamos a volver a rezar el trisagio —decía una cascada voz.<text:line-break/>       Pero voces hombrunas se alzaban.<text:line-break/>       —¡Qué trisagio ni qué trisagio! Lo primero es acabar con esos bichos. El tropel adelantaba cada vez con más prisa.<text:line-break/>       —¡Hay que pegarle candela a esa casa como potrero apestado!<text:line-break/>       Todavía lejos, hacia un lado del camino, empezó a verse la casa donde tenían su capilla los protestantes. Era una casa blanca, de zócalo azul y puertas verdes, con techo gris de cinc.<text:line-break/>       No se veía a nadie en los alrededores.<text:line-break/>       Al irse acercando hubo como un refrenamiento. Avanzaban cada vez más lentamente. La casa se destacaba nítida, impresionantemente sola en medio del campo. Anchas y abultadas nubes grises hacían fondo en el cielo. Parecía como si fuera a llover. Un viento húmedo cortaba los cuerpos.<text:line-break/>       Muchas mujeres no se atrevían a ver con fijeza hacia aquella casa que ahora les parecía tan extraña, tan cerca, tan sola. Amenazante, grande, como llena de un temor de muerte.<text:line-break/>       Eran más ya los que se persignaban que los que gritaban.<text:line-break/>       Los muchachos apretaban con fuerza los pedruscos en las manos hasta sentir dolor.<text:line-break/>       En la ausencia de los gritos y del apresuramiento el rumor de los rezos parecía crecer.<text:line-break/>       Macacha iba como más aislada, más delantera. Los hombres se habían ido poniendo en alas rodeando a las mujeres.<text:line-break/>       Seguían avanzando, aun cuando muy lentamente. Muy lentamente. Como a veinte pasos de la puerta se detuvieron. Hubo un breve y gran silencio.<text:line-break/>       De pronto sonó como una detonación. Como el estallido de un disparo que a todos sobresalió. Alguien, algún muchacho de atrás, había lanzado una pesada piedra contra el techo de cinc.<text:line-break/>       Pero no hubo más. Todos sobrecogidos parecían esperar.<text:line-break/>       Fue entonces cuando se abrió la puerta verde de la casa y salió una niña grande. Alta, flaca, descolorida, con dos trenzas de cabello amarillo colgándole a la espalda.<text:line-break/>       Vio como sin comprender. Aquellos rostros, aquellos palos, aquellas miradas. Las mujeres, los hombres, los muchachos. Todo el espacio parecía lleno.<text:line-break/>       Con una voz rara, ida, difícil, descolorida, como su cara, como su vestido, como su pelo, como sus largas piernas flacas, dijo. Todos le oyeron decir con una fría impresión:<text:line-break/>       —Padre y madre están fuera. Yo estoy sola. ¿Qué quieren?<text:line-break/>       Macacha la ve. La ve a ella sola. No ve sino aquella cabeza sin color. Aprieta al niño muerto con una fuerza convulsa. Tiene el pie descalzo sobre una piedra. Nadie ha respondido.<text:line-break/>       Pero de repente, como quien corta una arteria y salta la sangre, Macacha brama:<text:line-break/>       —¿Qué queremos? ¿Qué queremos? ¿Qué queremos?<text:line-break/>       Se agacha.<text:line-break/><text:soft-page-break/>       —¿Qué queremos? —resuena. Oye repetir.<text:line-break/>       Suelta el cadáver.<text:line-break/>       —¿Qué queremos?<text:line-break/>       Toma la piedra y salta hacia la niña.<text:line-break/>       Han estallado de nuevo todos los gritos. Más terribles y altos que nunca.<text:line-break/>       —¡Mueran los herejes! ¡Mueran!<text:line-break/>       Como una marejada la masa se precipita deshecha. Retumban las piedras contra la puerta y el techo. La grita se alza encendida como fuego.<text:line-break/>       Macacha corre tras de la niña. Lo que le ve ahora es la espalda menuda. Las dos trenzas rubias flotantes. Cerca. Entre el griterío y el estruendo de los golpes.<text:line-break/>       —¿Qué queremos?<text:line-break/>       Casi al alcanzarla le descarga sobre la cabeza la piedra. La niña rueda un trecho entre la tierra y la yerba. Los que vienen detrás de Macacha la apedrean ya tendida en el suelo. Ya quieta. Ya tan quieta como Macacha, que mira floja, ausente, agotada. Tan floja como el sonido de los pesados pedruscos sobre la carne floja e inerte, blanca y manchada de sangre.</text:p>
      <text:p text:style-name="P5"/>
      <text:p text:style-name="P5">%%%%%</text:p>
      <text:p text:style-name="P5">%%%%%</text:p>
      <text:p text:style-name="P5"/>
      <text:p text:style-name="P3"><text:span text:style-name="T2">Clinudo, miltomatoso y</text:span> hediondo a calentura, en camisa y calsonío de manta de costal de harina, las marcas de la harina borrosas bajo los sobacos, por el fundis, sombrero de petate en forma de tumbilla, polainas de cuero y espuela sonta más al carculo que atada al calcañal escamoso, el subteniente Secundino Musús, escurría su caballo piligüe por los claritos de buen camino para medio apareársele al coronel Chalo Godoy, Jefe de la Montada, y espiarle la cara con todas las del disimulo, porque el hombre iba gran bravo y Dios guarde si lo topaba pulseándole el sentido.<text:line-break/>       Pues, ciertamente, de resultas de la patrulla que qué años que los venía alcanzando y dónde que los alcanzaba, iba gran bravo el jefe. Gran agrio iba.<text:line-break/>       Y por eso no había hablado palabra, él que era tan amigo de contar cuentos, en horas y horas que tenían de trepar por una pendiente pedregosa, triste, en la que las bestias, envejecidas de cansancio, marcaban más y más los pasos, y los jinetes, cegados por la noche, se volvían de mal corazón. El subteniente se le apareaba, le echaba la mirada de reojo y visto el semblante de disgusto del jefe, se quedaba atrás en su peque-peque.<text:line-break/>       Pero en una de tantas apareaditas, el caballo agarró trote y luego pareja, sólo para desbitocar lo amargo. Al sentir el coronel Godoy que lo venían coleando, volvió la cabeza con ojos de cangrejo coqueado y se soltó en violencias, mientras aquél luchaba por contener la bestia, apulgarado en los estribos, nalgueado por el trote.<text:line-break/>       —¡Jo… darria la tuya! A cada rato me figuro que es la patrulla la que nos alcanza y sos vos. Por no dejar de estar cansando al caballo tu compañero. Y ésos <text:soft-page-break/>qué es lo que esperan para alcanzarnos. Deben venir pasando el agua, comiendo, guanaqueando, apeándose a cada rato con el pretexto de cincha floja, de miar, de buscarnos con la oreja pegada al suelo del camino. Y siquiera despacharan ligero. De los que dicen: purémonos que el jefecito va adelante. Eso si no se han metido a robarse las reses en las tierras. Las mujeres y las gallinas también peligran. Todo lo que es nutrimiento y amor peligra con gente voluntariosa para darle gusto al cuerpo. Sólo que estos dialtiro dicen quita de ái: tentones, cholludos, sin respeto. Y a la preba me remito. Ya agarraron la cacha de quedarse atrás por ver qué se roban y quién los hace andar. Ni arreados. Sólo que esta vez les va a cair riata. Entre que yo para con el hígado hecho pozol y ellos a paso de tortuga. ¡Quemadera de sangre tan preciosa! Y esto que ya no es cuesta, ¿qué será, mi madre?… Palo encebado pa muías.<text:line-break/>       El subteniente guardó silencio, mas por aquello de que el jefe lo creyera enterado de lo que decía a gritos que le saltaban de la boca como chivos dando topones, movió la nuez picuda de abajo arriba, sin tragar aire ni saliva de la angustia, sintiéndose tamañito del miedo por el acecido de su caballo que en lugar de pescuezo parecía llevar una sierra de aserrar madera.<text:line-break/>       Sensación de pelo sobre los ojos y mugre sobre la piel al ir creciendo los cerros en la oscura claridad nocturna. La noche bajaba peinada y húmeda del alborotado cielo de las cumbres. Los cascos de las cabalgaduras resonaban, como trastos de peltre, al chocar en las piedras de los desburrumbaderos. Los murciélagos baquetaban con sus cuerpos de hule vivo, entre ramazones secas y telarañas, esqueletos cascarudos, restos de troncos carcomidos de hormigas, ceibas entre nubes de paxte. Pájaros de aire gris pasaban el pico por dientes de peines invisibles: ¡quruí! ¡quruí!… Otros de celeste pluma se dormían con el día bajo las alas y otros goteando el colirio de sus trinos en el ojo cegatón de los barrancos.<text:line-break/>       —¡Cuestón, por la grandiosísima!<text:line-break/>       —Y nos queda lo más labrado, mi coronel, aunque ya puede decir que salimos a la cumbre. Aquella ceja de encinos es mi tanteo.<text:line-break/>       —Es que ya era tiempo…<text:line-break/>       —Y de la cumbre, al lugar de «El Tembladero», que le llaman.<text:line-break/>       —Allí vamos a hacerle un tiento a la patrulla, tal vez nos alcanzan y llegamos todos juntos al Corral de los Tránsitos. Es mi veneno la gente lerda y siempre me toca gente lerda, preciosidad de mierda.<text:line-break/>       —No es sólo idea lo del Corral de los Tránsitos. Por esa zona hay mucho cuatrero, con decir que hace poquito le quitaron la cabeza a todos los Zacatón. Pero es gente necia, mi coronel. Ven el peligro y no lo evitan. El maicero de tierra fría muere pobre o matado. Y es que la tierra los castiga por mano de indio. ¿Para qué sembrar donde la cosecha es mala? Si son maiceros que bajen a <text:soft-page-break/>la costa grande. Allí encuentran la mesa puesta, sin necesidad de echar abajo tanto palo bueno.<text:line-break/>       —«El Tembladero» no está lejos…<text:line-break/>       —Pues ya lo creo que no está lejos…<text:line-break/>       —La luna tampoco debe andar lejos…<text:line-break/>       —Pues ya lo creo que tampoco debe andar lejos…<text:line-break/>       —Ah, la puta, con el responso.<text:line-break/>       —La ordenanza, mi coronel…<text:line-break/>       —Los tapojazos que te van a llover, pedazo de petate. Me extraña que andes mancornado conmigo y no me sepas el modo. El respeto al jefe no está en esas babosadas. Embusterías y labias se hicieron para mujeres y por eso se vuelven amujerados los melitares de escuela, por la ordenanza. Cura que se guía por el catecís, músico que toque por solfa y melitar de ordenanza no quiero ni para remedio. Es ése el punto que vos debesde saber si querés ser ascendido. La religión, la música y la milicia son cosas distintas, pero se parecen, se parecen en que las tres son de instinto, el que las sabe, las sabe y el que no, no las apriende.<text:line-break/>       Aupó la bestia que montaba con un grito:<text:line-break/>       —¡Macho bayunco!<text:line-break/>       Y añadió:<text:line-break/>       —¡Macho bruto!… Pues bien, como te iba diciéndote: el catecís, la solfa y la ordenanza se inventaron para los que sin saber lo que les suda el cuerpo que quieren ser en la vida, se meten a decir misa, se meten a cantar, se meten a querer mandar, porque se lo enseñaron, no porque lo sientan, y el arte militar es el arte de las artes, el arte de matar madrugándole al enemigo, que en la guerra como en la guerra. El arte militar es mi arte y yo les hago roncha sin haber estudiado ni rosca.<text:line-break/>       Salieron a la cumbre. La luna al rojo vivo daba luz de brasa. Las cabalgaduras se veían como barriletes volando. En el fondo del valle se adivinaban trozaduras de río, arboledas en relámpagos de loros verdes, cerros tipaches.<text:line-break/>       —¡Subteniente Musús, vista a la derecha! —gritó el coronel; emergían de la cuesta uno tras otro a una doble luz de tela fina—, la luna está a lo militar.<text:line-break/>       Secundino mirujeó en el horizonte el enorme disco ensangrentado, al tiempo de contestar:<text:line-break/>       —Sabe haber sus quemas por este tiempo, mi coronel, y ésa es la propia causa de que la luna esté pintia. A no ser los calores…<text:line-break/>       —¡Guía a la derecha he mandado, sin explicaciones, melcocha nos volvimos ya, y saludo de ordenanza, la luna está a lo militar!<text:line-break/>       Al subteniente le dolió la tapaboca tan a tiempo; pero como según su jefe a los militares lo que más les lucía era ser cuerudos, mientras saludaba a la luna <text:soft-page-break/>militarmente, con la mano en el ala del sombrero, dijo ganoso:<text:line-break/>       —El humo de las quemas tifie ver sangre, mi coronel, y es como si guerrearan en la luna y hubiera muchos heridos… como si guerrearan —repitió sin poner ya mayor asunto en sus últimas palabras, fijos los ojos en una gran serpiente de árboles que parecía arrastrarse entre los cerros con ruido de retumbo. Lo que se llamaba «El Tembladero».<text:line-break/>       A don Chalo Godoy se le regó el gusto en el encaje curtido de la cara. Hablar de la guerra era su mero cuatro.<text:line-break/>       —Pues a mí me gusta este tiempo —dijo reconciliado con el subalterno—, porque me arrecuerda. Ver quemar como a estas horas es puro como ver guerrillas. El chirivisco hace ruido de balaceadera cuando arde y hay humazón, y hay resplandor de artillería en las lomas, y se ve que avanzan tropas donde el fuego priende rápido y que se repliegan apenas sopla aire contrario. Estos son los puntos que te vengo explicando. La guerrilla es igual al fuego de la roza. Se le ataja por un lado y asoma por otro. Se le ataja por ese otro lado y asoma por otro. Guerrear con guerrillas es como jugar con fuego y si yo le pude al Gaspar Ilóm fue porque desde muy niño aprendí a saltar fuegarones, vísperas de Concepción y para San Juan. Diablo de hombre ese Gaspar Ilóm…<text:line-break/>       —Viéramos, mi coronel…<text:line-break/>       —No se le adivinaba el pensamiento caprichoso como el fuego en las rozas. Por aquí, por allá, por todas partes saltaba ardiendo su pensamiento, y había que apagarlo, y cómo se apagaba si era pensamiento de hombre en guerra.<text:line-break/>       —Viéramos, mi coronel…<text:line-break/>       —Y no es mentira. Una vez lo vi arrancar un árbol de jocote, con sólo quedársele mirando, obra de su pensamiento, de su fuerza, y agarrarlo como escoba de patio para barrer con todos mis hombres, basuritas parecían los soldados, los caballos, las municiones…<text:line-break/>       —Viéramos, pues, mi coronel…<text:line-break/>       —Y no se me determina —dijo don Chalo con los ojos en el camino que bajaban hacia «El Tembladero», por entre piedras y tostaduras de hojas secas—, pero según asigunes de habla antigua, por aquí por donde ahora vamos pasando, por estos cerros, se entretuvo el que conmueve la tierra con meneadito de jícara a mudar agua a sus peces-montañas, tiempo que aprovechó el huracán para espantarle las colinas que llevaba a vender al infierno, ese avispero de colinas que desde aquí se ven hasta el mar.<text:line-break/>       —Se ven, mi coronel…<text:line-break/>       —Las colinas quisieran regresar al morral del Cabracán. Son avispas. Tienen voluntad de regresar. Pero no las deja el aire del mar que sopla sin descanso. Y los barrancos son los huecos que al espantarlas quedaron en el panal. Un barranco por cada avispa, por cada colina.<text:line-break/><text:soft-page-break/>       El macho y el caballo en que iban amo y ayudante cambiaban de postura a las orejas siguiendo las formas que tomaba el ruido de «El Tembladero» en aquel encajonamiento de cerros, caracol de abismos en que sonaba y resonaba como aguaje la somatazón del aire en los pinares. Las bestias apuntaban las orejas hacia adelante cuando el ruido que venía a su encuentro era redondo, monótono, profundo. Hacia atrás, con repentes de violencia, cuando tomaba forma de ocho. Y una oreja hacia adelante y otra hacia atrás, alternándolas, al quebrarse las formas regulares, para lo que bastaba el chajazo de un cheje entre las ramas, la efervescencia de un chiquirín, los aletazos de aflatadas aves, la voz de los jinetes, bultos que hablaban a gritos, yendo casi a la par, como de orilla a orilla de un río caluroso.<text:line-break/>       —¡Las veces que habré pasado por aquíííllí… y siempre me da miéééÉÉÉdo!<text:line-break/>       —¡Yo no conozco el miéééÉÉÉdo! ¡Explica cómo éeéÉÉÉs! ¡ExplicáááÁÁÁmelo!<text:line-break/>       El subteniente se hizo el sordo, pensó dar la callada por respuesta; pero don Chalo que iba delante le recogió la rienda al macho y le da berrinche si no grita con el galillo abierto hasta los ojos y tal fuerza de pulmones que hasta por las narices le moqueó el sonido.<text:line-break/>       —¡ExplicáááÁÁÁmelo… meló, meló, meló, meló explicáááÁÁÁs… pero, pero, meló explicáááAAAs!<text:line-break/>       —¡Es un insosiego que siente uno atrás de úúúÚÚÚno!<text:line-break/>       —¡Creí que adeláááÁÁÁnte!<text:line-break/>       —¡Pues segúúúÚÚÚn!<text:line-break/>       —¿Según quéééÉÉÉ?<text:line-break/>       —¡Según por dónde se sienta el instinto de huíííÍÍÍr! ¡El que siente el miedo atrás, huye pa-deláááAAAnte! ¡El que lo siente adelante huye pa-tráááÁÁÁs!<text:line-break/>       —¡Y el que lo siente adelante y atrás se cááá… cáááÁÁÁ…ga!<text:line-break/>       El coronel remató su grito con una carcajada rumbosa. Los cuajarones sonoros de la risa no se oyeron, mas fue pintura alegre que se le regó en la cara y hasta el macho se alborotó con un sembrón de espuelas como si hubiera atendido y también se fuera riendo. Por poco lo saca del asiento. Casi desguinda las acciones del aliño en la fuerza que hizo con los pies en los estribos, al sentirse en el aire, al arrancón de la bestia alborotada, enderezarse como pudo y seguir adelante, me detengo no me detengo.<text:line-break/>       El subteniente Musús se quedó atrás, pasmado, miltomatoso, vestido de trapos blancos, sólo ojos en el huatal ralo, ojos de miedo por todo lo que se movía alrededor de su pellejo: el huracán doble ancho, el coágulo de sangre de la luna colorada, las nubes vagantes, las estrellas mojadas, apagosas, y el monte oscuro con hediondera de caballo.<text:line-break/>       —Uno no es ninguno, no será gran cosa —se apalabró Mu-sús al rato de <text:soft-page-break/>andar, y como hablando con otra persona—; pero es ruin pasarse la vida a caballo, con frío, con hambre, con flato de que lo maten a uno el rato menos pensado, y zafado eso, sin cacha de nada propiamente propio, pues el que va y viene no está en condiciones de tener ni mujer; es decir, mujer que sea suya, que le haya vendido en junto, porque mujer se tiene la que va por ái va, por ái viene, pero al menudeo, y luego tener sus hijos, y su casa, y una guitarra de aquellas que cuando se charranguean parece que estuvieran sonando bucul con pisto, fuera del gran pañuelo de seda, la color de jarabe de azúcar, terciado sobre el cuello de la chaqueta nueva y agarrado mismamente en la manzana de Adán con un anillo o una pepita de guapinol con hoyo… Desertarse, pues, quién sabe, porque las ganas no me faltan, si no me dan la baja, quién sabe; caso la vida es cola de iguana que se trueza un pedazo y sale otra vez para andarla peligrando. Se pierde y se perdió. No retoña. No es título.<text:line-break/>       Ni él mismo se oía lo que decía, tal el ruido del viento huracanado al bajar de la cumbre a «El Tembladero».<text:line-break/>       En la matochada enana se alcanzaba a ver a los jinetes de la cintura a la cabeza, como figuritas de ánimas en pena. El monte anegado de lucha colorada, quién sabe si fuego del Purgatorio es el fuego colorado de la luna. Y se oía, al mermar el arrastre del viento, un como cocer hervoroso de agua producido por el vuelo pertinaz de los insectos, la cantaleta de los sapos que andaban a saltos en los lodazales de las quebradas con pozas de agua nacida, y el chillido agudo de las chicharras, más corto e implacable cuando el enemigo les abría el vientre y se las iba comiendo vivas en la tiniebla del agua de brasa producida por el reflejo cardeno de la luna colgada entre las montañas y los cielos azules, profundos.<text:line-break/>       El bulto del jefe se enmontaba. Bueno que más adelante aparecía. Aparecía y desaparecía. Musús no le botaba los ojos de encima. Por donde el bulto iba lo miraba, lo seguía. Ni perderlo ni arrejuntársele, no fuera ser el diablo y le pegara sus riendazos al sentirlo cerca, por aquello de quitarse la cólera que llevaba contra la patrulla que no había modo que los alcanzara.<text:line-break/>       Don Chalo no movía un solo músculo de la cara. Fijos los ojos zarcos, mohosos de verde por la tarde que acababa en luna de sangre, la quijada en sus bisagras de hueso igual que puerta de golpe, el bigote atrancado sobre las comisuras, y el pensar en el recuerdo. Así iba. ¿Para qué darle vuelta a lo sucedido? Pero le daba vuelta, y vuelta, y vuelta. Bonito es el dicho de a lo hecho, pecho. Pero no hay pecho que alcance para tanta cosa como uno ha hecho. Envenenado el cacique Gaspar Ilóm, la indiada no se había defendido: la oscuridad de la noche, la falta de jefe, el asalto por sorpresa y la borrachera de la fiesta favorecían sus planes de no matar a los indios, de asustarlos solamente. Pero la montada les cayó como granizo en milpa seca. Ni para remedio dejaron uno. A lo hecho, pecho. Aunque tal vez no estuvo malo que los mataran a todos, <text:soft-page-break/>porque el cacique se tiró al río para apagarse el fuegarón de las tripas que lo estaba matando y se contralavó el veneno. ¡Bárbaro, por poco se acaba el río! Y apareció al día siguiente, superior al veneno, y de estar los indios vivos, se pone al frente de ellos, y echa punta y bala.<text:line-break/>       Regazón de árboles en los matorrales hondos, masudos, bermejos bajo la luna color de acerola, y ampollados por el viento sabanero que levantaba en los pajonales ariscos, olas que sobre los bultos de los jinetes venían reventando en tumbos de chilcas, corronchochos y zarzamoras, entre espumarajos de barba de viejo y nubes bajas acolchadas sobre las sombras cumbreras de los higuerillos y los horcones de los palos que en los enrames se veían sin ramas.<text:line-break/>       Las bestias agarraron un hojarascal al trote, apedreadas por ruidos de animales que se desprendían de los árboles golpeando el suelo, prontos a atacar o escabullir el cuerpo con movimiento de agua por la maleza. El chorro de una cola, un molinete, chispas de luz verde, brincos de rama en rama o chüliditos de brinco en brinco, denunciaban su presencia juguetona, despierta, titilante, al caer, huir, reptar, trepar, volar, correr, saltar.<text:line-break/>       Musús cortó un barejón, el primero que topó su mano, para apurar al caballito piligüe que no atendía palabra ni espuela cuando se pegaba al terreno con el engrudo del cansancio y la cola rala de la oscuridad que era un medio sueño.<text:line-break/>       El torrente del aire huracanado iba en aumento al acercarse a «El Tembladero». Al subteniente le zumbaban los oídos como con la quinina. Se figuraba cosas horribles. El picotearse de los palos entre las ramazones hamaqueadas por el ventarrón… pac… pac… churubússs… le cosía a las orejas el recuerdo aborrecible de las armas trasteadas a espaldas del cuatrero, a quien un momento después, la descarga se encargaba de tronchar como matocho… pac… pac… churubússs… ¡Oficio de trastornados ese, ese de los cuatreros o ese de ellos de andar matando gente por no dejar, que se entiende autoridá!<text:line-break/>       Se escarbó las orejas para botarse de lo más adentro del oído el eco de las ramas al arrastre churubússs… pac… pac… y los puntazos secos de los palos que se picoteaban pac… pac… churubússs…<text:line-break/>       En la mano sólo le quedaba el olor del varejón de la chuca. Se fue como candela. Mejor un bejuco. Y con el tanteo de no espinarse, tiró de un bejuco que al remover las ramas del árbol en que estaba, le salpicó la espalda y el sombrero de agua dormida en las hojas. Tiró del bejuco y amenazó al caballo en voz alta, porque el pensamiento se le salió en palabras al escalofriársele el cuerpo con el roción de sereno en la espalda:<text:line-break/>       —¡Jué… yegua, a bejucazos hay que hacerte andar!<text:line-break/>       El huracán cimbreaba los árbolonones, crujía la tierra con sollozo de tinajón que se raja, los follajes agrietados se lloraban de cielo sobre la masa ciega del <text:soft-page-break/>matorral ampón y hasta la montura parecía erizarse de miedo y picar a Secundino con sus pelos de punta. Secundino, a cada envión del aire, a cada hamaqueen del suelo —por «El Tembladero» temblaba la tierra a cada rato—, apretaba las piernas a la cabalgadura, vale que las tenía como horquetas de tanto andar a caballo, no sólo para asegurarse, sino por aquello de sentir el movimiento remante de la bestia que avanzaba por el huatal cuarteado sobre su cabeza en terrones de sombra que simulaban edificios que se venían abajo o cerros que se desplomaban. Pero, a ras de lo más grave del peligro, por momentos mermaba el huracán, el cuajo del huracán, y su gran fuerza quebrada, el ventarrón. Las ramas, entonces, perdían poco a poco su vitalidad llameante, se destrenzaban los troncos elásticos y en el asiento de la oscuridad, color de brea raleada por el rescoldo de la luna que ardía como bola de fuego, todo se iba quedando quieto, cernido, quebradizo, entre desmoches apagosos, retumbos subterráneos, chachales de agua limpia y montañas de hojas que despertaban a cada alboroto de ráfaga con fragor de mancha de chapulín que lija el aire.<text:line-break/>       Musús refregó las nalgas en el asiento achicharronado de la albarda totopostosa, sin aflojar las piernas y sin apearle los ojos al bulto del jefe que desaparecía del macho cuando se botaba de espaldas, andando, andando, para contemplar a sus anchas los altísimos tragaluces abiertos entre las copas de los pinos, por donde entraban, chorros no, bueyes de luna joyante, de una luna sin cascara colorada, de luna sin lustre de sapuyulo, de luna sin sangre.<text:line-break/>       Y por ir el jefe de espaldas sobre la montura, con los ojos en las nubes y en las aéreas sombras de los pinos rasgados por saltos de luz esplendorosa, y el ayudante siguiéndolo al bulto, no sin empinar la cabeza de tiempo en tiempo, para beberse a sorbos el paisaje de laguitos de cielo que el amo iba apurando de tesón, ni uno ni otro, antes tan atentos a los cambios del camino, echaron de menos los huatales disueltos en lluvia de grillos y sustituidos por alfombras de pino seco, regueros que el brillo de la luna convertía en ríos navegables de miel blanca, a lo largo de laderas desnudas, rodeadas de piñales, jaulas de troncos en los que loqueaba otra vez el viento enfurecido y saltaban las sombras de las ramas igual que fieras acoquinadas por el cuerear de los bejucos.<text:line-break/>       La noche como ver el día. Soledad de espejo grande. Humo de vegetación por el suelo rocoso. Ardillas con salto de espuma de chocolate en la cola. Topos con movimientos de lava que antes de enfriarse quieren perforar la tierra y tontean aquí y allá. Parásitas gigantes de flores de porcelana y algodón de azúcar. Las pinas de los pinos como cuerpecitos de pájaros inmóviles, pájaros exvotos petrificados de espanto en las ramas siempre convulsas. Y el constante quejido de la hojarasca arrastrada por el viento. Tristeza de luna fría, buida. La luna del argeño. El camino se perdía en las jaulas de troncos alfombrados de pino seco, para reaparecer más adelante, ya en el agarrón de la bajera, picado de <text:soft-page-break/>hoyos de taltuza y en un temblor de luces retaceadas por ramas de árboles bajos que caían sobre los jinetes con sonar de agua revuelta a chipotazos. Cuesta abajo, después de las llanuras alfombradas de pino, volvía la vegetación pesada, continua, compacta, formando largos túneles por donde el camino, visible apenas, simulaba el cuero de una culebra.<text:line-break/>       El macho sacudió la cabeza al sentirse salpicado de goterones de luna blanca. Agujeros redondos, mosquetas friolentas grandes y pequeñas, perforaban la penumbra de esponja y sapo del cerrado toldo de ramas sobre ramas que iban recorriendo. El caballo se barrió las ancas con la cola, al sentir los rociones de la luz caliza, cola de pelo corto que dejó en alto para soltar aire y estiércol. Parpadeó el coronel con aquella jarana. Pleito de arañas parecían las manos del subteniente bajo el juego de luces y de sombras. El coronel se frotó las narices. El subteniente rechinó los dientes. La luz y la sombra le despertaron la picazón de la sarna entre los dedos.<text:line-break/>       —¡Sierpe CastíííÍÍÍa! —gritó el subteniente—. ¡Hágale la crúúúÚÚÚz si tiene cóóóÓÓÓstras!<text:line-break/>       —¡Nos viene luceáááÁÁÁndo!<text:line-break/>       —¡Así parééééÉÉÉce!<text:line-break/>       —¡Coqueala más encima con tus grííííllltos!<text:line-break/>       —¡Nimala vilumbróóóÓÓÓsa! ¡Nimala máááAAAla!<text:line-break/>       —¡CréééÉÉÉciais!<text:line-break/>       —Pues tal vez que lo sean —se fue diciendo él mismo—, tal vez que lo sean, Secundino Musús; pero lo mero cierto es que la Sierpe de Castilla tuertea a las bestias, empioja a las criaturas, enturnia a las mujeres, vuelve más tapias a los sordos y al prójimo que tiene costras, si no le hace la cruz a tiempo, lo abodoca.<text:line-break/>       La Sierpe de Castilla se quedó espejeando sus goterones de luz en un nigüerío de puntitos negros, sin más realidad que la apariencia de movimiento que le daban las partículas de luna desgranadas entre las hojas del oscuro túnel de ramas gachonas agitadas por el viento sobre los jinetes, y el camino siguió culebreando bajero, cada vez más angosto, sólo para dar paso a una bestia, por entre rocas blancas rayadas de negro por las sombras oblicuas de los troncos de los pinos que a todo espacio lucíanse elásticos y afilados, con un mechón friolento en lo alto.<text:line-break/>       Los jinetes cerraron los ojos al primer tapojazo. Los cerraron de instinto, pero ya los tenían abiertos, de afuera los tenían. Hechos a echar filo con los machetes y bala con las pistolas y huir, porque el hombre valiente también huye, a tiempo se les hizo patente que eran los troncos de los pinos proyectados por la luna en listones de sombra, los que les iban cruzando la cara a tapojazos, y sólo medio ladearon el cuerpo para defenderse de aquella relampaciadera vistosa. Los rayos de luna que pasaban entre tronco y tronco, por las pinadas, brillaban <text:soft-page-break/>en el pelo prieto del macho con el lucimiento de las sombras de los palos que a rayas negras se estampaban en la camisa arinosa del subteniente Musús. Aire y tierra, al avanzar los jinetes, parecian irse alforzando en pliegues luminosos y oscuros, parpadeo en el que piedras y sarespinos daban brincos de saltamonte.<text:line-break/>       En la luz y no en la luz, en la sombra y no en la sombra, los jinetes y las cabalgaduras se apagaban y encendían inmóviles, y en movimiento. Al tapojazo en los ojos, sensación de golpe de tiniebla vacía, de cosa vaga y existente, seguía el disparo a quemarropa del luzazo, y al golpe de luz, el otro tapojazo de sombra.<text:line-break/>       Y el coronel no iba para diviertas. Iba gran bravo. Gran agrio iba por culpa de la patrulla que dónde que los alcanzaba.<text:line-break/>       No vieron disolverse los huatales, al entrar a «El Tembladero», por ir pescueceando la luna y ahora a través de aquella trama encajuelada de luna y sombra de los piñales, en que el macho y el caballo parecían cebras rayadas de plata y el subteniente, vestido de mantadril blanco, volatín o presidiario de traje a rayas negras, tampoco le pusieron asunto a la penumbra de moho tierno y transparente en que venas de chirivisco se iban volviendo monte entre los palos, maleza que al caer en la espesura se hizo sombra impenetrable, como si su existencia vegetal sólo hubiera sido un paso entre la luz y la tiniebla profunda.<text:line-break/>       El viento latigueaba en lo hondo, mientras en los bosques aún alumbrados, los conacastes solemnes, los corpulentos y olorosos cedros, las ceibas de tan viejas con nube de algodón en los ojos, los capulines, los ébanos, los guayacanes, se acudían, acercándose más y más unos a otros, hasta formar todos juntos murallas de cascaras y nervaduras, raíces fuera del suelo, nidos viejos, abandonados, paxtes, polvo, ventarrón y tramos de oscuridad indefinible, bien que al faltar la luz por completo sólo quedara de aquel movimiento de cuerpos inertes una ligera humazón blanca, venosa, y más adentro, una auditiva sensación de mar embravecido.<text:line-break/>       No se veía nada, pero ellos seguían avanzando, como algo fluido, inexistente, sobre ruidos de derrumbe y bajo aguaceros de hojas pesadas como pájaros anfibios. De vez en vez les sorprendían golpes de ramas bajas o caídas que al rozarles la cara les dejaban la impresión de araño de agua.<text:line-break/>       —¡Maaa… cho! ¡Maaa… cho!<text:line-break/>       La voz del coronel apagaba el silbido del subteniente Musús, que más que silbidito era la punta de su respiración de huisquilar humano que iba buscándose camino con la guía de su alentar. Una rama quiso arrebatarle el sombrero. Musús ahogó el silbido, y protestó al rescatarlo:<text:line-break/>       —¡Jué…, palo ingrato! ¡A la babosa se quiere quedar con mi sombrero, ja… más!<text:line-break/>       Los huesos echan fuego de noche, en el camposanto; pero la claridad que venía en contra de ellos, a tientas, en medio de una preciosa oscuridad, más <text:soft-page-break/>parecía luminaria del cielo olvidada allí desde el principio del mundo. ¿De dónde les llegaba aquel resplandor de caos? No lo sabían, no lo averiguaban, y no habrían sabido si no ven esplender ante sus ojos un árbol del tamaño de un encino que alumbraban millones de puntitos luminosos.<text:line-break/>       Musús se le apareó al jefe para decirle: ¡Vea, mi coronel, la brama de los gusanos de fuego!… Pero por todo hablar, se le jugó en el pescuezo de pellejos palúdicos, la manzana picuda, como huevo de zurcir medias, y sólo chistó un ¡Vea, jefe!<text:line-break/>       Prendidas a las ramas más altas las hembras llamaban a sus amantes de ojo cíclope, paseando sus farolitos encendidos, millones de ojos de luz en la noche inmensa, y los gusanos avivaban sus faros diamantinos respirando con todas sus fuerzas de machos calientes y se ponían en marcha desplazándose como sangre de azulado resplandor de perla, hacia lo alto, por el tronco, por las ramas y ramitas, las hojas y las flores. Al acercarse los gusanos que seguían avivando sus faros con su respiración codiciosa, las hembras encendían más y más sus nubiles fulgores, coqueteándoles con los mil movimientos de una estrella, luces que después del encuentro nupcial se iban amortiguando, hasta quedar de toda aquella luminaria una mancha opaca, el resto de una vía láctea, un árbol que se soñó lucero.<text:line-break/>       La luna les dio otra vez de alta. Asomaron al borde afilado de un cráter del tamaño de una plaza. Una gran plaza vacía. Las rocas, ligeramente anaranjadas, reflejaban en la telita de agua y luna que como espejo las cubría, masas oscuras que igual que manchas misteriosas se movían de un lado a otro. Pero el corazón de «El Tembladero», adonde, por fin, enfilaban por un resto de camino que más parecía cauce deshilachado de arroyo invernal, encerraba otros secretos. Como por encanto cesaba en el interior de aquella gran taza rutilante, el ruido de cuatro leguas de hojas sacudidas sin descanso por el ventarrón, y se escuchaba el tintineo de las lajas que cantaban bajo los cascos de las cabalgaduras. Uno que otro garrobo huía a su paso por entre natosidades secas de hojas atrapadas en telarañas color de humo. Los garrobos dejaban un ruido de raspón de nadador en seco. Vivas y uñudas, se veían las huellas de algún tigrillo en la rinconera del atajo que los precipitó hasta el fondo de «El Tembladero».<text:line-break/>       Sombras misteriosas, lajas cantantes, ambiente en el que se podía hablar sin desgañitarse. Y allí acampan a dar tiempo a los hombres montados que formaban el grueso de la patrulla, para pasar todos juntos por el Corral de los Tránsitos, a tomar ellos algo de lo que traían en sus tecomates —café, chilate, guaro de olla— y a refrescar las bestias humeantes, sudor contra sereno, si éstas, que venían muertas de cansancio, no reviven las dos a un tiempo y pegan regresen tal, tan de repente, que poco faltó para que los escupieran por las orejas y los dejaran mordiendo el suelo.<text:line-break/><text:soft-page-break/>       A la distancia de un tiro de piedra, atravesado en el camino de lajas cantantes que cruzaba «El Tembladero», se veía un cajón de muerto.<text:line-break/>       —¡Su má… quina! —alcanzó a decir el coronel, al dar la vuelta el macho y barajustar de trepada coleado por el caballo piligüe que no obedecía rienda, porque el subteniente a dos manos quería hacer fuego sobre el cajón de muerto, al ganar el borde que coronaba el fondo de «El Tembladero», con un máuser, si el coronel, que iba colgado de la pistola sobre la ondulante respiración del macho que ya era sólo eso: una respiración prieta que trataba de salvarse, no le grita a tiempo que no disparara. El torrente de hojas sacudidas por el viento les pegó en la cara, los sumergió en seguida; mas ahora a un paso de la desolación de «El Tembladero», en que se habían sentido desnudos como para la muerte, qué consolador aquel oleaje verde, rumoroso, rumiante, ensordecedor, que iba vistiéndolos, aislándolos, protegiéndolos. Hojas en los tallos, chillidos de micos con cara de gente, tensos saltos de fieras, caída de bólidos con los tendones sangrantes de luz, estrellas fugaces que piaban en el cielo como pollitos perdidos en la inmensidad, guachipilines que se desplomaban en seco, como suicidas supremos, colapso de una voluntad vegetal que ya no quiso resistir más tiempo la embestida del viento. El que huye de un peligro y encuentra una multitud y se mezcla entre todos y sigue avanzando con los miles y miles de seres que se mueven, se siente tan seguro, como el coronel y Secundino, al salir de «El Tembladero» y desembocar en el torrente circulatorio del viento que leguas y leguas a la redonda sacudía cielo y tierra.<text:line-break/>       —¡Baboso, no ves que están velando muerto! —fue todo lo que oyó el subteniente y por eso no mandó la bala.<text:line-break/>       Corrían. El viento les cerraba los ojos, les abría la boca, les dilataba las narices, les enfriaba las orejas. Corrían materialmente hechos pescuezo con el pescuezo de las bestias, para oponer la menor resistencia, y porque el contacto con el animal sudado, vivo, hediondo a costal de sal, les deparaba una vaga seguridad de compañerismo en aquel riesgo.<text:line-break/>       Y no se detuvieron hasta llegar a la cumbre, en la flor cimera de la cuesta cuya raíz la fatiga y la memoria les recordaba muy profunda. El coronel Godoy se desanudó el pañuelo que traía al cuello, húmedo de sudor de pelos, para limpiarse la cara.<text:line-break/>       Musús dejó caer los párpados para no ver la lechuza que le había quedado enfrente. La luna le bañaba las alas de lechuga ribeteadas de venitas de corazón de plátano. ¡Mal agüero, trigueño, lechuza y cajón de muerto!, le gritó la sangre.<text:line-break/>       —Mi coronel… —dijo Musús, sin mover los labios, tullido de palabra y de mandíbulas.<text:line-break/>       Y Godoy le contestó en el mismo tono y sin mover la boca:<text:line-break/>       —Mi coronel…, ahora sí, verdá…, mi coronel…<text:line-break/><text:soft-page-break/>       —La vela del muerto de los cuatreros…<text:line-break/>       —Ahora sí, verdá… la vela del muerto de los cuatreros…<text:line-break/>       —Y ya no ponen muerto, sino cajón.<text:line-break/>       —Se han vuelto precavidos. Antes, para que vos veas, un baboso se hacía el muerto sobre un petate, y hasta le ponían las cuatro candelas; pero ahora discurrieron que era mejor sólo el cajón, así la gente no sigue camino al ver el cajón de muerto, y ellos pueden arrear el ganado robado, con el camino libre de allí pa adelante.<text:line-break/>       —Mi señor coronel como que despenó a un tal Apolinario Chijoloy, que siempre hacía el difunto, porque era impedido y no podía andar robando.<text:line-break/>       —¿Y lo conociste vos?<text:line-break/>       —Me lo contaron con pelos y señales. Fue después de cuando usté le pudo al cacique de Ilóm, y ái sí que estuvimos ansinita de la muerte; sólo porque no le faltó la sangre fría para sus disposiciones, que contamos el cuento. Vea que entrársele a sus tierras montañosas a ese cacique que era embrujado de conejo amarillo y desmocharle la gente, mientras él andaba lavándose las tripas en el río. En menudos vi que caiban los pedazos de los indios, cuando la montada les cayó encima. Los seis años hace ya y sólo de eso se habla.<text:line-break/>       —Y éste siete —aprontó el coronel—. Llevo la cuenta, porque según los iscorocos, los brujos de las luciérnagas, a quien también hicieron picadillo, me tienen sentenciado para la roza seutima. Este año me toca morir chamuscado, según ellos. ¡Ya palmando yo este año, que vayan a la mierda!<text:line-break/>       —Apolinario Chijoloy fue el último muerto que usté muerteó dialtiro.<text:line-break/>       —Reconozco que a ése me lo volé tapamente. Lo agarré boquero, desde un bordo del camino, y a la sombra de un matorral grande que mordía un despeñadero, que fue por donde me resbalé para escapar antes que llegaran a vengarlo sus compañeros. El pobre estaba haciéndose el muerto sobre una chiva barbona, entre cuatro candelas, una ya se había apagado. Tiré de prisa, por miedo a que se apagaran las otras tres candelas. Sólo medio se encogió a recibir el balazo.<text:line-break/>       —Y la patrulla que no parece.<text:line-break/>       —Y no hay más que esperar, porque sería peligroso, imprudente, volver al camino sin refuerzo de tropa. No hay gente más bragada que los cuatreros, y listos que son, son relistos, el peligro afína a la gente, le afína el oído, le afína el ojo, la hace casi adivina de lo que le conviene y no le conviene.<text:line-break/>       —Flor Júpiter, los cuatreros tienen las del león, las del tigrillo, las de la culebra, las del viento en los matochos.<text:line-break/>       Por estar conversando, oyeron pasos de bestias cuando tenían los bultos enfrente, sobre ellos, ya para agarrarlos. Se les fue el habla. Corrieron a las bestias que habían apersogado cerca de allí, para que se refrescaran el hocico en <text:soft-page-break/>la humedad del monte y algún zacate les matara el hambre, ajigolón en que el coronel arrancó con el cabestro la mata en que tenía amarrado el macho, y el subteniente reventó el lazo de su persoga.<text:line-break/>       Era la patrulla. Los diecisiete hombres de la montada enharinados de tierra y de luna. No hay como un hombre montado. ¿Quién dijo algo contra eso? Montado, ya sea para la guerra, ya sea para el amor, no hay como un hombre montado.<text:line-break/>       Ese pensamiento se le atravesó por la mollera al Jefe de la Expedicionaria, coronel Gonzalo Godoy, cuando al frente de sus hombres, tomando el mando de las fuerzas, dispuso que se desplegaran en plan de ataque envolvente.<text:line-break/>       Avanzaron a galope, deseosos de probarse con los cuatreros. Para sacudirse el frío y la murria, no hay como una asamblea de balazos. El ruido torrencial de «El Tembladero» los apeñuscó y desembocaron todos juntos en el sitio en que se encontraba atravesado el cajón de muerto. La luz lunar afilaba las aristas del trágico muelle de madera sin pintar, a la rústica, madera blanca de pino que al devolver la claridad lo rodeaba de un halo de esplendor.<text:line-break/>       Parte de la patrulla había quedado a la entrada de «El Tembladero», al mando del subteniente Musús, para evitar un ataque por sorpresa. Todos eran oídos y ojos. A Musús se le secó la saliva. Quiso soltar uno de sus ralosos chisquetes de subteniente de línea, y sólo logró lanzar un poco de aliento reseco. Desde lo alto, el subteniente y sus hombres veían lo que pasaba en el fondo de «El Tembladero», como en una plaza de toros. El coronel se apeó del caballo y aproximóse al féretro, seguido de la tropa, todos arma en mano, apuntando, ya sólo para disparar. Con el cañón de la pistola, el coronel golpeó la tapa del cajón, imperiosamente. Nada. Estaba vacío. Lo que él había dicho a sus hombres. Vacío. Un nuevo ardid de los cuatreros para robar ganado, sin comprometer a ninguno de la partida a hacerse el vivo, haciéndose el muerto, para resultar de veras muerto por hacerse el vivo.<text:line-break/>       Don Chalo volvió a golpear el cajón con el cañón de la pistola, imperiosamente, ya con más conñanza. Nada. Vacío. Golpeó de nuevo y nada, nadie respondió.<text:line-break/>       A una orden del coronel, que a veces mandaba con los ojos y la cabeza, dos soldados se acercaron a destapar el cajón. Sólo el jefe se quedó en su puesto, los demás echaron pie atrás y por poco corren. Dentro del cajón había un hombre vestido de blanco, con el sombrero de petate en la cara. Un chorro de sudor frío le bajó al coronel por la espalda. ¿Quién era aquel hombre?<text:line-break/>       Las piedras anaranjadas reflejaban caballos y jinetes, sólo que sus sombras regadas como tinta de tinteros negros, no parecían quedar en la superficie, sino penetrar la piedra.<text:line-break/>       El coronel le apartó el sombrero de la cara con el cañón de la pistola, y el <text:soft-page-break/>que ocupaba el cajón, al recibir la luna en plena cara, abrió los ojos, levantóse asustado y saltó fuera de la lúgubre canoa. El coronel volvió a quedarse en su puesto, no sin haber reculado un paso, fuera a ser alma de la otra vida, se le estaban reviviendo los muertos, y sin perder tiempo, mientras amenazaba al que aún no sabía quién era, ni siquiera si era humano, con la pistola, amenaza que en abanico repartía a sus hombres para que se acercaran, le preguntó:<text:line-break/>       —Alma de esta vida o de la otra…<text:line-break/>       —Carguero, señor —respondió la voz deshuesada de un hombre que acababa de despertar y sentía acabamiento de hambre.<text:line-break/>       Al percatarse el coronel que no trataba con uno de sus muertos, se sintió parado en sus zapatos, y seguro de lo que hacía, inquirió:<text:line-break/>       —¿Carguero de qué?<text:line-break/>       —De ese cajón que lo fui a traer al pueblo.<text:line-break/>       —Decí la verdá o te destapo los sesos…<text:line-break/>       —Decir que soy carguero… Decir yo, pues. Fui al pueblo a mercar el cajón para enterrar al Curandero que falleció ayer, aquí arribita, en el Corral de los Tránsitos.<text:line-break/>       La patrulla se había ido acercando. El indio con el sombrero en la mano, los calzones blancos arriba de la rodilla, la camisa blanca de mangas cortas, parecía de piedra bronceada.<text:line-break/>       —Merqué el cajón y me vine ligero. Por aquí me entró el sueño. Me acosté a dormir. Como llevaba el cajón me metí adentro para estar más seguro. Por aquí hay mucho cochemonte, mucha casampulga, mucho animal perjuicioso.<text:line-break/>       —Ese cajón de muerto y vos, son seña de que por aquí se están levantando ganado ajeno.<text:line-break/>       —Puede ser, pero no por mí ni por el cajón de muerto. Los cuatreros no nos quieren a los indios, somos razas de chuchos miedosos, dicen.<text:line-break/>       —Pues por eso te metieron allí a la fuerza, porque dijeron, si se pierde indio no se pierde nada. Es el punto, y echa el resto de lo que vos sabes de los cuatreros que aquí puerteando deben andar, o te vas metiendo de nuevo al cajón.<text:line-break/>       En el costillaje del indio, pintado en la camisa lamida de luna y frío, se apuñaba el cañón del revólver del coronel Godoy que lo hizo recular, casi lo bota, hasta el féretro de pino.<text:line-break/>       —Habla, porque entendés bien castilla.<text:line-break/>       —Yo no voy a ocupar el cajón que es del Curandero. Si querés me matas y me enterras aquí, pero no en el cajón del Curandero, porque entonces me va peor en la otra vida; si me vas a echar bala, manda que el cajón lo lleven al Corral de los Tránsitos.<text:line-break/>       —¿Y quién te va a recibir el cajón? ¿El muerto?… —el coronel chanceaba, seguro de que el indio no era más que una treta de los cuatreros que era de lo <text:soft-page-break/>negado que anduvieran por allí; sus bromas en ocasiones parecidas le habían servido para averiguar la verdad—. Y el muerto te abrazará y te dirá: Dios te lo pague que me trajiste la última mudada, y si es pobre puede que esa mudada sea el último estreno que haya hecho a la medida, porque estoy seguro que te dieron la medida.<text:line-break/>       Sí, señor, y me recibirán la caja los que están en el velorio.<text:line-break/>       —¡La caja! La caja se le dice a un cajón flamantemente acabado, barnizado por fuera y forrado por dentro; pero eso que vos llevas es un simple y vil cajón de pino. ¿Y quiénes hay en el velorio?<text:line-break/>       —Mujeres…<text:line-break/>       —¿Y hombres?<text:line-break/>       —Hay más mujeres.<text:line-break/>       —Y se murió, de qué se murió, lo mataron.<text:line-break/>       —De viejo se murió.<text:line-break/>       —En todo caso, antes de darte tus balazos, vamos a averiguar si es cierto lo que decís. Te vas a ir amarrado con mi segundo, el subteniente Musús, y cinco hombres. Si no es cierto, si me estás mintiendo, llevan orden de meterte en el cajón, cerrarlo, pararlo en un árbol y fusilarte encajonado, ya sólo para echarte al hoyo.<text:line-break/>       El carguero levantó el cajón, como el que nace de nuevo, se lo puso a la espalda y andando, más corriendo que andando para alejarse de aquel hombre cuyos ojos zarcos brillaban como cristales con fuego. La patrulla fue tras él por el cresterío de peñas que rodeaban aquel interior volcánico y de allí, según órdenes de Godoy, el subteniente Musús marchó con cinco de la montada, los más amargos, hacia el Corral de los Tránsitos. El carguero, inútilmente amarrado de los brazos, con el cajón de muerto a mecapal, iba delante. Se perdieron en el rumor de las hojas.</text:p>
      <text:p text:style-name="P7">      <text:span text:style-name="T4">La nana, madre de los Tecún, parecía salir de muchos años y trabajos. De años sucios de chilate de maíz amarillo, de años blancos de atol blanco con granos de elote, uñas de niños de maíz tiernito, de años empapados en los horrores rojos de los puliques, de años tiznados de humo de leña, de años destilando sudor y dolor de nuca, de pelo, de frente que se arruga y abolsa bajo el peso del canasto cargado en la cabeza. Encima, arriba, el peso.<text:line-break/>       Años y trabajos pesan en la cabeza de los viejos, hundidos de los hombros, vencidos hacia adelante, con un medio doblez de las rodillas que los mantiene como si fueran a caer arrodillados ante las cosas de su fervor.<text:line-break/>       La nana, madre de los Tecún, la vieja Yaca que siempre andaba con la mano color de palo quemado sobre el estómago, desde el embrujo de grillo que le dio aquel hipo mortal, chocó los ojos chiquitos de culebra contra la sombra húmeda </text:span><text:soft-page-break/><text:span text:style-name="T4">del aire, al asomar con la otra mano el hachón de ocote encendido para mirar quién o quiénes llegaban a la madrugada. Pero no vio nada. Se hizo a la puerta con una masticación de palabras. Había oído llegar gente de a caballo. Los muchachos, sus hijos y sus nietos, ya no estaban, pues.<text:line-break/>       Pronto la rodearon varios hombres con armas. Traían al acercarse al rancho, las bestias de la rienda. Descalzos, vestidos al desigual, pero todos con correajes de soldados.<text:line-break/>       —Señora, nos va a dispensar —dijo el que mandaba, no otro que Musús—: podría decirnos dónde vive el Curandero, es que tenemos un enfermo que está bien grave, es muerto si no le ve el hombre ese.<text:line-break/>       A prudente distancia habían dejado en lo oscuro al indio con el cajón, custodiado por un tal Benito Ramos.<text:line-break/>       —Aquí lo pueden ver… —contestó la anciana, algo refunfuñando, volviendo la lumbre del hachón de ocote hacia el interior del rancho, donde veíase el cuerpo del Curandero mismamente tendido en el piso de tierra regada con flores silvestres y ciprés para dar el huele.<text:line-break/>       Musús, que en todo lo que podía imitaba al coronel Godoy, servilismo simiesco de criado, avanzó hacia el cadáver del Curandero y le dio un puyón por el ombligo con el extremo de su revólver. Sólo la camisa de trapo viejo cedió y se le vio el pellejo de la barriga hundido.<text:line-break/>       —Y de qué dice que murió —preguntó Musús, temeroso de que también fuera a levantarse del suelo, como el indio se levantó del cajón.<text:line-break/>       —De viejo… —asentó la anciana—, es el peor mal la vejez, mata seguro.<text:line-break/>       —Y usté cómo que está mala, entonce…<text:line-break/>       —De vieja sí —asentó nuevamente la anciana, haciéndose tantito para adentro sólo ella, sin meter el hachón de ocote, por temor a que los de la montada dispusieran examinar el cuerpo del Curandero que el Calistro, al sacarlo arrastrando por las piedras, dejó como Santo Cristo. Calistro, el loco. Ya no está loco. Volvió a sus cabales mediante la piedra de ojo de venado. Fue suerte doble. Suerte porque se compuso al sólo alujarle las sienes y la mollera con la piedra de pepita de ojo de venado. Y suerte porque se pudo ir con sus hermanos antes de que llegara la montada. Peor si se les trepa a la cabeza la gana de beber chocolate con sangre.<text:line-break/>       En todo pensaba la nana de los Tecún, sin desatender las visitas, con el hachón de ocote siempre afuera, para evitar dificultades, casual fueran a ver que el muerto no era muerto, sino matado. Se los llevan a todos amarrados, sin esperar respuesta ni manceba.<text:line-break/>       —Pues, hombre, ái ven ustedes… —titubeó el subteniente Musús en dirección a sus hombres, rascándose la cabeza que le asomaba bajo el sombrero como coyolón grande con pelo, porque no dejaba de resmolerle que el carguero </text:span><text:soft-page-break/><text:span text:style-name="T4">se salvara del fusilamiento que le tuvo ordenado el jefe. Meterlo en el cajón de muerto, cerrarlo, pararlo y… ¡fuego!<text:line-break/>       El indio entró arrastrando el cajón, mientras la patrulla salía del Corral de los Tránsitos a reunirse con el coronel Godoy en «El Tembladero». Después de Musús, que al despedirse tuvo tiempo de ser un poco el coronel en sus palabras y modales, pues dijo que el cajón era el «extremo de pomada» del Curandero, cada soldado saltó a su bestia y arrancó de priesa, apenas si tuvieron tiempo de recibirle a la nana unos cigarros de tuza que se atrancaron a la boca sin brasa, salvo el Benito Ramos que tenía el pacto con el Diablo de que cuando le llegaba un cigarro a la boca, solo se le prendía. Hombre de lo más raro. Se tragó un pelo del Diablo. Ése fue el pacto. Y se puso seco, seco, el pellejo color ceniza, los ojos negros color carbón. Lo concebido fue que el Diablo le dijo que iba a saber cada vez que lo engañara su mujer. Y no lo supo, porque la mujer lo engañaba con el Diablo. Una mujer hermosa, ver carne blanca, ver trenzas largas, ver unos ojos que tenía color negro de frijolitos fritos con manteca bastante. Para el desayuno esa mujer. Por sus ojos.<text:line-break/>       Los jinetes se internaron en el lenguaje de las hojas galopando uno tras otro. El camino bajaba precipitadamente. Fortuna. Porque así, pronto estarían en el corazón de «El Tembladero», para dormir un rato. En la oscuridad, traicioneras plantas espinosas, de esas que el viento no mueve, que son como cadáveres de árboles insepultos, les arañaban, menos al Benito Ramos que con sus ojos de carbón veía de noche. Venía atrás. ¿Venía o no venía atrás? Siempre andaba a la retaguardia. Era la cola de la montada. Y más malo que Judas.<text:line-break/>       El cielo iba cebándose de estrellas. El bosque se extendía como una mancha negra. Así lo veían a sus pies, al ir vuelteando el camino que bajaba, entre precipicios, del Corral de los Tránsitos a «El Tembladero». Los resoplones de las bestias, catarros de madrugada, el aullido lejano de los coyotes en dulce de luna, las ardillas que no parecían roer sino reír soñando cosas alegres, los alargados ruidos de las aves nocturnas al dar en los palos entre la maleza de rumor castigante.<text:line-break/>       Iban ya en el bosque. La luna había caído en una lenta luz podrida en un cielo abombado, lloroso de relente. Los jinetes alojaban su estar presentes en una falta de movimientos que los hacía ausentes hombres de moho, pellejudos, color de huevo güero. La goma del cansancio y el desvelo. La goma del caballo. Temblor de palos trepones por donde el cielo baja de rama en rama, fresco de luceros, a los regatos de quebrados espejitos que luz líquida parecían entre los peñascales. Con aflicción de cucaracha, así iban los que eran más amargos que el jiote, dejando que las bestias se hundieran, bien metida la cabeza hacia adelante y el trasero hacia arriba, en la bajada que cada vez se hacía más pronunciada, a tal punto que ellos tenían que abrirse para atrás, echados, </text:span><text:soft-page-break/><text:span text:style-name="T4">materialmente acostados sobre la montura, de eso que la tenedora les tocaba el sombrero. Olor a trementina de ocote en la palpitación avisposa de la atmósfera agitada por el susurrante mar vegetal de «El Tembladero». Ahogo de sahumerios de azufre en que parecían flotar enfermedades, desolladuras de animal castrado, ojos de sapos. Iban amareados por todo. Por la bajada, por el cansancio, por el desvelo, por la trementina penetrante y por los chicotazos del aire bravo que a veces pasaba solo y a veces con hojas de navajuda.<text:line-break/>       El primer indicio fue un olorcito a monte quemado, apenas perceptible, pero evidente para avivarles la corazonada de lo que les comunicó el Benito Ramos, antes de agarrar el regreso. Y no habló más porque no era el Benito hombre de muchas palabras, o quizás por no afligirlos. Eso tiene de bueno hacer pacto con Satanás. Saber las cosas antes de que sucedan.<text:line-break/>       —Vean, «El Tembladero», muchachos —díjoles Benito Ramos en el Corral de los Tránsitos—, pues hagan de cuenta que es un embudo, un embudo gigantesco de peñas de loza vidriada. El huracán es de lo bravo, pero allí se calla. Puede ser más bien que no penetre, que no baje no sea que enviuden las nubes, que enviuden las hojas, que enviude todo el hembrerío de cosas que el huracán preña. Y hasta uno se asusta, tras andar en el raudal encaprichado de los palos frondosos que ensordecen, cuando casual asoma al bordo del embudo, donde no se mueve nada, ni una brizna. Paz en medio de la tormenta. Calma en medio de la tempestad. Sosiego en medio de la mayor tremolina. Como si de un palo en la cabeza lo dejaran a uno sordo. «El Tembladero», ya bajaron ustedes al fondo, es una cueva en forma de embudo, no bajo tierra, bajo el cielo. Allí la oscuridad no es negra, como en las cuevas subterráneas, es azul. Y ahora, escúchenme, sin hacerme preguntas, porque ya saben que digo lo que tengo que decir y nada más. En el fondo del embudo se ve al coronel Godoy con sus hombres. Está humando puro. Tiene ganas de comer sopa de verdolaga. Pregunta si habrá por allí. Alguien contesta que puede ser peligroso. Mejor comer lo que va en el bastimento. Sólo hay que calentarlo. De ninguna manera, dice el coronel, permito que hagan fuego, comeremos el bastimento helado y llevaremos verdolaga para hacer sopa en el Corral de los Tránsitos, mañana. No es malo que quiera comer verdolaga. Lo malo es que se le haya antojado comerla en aquel lugar, donde no hay, seguramente, y que en seguida haya tenido miedo de juntar fuego, de que sus hombres juntaran fuego para calentar café, cecina y pixtones, que estaban fuera de las árganas y que debían comerse fríos. La verdolaga es alimento de muertos. Es una suave y verde llama de la tierra que penetra de claridad alimenticia la carne de los que ya van para el suelo a dormir lo eterno. Cuando un hombre anda en peligro, como el coronel que está sentenciado a la seutima roza, querer comer verdolaga es mal agüero. Y mientras esto sucede en el grupo de los soldados y el coronel, las bestias cercanas a ellos sacuden las </text:span><text:soft-page-break/><text:span text:style-name="T4">orejas y remueven las colas, dando un casco con otro, como si dormidas fuesen alejándose. Los animales se van de los lugares de peligro en aparentes sueños que ellos tienen en la cabeza; pero como su instinto no llega a inteligencia, allí se quedan. Mientras esto sucede en el fondo del embudo, el coronel, sus hombres, el bastimento, las bestias remolonas, alrededor del embudo se van formando tres cercos, tres coronas de muerto, tres círculos, tres ruedas de carretas sin ejes y sin rayos. El primero, contando de adentro afuera, de abajo para arriba, está formado por ojos de buhos. Miles y miles de ojos de buhos, fijos, congelados, redondos. El segundo círculo está formado por caras de brujos sin cuerpo. Miles y miles de caras que se sostienen pegadas al aire, como la luna en el cielo, sin cuerpo, sin nada que las sustente. El tercer círculo, el más alejado no es el menos iracundo, parece jarrilla hirviendo, y está formado por incontable número de rondas de izotales, de dagas ensangrentadas por un gran incendio. Los ojos de cerco de los buhos miran al coronel fijamente, clavándolo, hasta donde alcanzan en número, poro por poro, igual que el cuero de una res, sobre una tabla gruesa que destila suero hediondo. Los brujos del segundo cerco miran al coronel como un muñeco de tripas, jerigonza, dientes de oro, pistolas y testículos. Caras sin cuerpo asomadas a tiendas de cuero de venada virgen. Sus cuerpos los forman las luciérnagas y por eso, en invierno, están por todas partes, brillando y apagando su existir. Una, dos, tres, cuatro, cinco, seis rozas le han contado al coronel, y la séptima, dentro de «El Tembladero», será de fuego de buho dorado que desde el fondo de sus pupilas lanzarán los buhos. Poco a poco, después de la helada, aparecerá el argeño y después del argeño el fuego de buho dorado que lo quemará todo con su frío. Lo primero que sentirán los hombres que acompañan al coronel Godoy, es molestia en los lóbulos de las orejas. Se tocarán las orejas. Se las rascarán. Se pasarán, confundidos y en el ansia de botarse la molestia, la mano derecha hasta la oreja izquierda y la mano izquierda hasta la oreja derecha, hasta quedar así con las manos cruzadas una en cada oreja, rascándose, hurgándose, casi arrancándoselas, por la picazón del frío, hasta quebrárselas igual que si fueran de vidrio. Unos a otros se verán salir de lado y lado chorros de sangre, sin atender mucho a tal visión, porque estarán arrancándose los párpados, también cristalizados, quedándose con los ojos desnudos, abiertos, quemados por el fuego de buho dorado. Y en seguida, tras soltar los párpados, como pedazos de ombligos con pelos, se arrancarán los labios y enseñarán los dientes como granos de maíz en mazorcas de hueso colorado. Sólo el coronel, clavado poro por poro en una tabla por los ojos de los buhos, que seguirán mirándolo fijamente, quedará intacto, con sus orejas, sus párpados, sus labios. Ni la ceniza del puro se le caerá. Manos de tiniebla esgrimiendo dagas lo obligarán a suicidarse. Pero sólo será su sombra, un pellejo de sombra entre los izotales. La bala se aplastará en su sien, caerá al suelo, pero </text:span><text:soft-page-break/><text:span text:style-name="T4">otras manos oscuras levantarán el cuerpo, lo montarán en su cabalgadura y empezarán a reducirlo con la bestia y todo, hasta que tenga las proporciones de un dulce de colación. Los izotales, en cerrado movimiento, agitarán sus dagas rojas de incendio hasta las cachas.<text:line-break/>       El subteniente Musús marchaba a la descubierta. El olor a monte quemado era tan fuerte que se detuvo un momento. Otro de sus hombres gritó:<text:line-break/>       —¡Han sentido mucha-áááúóó! ¡Entre los que van humáááAAAndo!<text:line-break/>       Cerca y lejos se oyeron las manotadas y los sombrerazos de los que se pegaban en los trapos, para botarse las chispas, si es que se iban quemando. Y entre un turbulento mar de aire dulce, escucháronse las voces en ronrón: No soy yo…<text:line-break/>       No es conmigo… No somos nosotros… Viene de frente la hedentina a quemado… Yo traiba una chenquita en la boca, pero apagada… Quién se va a andar quemando con un cigarro pinche en esta oscurana que moja… Sólo que agarrara fuego el agua… Vamos, que destilamos agua de sereno… Y… y no me apeo a hacer mi necesidad… Si vieran las chispas, son huelencias…<text:line-break/>       —¡Huelencia la que vos vas a dejar allí! —remedó alguien, al tiempo de oírse una bestia que se detenía y un hombre que se apeaba y pujaba.<text:line-break/>       La huelencia, sin embargo, ya era fuego en el aire, fuego de roza, de quema de monte.<text:line-break/>       Y las voces ronroneras de los de a caballo: Saber qué está pasando allá abajo… Y para pior si el jefe dispuso dormirse con el puro en la oreja y prendió fuego… Y cómo que está lloviendo en «El Tembladero»… Dios guarde un incendio bajo el agua, el agua se quema y lo quema todo… No… Es el aire… Son las hojas… Es el aire… Son las hojas… Las hojas… El aire…<text:line-break/>       Les aclaró de una vez. Al galope. Se miraron. Estaban. Estaban juntos, sudorosos, acezantes, como con calentura. Luz de vidrio vivo. Los ojos de ellos y los ojos de los caballos. Se desbandaron. Parecían subir la cuesta para abajo, tan ligero iban trepando, como basuras humanas en medio de la humazón. Los izotales, dagas ensangrentadas. La humazón. Riendaciadera de llamas. Desertarse. La última voz de mando de Musús pudo ser ésa: ¡Deserten filas!<text:line-break/>       Benito Ramos se quedó entre los izotales. Las llamas no lo tocaban. Para eso tenía su buen pacto con el Diablo. Dejó escapar la cabalgadura, después de botarle el freno. Soponcios de murciélagos que caían asfixiados. Venados que pasaban como postazos de cerbatana. Avispas negras, hediendo a guaro caliente, escapando de panales color de estiércol, sembrados en la tierra, mitad panales, mitad hormigueros.<text:line-break/>       En otros de los cerros cercanos, bultos rastrojeros saboreaban el fuego que subía por todas partes de «El Tembladero». Llamas, en forma de manos ensangrentadas, se pintaban en las paredes del aire. Manos destilando sangre de </text:span><text:soft-page-break/><text:span text:style-name="T4">gallinas sacrificadas en las misas milperas. Los bultos sombrerudos, humadores de puritos picantes como el chichicaste, vestidos de jerga gruesa color negro, sentados sin apoyar las nalgas en el suelo, sobre los pies doblados como tortillas, correspondían al Calistro, al Eusebio, al Ruperto, al Tomás y al Roso Tecún. Humaban parejo y hablaban en voz baja, pausada, sin entonaciones.<text:line-break/>       —Usebio —decía Calistro— habló con el Venado de las Siete-rozas. Desde bajo tierra lo apeló y le pidió que lo desenterrara. Y lo desenterró el Usebio. El venado le habló con voz de persona, así como nosotros, con palabras le habló: «Usebio», diz que le dijo el venadito, trep, trep, trep, haciendo con su pata delantera izquierda un molinete como tirabuzón, para significar que estaba trepanando algo bajo la tierra…<text:line-break/>       —Mero ansina no me dijo —medió Eusebio Tecún—; lo ciertamente cierto y verdadero es que al pronto de sacarlo yo del hoyo en que lo tenía entierrado, se acomodó en una peña que parecía una silla. En el asiento y en el respaldo brotaron, al sentarse el venadito, flores cafés pringadas de blanco y empezaron a pasearse gusanos con cuernos y ojos verdes, unos; rojos, otros, y otros negros. Chispeaba aquello de ojos de gusanos que fueron quedándose quietos hasta formar, entre el venado y el asiento y el respaldo de la silla, una tela de plush bien peluda. Ya sentado, cruzó la pierna mismo que un alcalde mayor y sonriéndome, cada vez que se reía la luna le entraba en la boca y le alumbraba los dientes de copal sin brillo, y sonriéndome, parpadeó igual que si una mosca de oro se le posara en el párpado corazonero, y dijo: Para tus saberes, Usebio, ésta es la seutima roza en la que yo debía morir y revivir, porque tengo siete vidas como los gatos. Fui uno de los brujos de las luciérnagas que acompañaban al Gaspar Ilóm, cuando la montada le dio alcance. Allá salvé la primera vez, seis salvé después, y en esta seutima me tocó por tu mano, por tu mampuesta, por tu paciencia y tu ojo para esperar mi paso por la quebrada del cañal. Estuvo bueno. No me arrepiento de que me hayas matado. Reviví y sólo para sacar de en medio al que también le llegó su seutima roza…<text:line-break/>       —Y ésta es… —exclamaron al mismo tiempo Calistro, Tomás, Uperto y Roso o Rosendo, como le llamaban las mujeres. Los hombres le llamaban Roso y las mujeres Rosendo.<text:line-break/>       —Claro que es —tuvo Eusebio cuidado de decir y añadió, el fuego seguía trepando de «El Tembladero»—: sin decir más, el venado se rascó una oreja, la corazonera, me dio la mano, la corazonera, y echó a correr hacia abajo. Rato después, ya se vido el fuego…<text:line-break/>       —Y vos lo agarraste del lado corazonero, para doblártelo…<text:line-break/>       —Menos palabras, mucha, y más ojos, porque se nos pueden pasar, yo recién los dejé en el rancho consultándole a mi nana si era verdad que había muerto el Curandero… —murmuró ásperamente Roso Tecún.<text:line-break/></text:span><text:soft-page-break/><text:span text:style-name="T4">       Una lluvia de postazos de escopeta fue la respuesta. Estornudaron las mecheras al mismo tiempo casi todas. Pon, pon, pon, pon… Y se quedaron silenciosos, mirando el resultado, entre las dagas mortales de los izotales y las manos de las llamas, manos de misas milperas.<text:line-break/>       Se troncharon de los caballos a muchos de los hombres que desde el fondo de «El Tembladero» trataban de salvar el pellejo, confundiéndolos con los hombres de Musús. Éstos volvieron de estampida antes de llegar al sitio en que estaban apostados los de Tecún. Si de todas maneras se iban a morir, mejor que sirvieran para que se cumpla la venganza por caminos de tierra colorada sombreados de piñales bastos.</text:span></text:p>
      <text:p text:style-name="P5"/>
      <text:p text:style-name="P5">%%%%%</text:p>
      <text:p text:style-name="P5">%%%%%</text:p>
      <text:p text:style-name="P5">%</text:p>
      <text:p text:style-name="P5"/>
      <text:p text:style-name="P3"><text:span text:style-name="T2">La candente mañana</text:span> de febrero en que Beatriz Viterbo murió, después de una imperiosa agonía que no se rebajó un solo instante ni al sentimentalismo ni al miedo, noté que las carteleras de fierro de la Plaza Constitución habían renovado no sé qué aviso de cigarrillos rubios; el hecho me dolió, pues comprendí que el incesante y vasto universo ya se apartaba de ella y que ese cambio era el primero de una serie infinita. Cambiará el universo pero yo no, pensé con melancólica vanidad; alguna vez, lo sé, mi vana devoción la había exasperado; muerta, yo podía consagrarme a su memoria, sin esperanza, pero también sin humillación. Consideré que el 30 de abril era su cumpleaños; visitar ese día la casa la calle Garay para saludar a su padre y a Carlos Argentino Daneri, su primo hermano, era un acto cortés, irreprochable, tal vez ineludible. De nuevo aguardaría en el crepúsculo de la abarrotada salita, de nuevo estudiaría las circunstancias de sus muchos retratos, Beatriz Viterbo, de perfil, en colores; Beatriz, con antifaz, en los carnavales de 1921; la primera comunión de Beatriz; Beatriz, el día de su boda con Roberto Alessandri; Beatriz, poco después del divorcio, en un almuerzo del Club Hípico; Beatriz, en Quilmes, con Delia San Marco Porcel y Carlos Argentino; Beatriz, con el pekinés que le regaló Villegas Haedo; Beatriz, de frente y de tres cuartos, sonriendo; la mano en el mentón... No estaría obligado, como otras veces, a justificar mi presencia con módicas ofrendas de libros: libros cuyas páginas, finalmente, aprendí a cortar, para no comprobar, meses después, que estaban intactos.<text:line-break/>         Beatriz Viterbo murió en 1929; desde entonces no dejé pasar un 30 de abril sin volver a su casa. Yo solía llegar a las siete y cuarto y quedarme unos veinticinco minutos; cada año aparecía un poco más tarde y me quedaba un rato más; en 1933, una lluvia torrencial me favoreció: tuvieron que invitarme a comer. No desperdicié, como es natural, ese buen precedente; en 1934, aparecí, ya <text:soft-page-break/>dadas las ocho con un alfajor santafecino; con toda naturalidad me quedé a comer. Así, en aniversarios melancólicos y vanamente eróticos, recibí gradualmente confidencias de Carlos Argentino Daneri.<text:line-break/>         Beatriz era alta, frágil, muy ligeramente inclinada: había en su andar (si el oximoron es tolerable) una como graciosa torpeza, un principio de éxtasis; Carlos Argentino es rosado, considerable, canoso, de rasgos finos. Ejerce no sé qué cargo subalterno en una biblioteca ilegible de los arrabales del Sur; es autoritario, pero también es ineficaz; aprovechaba, hasta hace muy poco, las noches y las fiestas para no salir de su casa. A dos generaciones de distancia, la ese italiana y la copiosa gesticulación italiana sobreviven en él. Su actividad mental es continua, apasionada, versátil y del todo insignificante. Abunda en inservibles analogías y en ociosos escrúpulos. Tiene (como Beatriz)grandes y afiladas manos hermosas. Durante algunos meses padeció la obsesión de Paul Fort, menos por sus baladas que por la idea de una gloria intachable. "Es el Príncipe de los poetas en Francia", repetía con fatuidad. "En vano te revolverás contra él; no lo alcanzará, no, la más inficionada de tus saetas."<text:line-break/>         El 30 de abril de 1941 me permití agregar al alfajor una botella de coñac del país. Carlos Argentino lo probó, lo juzgó interesante y emprendió, al cabo de unas copas, una vindicación del hombre moderno.<text:line-break/>         — Lo evoco — dijo con una admiración algo inexplicable — en su gabinete de estudio, como si dijéramos en la torre albarrana de una ciudad, provisto de teléfonos, de telégrafos, de fonógrafos, de aparatos de radiotelefonía, de cinematógrafos, de linternas mágicas, de glosarios, de horarios, de prontuarios, de boletines...<text:line-break/>         Observó que para un hombre así facultado el acto de viajar era inútil; nuestro siglo XX había transformado la fábula de Mahoma y de la montaña; las montañas, ahora convergían sobre el moderno Mahoma.<text:line-break/>         Tan ineptas me parecieron esas ideas, tan pomposa y tan vasta su exposición, que las relacioné inmediatamente con la literatura; le dije que por qué no las escribía. Previsiblemente respondió que ya lo había hecho: esos conceptos, y otros no menos novedosos, figuraban en el Canto Augural, Canto Prologal o simplemente Canto—Prólogo de un poema en el que trabajaba hacía muchos años, sin <text:span text:style-name="T1">réclame</text:span>, sin bullanga ensordecedora, siempre apoyado en esos dos báculos que se llaman el trabajo y la soledad. Primero abría las compuertas a la imaginación; luego hacía uso de la lima. El poema se titulaba La Tierra; tratábase de una descripción del planeta, en la que no faltaban, por cierto, la pintoresca digresión y el gallardo apóstrofe.<text:line-break/>         Le rogué que me leyera un pasaje, aunque fuera bre— ve. Abrió un cajón del escritorio, sacó un alto legajo de hojas de block estampadas con el membrete de la Biblioteca Juan Crisóstomo Lafinur y leyó con sonora satisfacción:</text:p>
      <text:p text:style-name="P12"><text:soft-page-break/>He visto, como el griego, las urbes de los hombres,<text:line-break/>Los trabajos, los días de varia luz, el hambre;<text:line-break/>No corrijo los hechos, no falseo los nombres,<text:line-break/>Pero el <text:span text:style-name="T1">voyage</text:span> que narro, es... <text:span text:style-name="T1">autour de ma chambre</text:span>.</text:p>
      <text:p text:style-name="P7">         —<text:span text:style-name="T4">Estrofa a todas luces interesante —dictaminó—. El primer verso granjea el aplauso del catedrático, del académico, del helenista, cuando no de los eruditos a la violeta, sector considerable de la opinión; el segundo pasa de Homero a Hesíodo (todo un implícito homenaje, en el frontis del flamante edificio, al padre de la poesía didáctica), no sin remozar un procedimiento cuyo abolengo está en la Escritura, la enumeración, congerie o conglobación; el tercero —¿barroquismo, decadentismo, culto depurado y fanático de la forma?— consta de dos hemistiquios gemelos; el cuarto francamente bilingüe, me asegura el apoyo incondicional de todo espíritu sensible a los desenfados envites de la facecia. Nada diré de la rima rara ni de la ilustración que me permite ¡sin pedantismo!acumular en cuatro versos tres alusiones eruditas que abarcan treinta siglos e apretada literatura: la primera a la </text:span><text:span text:style-name="T5">Odisea</text:span><text:span text:style-name="T4">, la segunda a los </text:span><text:span text:style-name="T5">Trabajos y días</text:span><text:span text:style-name="T4">, la tercera a la bagatela inmortal que nos depararan los ocios de la pluma del saboyano...Comprendo una vez más que el arte moderno exige el bálsamo de la risa, el </text:span><text:span text:style-name="T5">scherzo</text:span><text:span text:style-name="T4">. ¡Decididamente, tiene la palabra Goldoni!<text:line-break/>         Otras muchas estrofas me leyó que también obtuvieron su aprobación y su comentario profuso; nada memorable había en ella; ni siquiera la juzgué mucho peores que la anterior. En su escritura habían colaborado la aplicación, la resignación y el azar; las virtudes que Daneri les atribuía eran posteriores. Comprendí que el trabajo del poeta no estaba en la poesía; estaba en la invención de razones para que la poesía fuera admirable; naturalmente, ese ulterior trabajo modificaba la obra para él, pero no para otro. La dicción oral de Daneri era extravagante; su torpeza métrica le vedó, salvo contadas veces, transmitir esa extravagancia al poema.[1]<text:line-break/>         Una sola vez en mi vida he tenido la ocasión de examinar los quince mil dodecasílabos del </text:span><text:span text:style-name="T5">Polyolbion</text:span><text:span text:style-name="T4">, esa epopeya topográfica en la que Michael Drayton registró la fauna, la flora, la hidrografía, la orografía, la historia militar y monástica de Inglaterra; estoy seguro de que ese producto considerable, pero limitado, es menos tedioso que la vasta empresa congénere de Carlos Argentino. Éste se proponía versificar toda la redondez del planeta; en 1941 ya había despachado unas hectáreas del estado de Queensland, más de un kilómetro del curso del Ob, un gasómetro al Norte de Veracruz, las principales casas de comercio de la parroquia de la Concepción, la quinta de Mariana Cambaceres de Alvear en la calla Once de Setiembre, en Belgrano, y un establecimiento de baños turcos no lejos del acreditado acuario de Brighton. Me leyó ciertos </text:span><text:soft-page-break/><text:span text:style-name="T4">laboriosos pasajes de la zona australiana de su poema; esos largos e informes alejandrinos:</text:span></text:p>
      <text:p text:style-name="P12">Sepan. A manderecha del poste rutinario,<text:line-break/>(Viniendo, claro está, desde el Nornoroeste)<text:line-break/>Se aburre una osamenta —¿Color? Blanquiceleste—<text:line-break/>Que da al corral de ovejas catadura de osario.</text:p>
      <text:p text:style-name="P10"><text:span text:style-name="T6">          — </text:span><text:span text:style-name="T7">¡Dos audacias —gritó con exultación— rescatadas, te oigo mascullar, por el éxito! Lo admito, lo admito. Una, el epíteto rutinario, que certeramente denuncia, </text:span><text:span text:style-name="T8">en passant</text:span><text:span text:style-name="T7">, el inevitable tedio inherente a las faenas pastoriles y agrícolas, tedio que ni las geórgicas ni nuestro ya laureado </text:span><text:span text:style-name="T8">Don Segundo</text:span><text:span text:style-name="T7"> se atrevieron jamás a denunciar así, al rojo vivo. Otra, el enérgico prosaísmo </text:span><text:span text:style-name="T8">se aburre una osamenta</text:span><text:span text:style-name="T7">, que el melindroso querrá excomulgar con horror, pero que apreciará más que su vida el crítico de gusto viril. Todo el verso, por lo demás, es de muy subidos quilates. El segundo hemistiquio entabla animadísima charla con el lector, se adelanta a su viva curiosidad, le pone una pregunta en la boca y la satisface... al instante. ¿Y qué me dices de ese hallazgo </text:span><text:span text:style-name="T8">blanquiceleste</text:span><text:span text:style-name="T7">? El pintoresco neologismo sugiere el cielo, que es un factor importantísimo del paisaje australiano. Sin esa evocación resultarían demasiado sombrías las tintas del boceto y el lector se vería compelido a cerrar el volumen, herida en lo más íntimo el alma de incurable y negra melancolía.<text:line-break/>         Hacia la medianoche me despedí.<text:line-break/>         Dos domingos después, Daneri me llamó por teléfono, entiendo que por primera vez en la vida. Me propuso que nos reuniéramos a las cuatro, “para tomar juntos la leche, en el contiguo salón-bar que el progresismo de Zunino y de Zungri —los propietarios de mi casa, recordarás— inaugura en la esquina; confitería que te importará conocer”. Acepté, con más resignación que entusiasmo. Nos fue difícil encontrar mesa; el “salón-bar”, inexorablemente moderno, era apenas un poco menos atroz que mis previsiones; en las mesas vecinas el excitado público mencionaba las sumas invertidas sin regatear por Zunino y por Zungri. Carlos Argentino fingió asombrarse de no sé qué primores de la instalación de la luz (que, sin duda, ya conocía) y me dijo con cierta severidad:<text:line-break/>         —Mal de tu grado habrás de reconocer que este local se parangona con los más encopetados de Flores.<text:line-break/>          Me releyó, después, cuatro o cinco páginas del poema. Las había corregido según un depravado principio de ostentación verbal: donde antes escribió azulado, ahora abundaba en </text:span><text:span text:style-name="T8">azulino, azulenco</text:span><text:span text:style-name="T7"> y hasta </text:span><text:span text:style-name="T8">azulillo</text:span><text:span text:style-name="T7">. La palabra </text:span><text:span text:style-name="T8">lechoso</text:span><text:span text:style-name="T7"> no era bastante fea para él; en la impetuosa descripción de un lavadero de lanas, prefería </text:span><text:span text:style-name="T8">lactario</text:span><text:span text:style-name="T7">, </text:span><text:span text:style-name="T8">lacticinoso</text:span><text:span text:style-name="T7">, </text:span><text:span text:style-name="T8">lactescente</text:span><text:span text:style-name="T7">, </text:span><text:span text:style-name="T8">lechal</text:span><text:span text:style-name="T7">... Denostó con amargura a los críticos; luego, más benigno, los equiparó a esas personas, “que </text:span><text:soft-page-break/><text:span text:style-name="T7">no disponen de metales preciosos ni tampoco de prensas de vapor, laminadores y ácidos sulfúricos para la acuñación de tesoros, pero que pueden </text:span><text:span text:style-name="T8">indicar</text:span><text:span text:style-name="T7"> a los </text:span><text:span text:style-name="T8">otros el sitio</text:span><text:span text:style-name="T7"> de un tesoro”. Acto continuo censuró la </text:span><text:span text:style-name="T8">prologomanía</text:span><text:span text:style-name="T7">, “de la que ya hizo mofa, en la donosa prefación del Quijote, el Príncipe de los Ingenios”. Admitió, sin embargo, que en la portada de la nueva obra convenía el prólogo vistoso, el espaldarazo firmado por el plumífero de garra, de fuste. Agregó que pensaba publicar los cantos iniciales de su poema. Comprendí, entonces, la singular invitación telefónica; el hombre iba a pedirme que prologara su pedantesco fárrago. Mi temor resultó infundado: Carlos Argentino observó, con admiración rencorosa, que no creía errar el epíteto al calificar de sólido el prestigio logrado en todos los círculos por Álvaro Melián Lafinur, hombre de letras, que, si yo me empeñaba, prologaría con embeleso el poema. Para evitar el más imperdonable de los fracasos, yo tenía que hacerme portavoz de dos méritos inconcusos: la perfección formal y el rigor científico, “porque ese dilatado jardín de tropos, de figuras, de galanuras, no tolera un solo detalle que no confirme la severa verdad”. Agregó que Beatriz siempre se había distraído con Álvaro.<text:line-break/>         Asentí, profusamente asentí. Aclaré, para mayor verosimilitud, que no hablaría el lunes con Álvaro, sino el jueves: en la pequeña cena que suele coronar toda reunión del Club de Escritores. (No hay tales cenas, pero es irrefutable que las reuniones tienen lugar los jueves, hecho que Carlos Argentino Daneri podía comprobar en los diarios y que dotaba de cierta realidad a la frase.) Dije, entre adivinatorio y sagaz, que antes de abordar el tema del prólogo describiría el curioso plan de la obra. Nos despedimos; al doblar por Bernardo de Irigoyen, encaré con toda imparcialidad los porvenires que me quedaban: a) hablar con Álvaro y decirle que el primo hermano aquel de Beatriz(ese eufemismo explicativo me permitiría nombrarla) había elaborado un poema que parecía dilatar hasta lo infinito las posibilidades de la cacofonía y del caos; b) no hablar con Álvaro. Preví, lúcidamente, que mi desidia optaría por b.<text:line-break/>         A partir del viernes a primera hora, empezó a inquietarme el teléfono. Me indignaba que ese instrumento, que algún día produjo la irrecuperable voz de Beatriz, pudiera rebajarse a receptáculo de las inútiles y quizás coléricas quejas de ese engañado Carlos Argentino Daneri. Felizmente nada ocurrió — salvo el rencor inevitable que me inspiró aquel hombre que me había impuesto una delicada gestión y luego me olvidaba.<text:line-break/>         El teléfono perdió sus terrores, pero a fines de octubre, Carlos Argentino me habló. Estaba agitadísimo; no identifiqué su voz, al principio. Con tristeza y con ira balbuceó que esos ya ilimitados Zunino y Zungri, so pretexto de ampliar su desaforada confitería, iban a demoler su casa.<text:line-break/>          —¡La casa de mis padres, mi casa, la vieja casa inveterada de la calle Garay! —repitió, quizá olvidando su pesar en la melodía.<text:line-break/></text:span><text:soft-page-break/><text:span text:style-name="T7">         No me resultó muy difícil compartir su congoja. Ya cumplidos los cuarenta años, todo cambio es un símbolo detectable del pasaje del tiempo; además se trataba de una casa que, para mí, aludía infinitamente a Beatriz. Quise aclarar ese delicadísimo rasgo; mi interlocutor no me oyó. Dijo que si Zunino y Zungri persistían en ese propósito absurdo, el doctor Zunni, su abogado, los demandaría </text:span><text:span text:style-name="T8">ipso facto</text:span><text:span text:style-name="T7"> por daños y perjuicios y los obligaría a abonar cien mil nacionales.<text:line-break/>          El nombre de Zunni me impresionó; su bufete, en Caseros y Tacuarí, es de una seriedad proverbial. Interrogué si éste se había encargado ya del asunto. Daneri dio que le hablaría esa misma tarde. Vaciló y con esa voz llana, impersonal, a que solemos recurrir para confiar algo muy íntimo, dijo que para terminar el poema le era indispensable la casa, pues en un ángulo del sótano había un Aleph. Aclaró que un Aleph es uno de los puntos del espacio que contienen todos los puntos.<text:line-break/>         —Está en el sótano del comedor —explicó, aligerada su dicción por la angustia—. Es mío, es mío; yo lo descubrí en la niñez, antes de la edad escolar. La escalera del sótano es empinada, mis tíos me tenían prohibido el descenso, pero alguien dijo que había un mundo en el sótano. Se refería, lo supe después, a un baúl, pero yo entendí que había un mundo. Bajé secretamente, rodé por la escalera vedada, caí. Al abrir los ojos, vi el Aleph.<text:line-break/>         —¡El Aleph! —repetí.<text:line-break/>         —Sí, el lugar donde están, sin confundirse, todos los lugares del orbe, vistos desde todos los ángulos. A nadie revelé mi descubrimiento, pero volví. ¡El niño no podía comprender que le fuera deparado ese privilegio para que el hombre burilara el poema! No me despojarán Zunino y Zungri, no y mil veces no. Código en mano, el doctor Zunni probará que es </text:span><text:span text:style-name="T8">inajenable</text:span><text:span text:style-name="T7"> mi Aleph.<text:line-break/>         Traté de razonar.<text:line-break/>         —Pero, ¿no es muy oscuro el sótano?<text:line-break/>         —La verdad no penetra un entendimiento rebelde. Si todos los lugares de la Tierra están en el Aleph, ahí estarán todas las luminarias, todas las lámparas, todos los veneros de luz.<text:line-break/>         —Iré a verlo inmediatamente.<text:line-break/>         Corté, antes de que pudiera emitir una prohibición. Basta el conocimiento de un hecho para percibir en el acto una serie de rasgos confirmatorios, antes insospechados; me asombró no haber comprendido hasta ese momento que Carlos Argentino era un loco. Todos esos Viterbos, por lo demás... Beatriz(yo mismo suelo repetirlo) era una mujer, una niña de una clarividencia casi implacable, pero había en ella negligencias, distracciones, desdenes, verdaderas crueldades, que tal vez reclamaban una explicación patológica. La locura de Carlos Argentino me colmó de maligna felicidad; íntimamente, siempre nos habíamos detestado.<text:line-break/></text:span><text:soft-page-break/><text:span text:style-name="T7">         En la calle Garay, la sirvienta me dijo que tuviera la bondad de esperar. El niño estaba, como siempre, en el sótano, revelando fotografías. Junto al jarrón sin una flor, en el piano inútil, sonreía (más intemporal que anacrónico) el gran retrato de Beatriz, en torpes colores. No podía vernos nadie; en una desesperación de ternura me aproximé al retrato y le dije:<text:line-break/>          —Beatriz, Beatriz Elena, Beatriz Elena Viterbo, Beatriz querida, Beatriz perdida para siempre, soy yo, soy Borges.<text:line-break/>         Carlos entró poco después. Habló con sequedad; comprendí que no era capaz de otro pensamiento que de la perdición del Aleph.<text:line-break/>         —Una copita del seudo coñac —ordenó— y te zampuzarás en el sótano. Ya sabes, el decúbito dorsal es indispensable. También lo son la oscuridad, la inmovilidad, cierta acomodación ocular. Te acuestas en el piso de la baldosas y fijas los ojos en el decimonono escalón de la pertinente escalera. Me voy, bajo la trampa y te quedas solo. Algún roedor te mete miedo ¡fácil empresa! A los pocos minutos ves el Aleph. ¡El microcosmo de alquimistas y cabalistas, nuestro concreto amigo proverbial, el </text:span><text:span text:style-name="T8">multum in parvo!</text:span><text:span text:style-name="T7"><text:line-break/>         Ya en el comedor, agregó:<text:line-break/>         —Claro está que si no lo ves, tu incapacidad no invalida mi testimonio... Baja; muy en breve podrás entablar un diálogo con todas las imágenes de Beatriz.<text:line-break/>         Bajé con rapidez, harto de sus palabras insustanciales. El sótano, apenas más ancho que la escalera, tenía mucho de pozo. Con la mirada, busqué en vano el baúl de que Carlos Argentino me habló. Unos cajones con botellas y unas bolsas de lona entorpecían un ángulo. Carlos tomó una bolsa, la dobló y la acomodó en un sitio preciso.<text:line-break/>         —La almohada es humildosa — explicó — , pero si la levanto un solo centímetro, no verás ni una pizca y te quedas corrido y avergonzado. Repantiga en el suelo ese corpachón y cuenta diecinueve escalones.<text:line-break/>         Cumplí con su ridículo requisito; al fin se fue. Cerró cautelosamente la trampa, la oscuridad, pese a una hendija que después distinguí, pudo parecerme total. Súbitamente comprendí mi peligro: me había dejado soterrar por un loco, luego de tomar un veneno. Las bravatas de Carlos transparentaban el íntimo terror de que yo no viera el prodigio; Carlos, para defender su delirio, para no saber que estaba loco tenía que matarme. Sentí un confuso malestar, que traté de atribuir a la rigidez, y no a la operación de un narcótico. Cerré los ojos, los abrí. Entonces vi el Aleph.<text:line-break/>         Arribo, ahora, al inefable centro de mi relato, empieza aquí, mi desesperación de escritor. Todo lenguaje es un alfabeto de símbolos cuyo ejercicio presupone un pasado que los interlocutores comparten; ¿cómo transmitir a los otros el infinito Aleph, que mi temerosa memoria apenas abarca? </text:span><text:soft-page-break/><text:span text:style-name="T7">Los místicos, en análogo trance prodigan los emblemas: para significar la divinidad, un persa habla de un pájaro que de algún modo es todos los pájaros; Alanus de Insulis, de una esfera cuyo centro está en todas partes y las circunferencia en ninguna; Ezequiel, de un ángel de cuatro caras que a un tiempo se dirige al Oriente y al Occidente, al Norte y al Sur. (No en vano rememoro esas inconcebibles analogías; alguna relación tienen con el Aleph.) Quizá los dioses no me negarían el hallazgo de una imagen equivalente, pero este informe quedaría contaminado de literatura, de falsedad. Por lo demás, el problema central es irresoluble: La enumeración, si quiera parcial, de un conjunto infinito. En ese instante gigantesco, he visto millones de actos deleitables o atroces; ninguno me asombró como el hecho de que todos ocuparan el mismo punto, sin superposición y sin transparencia. Lo que vieron mis ojos fue simultáneo: lo que transcribiré sucesivo, porque el lenguaje lo es. Algo, sin embargo, recogeré.<text:line-break/>         En la parte inferior del escalón, hacia la derecha, vi una pequeña esfera tornasolada, de casi intolerable fulgor. Al principio la creí giratoria; luego comprendí que ese movimiento era una ilusión producida por los vertiginosos espectáculos que encerraba. El diámetro del Aleph sería de dos o tres centímetros, pero el espacio cósmico estaba ahí, sin disminución de tamaño. Cada cosa (la luna del espejo, digamos) era infinitas cosas, porque yo claramente la veía desde todos los puntos del universo. Vi el populoso mar, vi el alba y la tarde, vi las muchedumbres de América, vi una plateada telaraña en el centro de una negra pirámide, vi un laberinto roto (era Londres), vi interminables ojos inmediatos escrutándose en mí como en un espejo, vi todos los espejos del planeta y ninguno me reflejó, vi en un traspatio de la calle Soler las mismas baldosas que hace treinta años vi en el zaguán de una casa en Frey Bentos, vi racimos, nieve, tabaco, vetas de metal, vapor de agua, vi convexos desiertos ecuatoriales y cada uno de sus granos de arena, vi en Inverness a una mujer que no olvidaré, vi la violenta cabellera, el altivo cuerpo, vi un cáncer de pecho, vi un círculo de tierra seca en una vereda, donde antes hubo un árbol, vi una quinta de Adrogué, un ejemplar de la primera versión inglesa de Plinio, la de Philemont Holland, vi a un tiempo cada letra de cada página (de chico yo solía maravillarme de que las letras de un volumen cerrado no se mezclaran y perdieran en el decurso de la noche), vi la noche y el día contemporáneo, vi un poniente en Querétaro que parecía reflejar el color de una rosa en Bengala, vi mi dormitorio sin nadie, vi en un gabinete de Alkmaar un globo terráqueo entre dos espejos que lo multiplicaban sin fin, vi caballos de crin arremolinada, en una playa del Mar Caspio en el alba, vi la delicada osadura de una mano, vi a los sobrevivientes de una batalla, enviando tarjetas postales, vi en un escaparate de Mirzapur una baraja española, vi las sombras oblicuas de unos helechos en el suelo de un </text:span><text:soft-page-break/><text:span text:style-name="T7">invernáculo, vi tigres, émbolos, bisontes, marejadas y ejércitos, vi todas las hormigas que hay en la tierra, vi un astrolabio persa, vi en un cajón del escritorio (y la letra me hizo temblar) cartas obscenas, increíbles, precisas, que Beatriz había dirigido a Carlos Argentino, vi un adorado monumento en la Chacarita, vi la reliquia atroz de lo que deliciosamente había sido Beatriz Viterbo, vi la circulación de mi propia sangre, vi el engranaje del amor y la modificación de la muerte, vi el Aleph, desde todos los puntos, vi en el Aleph la tierra, vi mi cara y mis vísceras, vi tu cara, y sentí vértigo y lloré, porque mis ojos habían visto ese objeto secreto y conjetural, cuyo nombre usurpan los hombres, pero que ningún hombre ha mirado: el inconcebible universo.<text:line-break/>         Sentí infinita veneración, infinita lástima.<text:line-break/>         —Tarumba habrás quedado de tanto curiosear donde no te llaman —dijo una voz aborrecida y jovial—. Aunque te devanes los sesos, no me pagarás en un siglo esta revelación. ¡Qué observatorio formidable, che Borges!<text:line-break/>         Los pies de Carlos Argentino ocupaban el escalón más alto. En la brusca penumbra, acerté a levantarme y a balbucear:<text:line-break/>         —Formidable. Sí, formidable.<text:line-break/>         La indiferencia de mi voz me extrañó. Ansioso, Carlos Argentino insistía:<text:line-break/>         —¿La viste todo bien, en colores?<text:line-break/>         En ese instante concebí mi venganza. Benévolo, manifiestamente apiadado, nervioso, evasivo, agradecí a Carlos Argentino Daneri la hospitalidad de su sótano y lo insté a aprovechar la demolición de la casa para alejarse de la perniciosa metrópoli que a nadie ¡créame, que a nadie! perdona. Me negué, con suave energía, a discutir el Aleph; lo abracé, al despedirme y le repetí que el campo y la seguridad son dos grandes médicos.<text:line-break/>         En la calle, en las escaleras de Constitución, en el subterráneo, me parecieron familiares todas las caras. Temí que no quedara una sola cosa capaz de sorprenderme, temí que no me abandonara jamás la impresión de volver. Felizmente, al cabo de unas noches de insomnio me tra—bajó otra vez el olvido.<text:line-break/><text:line-break/><text:line-break/>         </text:span><text:span text:style-name="T8">Postdata del 1º de marzo de 1943. </text:span><text:span text:style-name="T7">A los seis meses de la demolición del inmueble de la calle Garay, la Editorial Procusto no se dejó arredrar por la longitud del considerable poema y lanzó al mercado una selección de “trozos argentinos”. Huelga repetir lo ocurrido; Carlos Argentino Daneri recibió el Segundo Premio Nacional de Literatura.[2] El primero fue otorgado al doctor Aita; el tercero al doctor Mario Bonfanti; increíblemente mi obra </text:span><text:span text:style-name="T8">Los naipes del tahúr</text:span><text:span text:style-name="T7"> no logró un solo voto. ¡Una vez más, triunfaron la incomprensión y la envidia! Hace ya mucho tiempo que no consigo ver a Daneri; los diarios dicen que pronto nos dará otro volumen. Su afortunada pluma (no entorpecida ya por </text:span><text:soft-page-break/><text:span text:style-name="T7">el Aleph) se ha consagrado a versificar los epítomes del doctor Acevedo Díaz.<text:line-break/>         Dos observaciones quiero agregar: una sobre la naturaleza del Aleph; otra, sobre su nombre. Éste, como es sabido, es el de la primera letra del alfabeto de la lengua sagrada. Su aplicación al círculo de mi historia no parece casual. Para la Cábala esa letra significa el En Soph, la ilimitada y pura divinidad; también se dijo que tiene la forma de un hombre que señala el cielo y la tierra, para indicar que el mundo inferior es el espejo y es el mapa del superior; para la </text:span><text:span text:style-name="T8">Mengenlehre</text:span><text:span text:style-name="T7">, es el símbolo de los números transfinitos, en los que el todo no es mayor que alguna de las partes. Yo querría saber: ¿Eligió Carlos Argentino ese nombre, o lo leyó, </text:span><text:span text:style-name="T8">aplicado a otro punto donde convergen todos los puntos</text:span><text:span text:style-name="T7">, en alguno de los textos innumerables que el Aleph de su casa le reveló? Por increíble que parezca yo creo que hay (o que hubo) otro Aleph, yo creo que el Aleph de la calle Garay era un falso Aleph.<text:line-break/>         Doy mis razones. Hacia 1867 el capitán Burton ejerció en el Brasil el cargo de cónsul británico; en julio de 1942 Pedro Henríquez Ureña descubrió en una biblioteca de Santos un manuscrito suyo que versaba sobre el espejo que atribuye el Oriente a Iskandar Zu al-Karnayn, o Alejandro Bicorne de Macedonia. En su cristal se reflejaba el universo entero. Burton menciona otros artificios congéneres —la séptuple copa de Kai Josrú, el espejo que Tárik Benzeyad encontró en una torre (1001 Noches, 272), el espejo que Luciano de Samosata pudo examinar en la Luna (</text:span><text:span text:style-name="T8">Historia Verdadera</text:span><text:span text:style-name="T7">, I, 26), la lanza especular que el primer libro del </text:span><text:span text:style-name="T8">Satyricon</text:span><text:span text:style-name="T7"> de Capella atribuye a Júpiter, el espejo universal de Merlín, “redondo y hueco y semejante a un mundo de vidrio” (</text:span><text:span text:style-name="T8">The Faerie Queene</text:span><text:span text:style-name="T7">, III, 2, 19)—, y añade estas curiosas palabras: “Pero los anteriores(además del defecto de no existir) son meros instrumentos de óptica. Los fieles que concurren a la mezquita de Amr, en el Cairo, saben muy bien que el universo está en el interior de una de las columnas de piedra que rodean el patio central... Nadie, claro está, puede verlo, pero quienes acercan el oído a la superficie declaran percibir, al poco tiempo, su atareado rumor... la mezquita data del siglo VII; las columnas proceden de otros templos de religiones anteislámicas, pues como ha escrito Abenjaldún: </text:span><text:span text:style-name="T8">En las repúblicas fundadas por nómadas, es indispensable el concurso de forasteros para todo lo que sea albañilería”.</text:span><text:span text:style-name="T7"><text:line-break/>         ¿Existe ese Aleph en lo íntimo de una piedra? ¿Lo he visto cuando vi todas las cosas y lo he olvidado? Nuestra mente es porosa para el olvido; yo mismo estoy falseando y perdiendo, bajo la trágica erosión de los años, los rasgos de Beatriz.</text:span></text:p>
      <text:p text:style-name="P8"><text:span text:style-name="T1">A Estela Canto.</text:span><text:line-break/><text:line-break/><text:line-break/>[1] Recuerdo, sin embargo, estas líneas de una sátira en que fustigó con rigor a los malos poetas.</text:p>
      <text:p text:style-name="P9"><text:soft-page-break/>Aqueste da al poema belicosa armadura<text:line-break/>De erudición; estotro le da pompas y galas<text:line-break/>Ambos baten en vano las ridículas alas...<text:line-break/>¡Olvidaron cuitados el factor HERMOSURA!</text:p>
      <text:p text:style-name="P8">Sólo el temor de crearse un ejército de enemigos implacables y poderosos lo disuadió (me dijo) de publicar sin miedo el poema.<text:line-break/><text:line-break/>[3] “Recibí tu apenada congratulación”, me escribió. “Bufas, mi lamentabla amigo, de envidia, pero confesarás... —¡aunque te ahogue!— que esta vez pude coronar mi bonete con la más roja de las plumas; mi turbante, con el más <text:span text:style-name="T1">Califa </text:span>de los rubíe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ce style:name="Lohit Devanagari1" svg:font-family="'Lohit Devanagari'"/>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3T10:51:56.536977022</meta:creation-date>
    <dc:date>2018-03-31T15:29:33.602046258</dc:date>
    <meta:editing-duration>PT1H9M21S</meta:editing-duration>
    <meta:editing-cycles>10</meta:editing-cycles>
    <meta:generator>LibreOffice/5.4.5.1$Linux_X86_64 LibreOffice_project/40m0$Build-1</meta:generator>
    <meta:document-statistic meta:table-count="0" meta:image-count="0" meta:object-count="0" meta:page-count="89" meta:paragraph-count="253" meta:word-count="45901" meta:character-count="266545" meta:non-whitespace-character-count="216672"/>
  </office:meta>
</office:document-meta>
</file>